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Heat Per Secon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/([.A2]-[.A2]/2))*30000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([.A3]-[.A3]/2))*30000" office:value-type="float" office:value="60000" calcext:value-type="float">
            <text:p>60000</text:p>
          </table:table-cell>
          <table:table-cell table:formula="of:=MIN([.B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/([.A4]-[.A4]/2))*30000" office:value-type="float" office:value="30000" calcext:value-type="float">
            <text:p>30000</text:p>
          </table:table-cell>
          <table:table-cell table:formula="of:=MIN([.B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/([.A5]-[.A5]/2))*30000" office:value-type="float" office:value="20000" calcext:value-type="float">
            <text:p>20000</text:p>
          </table:table-cell>
          <table:table-cell table:formula="of:=MIN([.B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/([.A6]-[.A6]/2))*30000" office:value-type="float" office:value="15000" calcext:value-type="float">
            <text:p>15000</text:p>
          </table:table-cell>
          <table:table-cell table:formula="of:=MIN([.B6];100)" office:value-type="float" office:value="100" calcext:value-type="float">
            <text:p>100</text:p>
          </table:table-cell>
          <table:table-cell/>
          <table:table-cell table:formula="of:=(1/([.E1]-[.E1]/10))*10000" office:value-type="float" office:value="158.730158730159" calcext:value-type="float">
            <text:p>158.730158730159</text:p>
          </table:table-cell>
          <table:table-cell table:formula="of:=(1/([.F1]-[.F1]/10))*10000" office:value-type="float" office:value="138.888888888889" calcext:value-type="float">
            <text:p>138.888888888889</text:p>
          </table:table-cell>
          <table:table-cell table:formula="of:=(1/([.G1]-[.G1]/10))*10000" office:value-type="float" office:value="123.456790123457" calcext:value-type="float">
            <text:p>123.456790123457</text:p>
          </table:table-cell>
          <table:table-cell table:formula="of:=(1/([.H1]-[.H1]/10))*10000" office:value-type="float" office:value="111.111111111111" calcext:value-type="float">
            <text:p>111.111111111111</text:p>
          </table:table-cell>
          <table:table-cell table:formula="of:=(1/([.I1]-[.I1]/10))*10000" office:value-type="float" office:value="55.5555555555556" calcext:value-type="float">
            <text:p>55.5555555555556</text:p>
          </table:table-cell>
          <table:table-cell table:formula="of:=(1/([.J1]-[.J1]/10))*10000" office:value-type="float" office:value="37.037037037037" calcext:value-type="float">
            <text:p>37.037037037037</text:p>
          </table:table-cell>
          <table:table-cell table:formula="of:=(1/([.K1]-[.K1]/10))*10000" office:value-type="float" office:value="27.7777777777778" calcext:value-type="float">
            <text:p>27.7777777777778</text:p>
          </table:table-cell>
          <table:table-cell table:formula="of:=(1/([.L1]-[.L1]/10))*10000" office:value-type="float" office:value="22.2222222222222" calcext:value-type="float">
            <text:p>22.22222222222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([.A7]-[.A7]/2))*30000" office:value-type="float" office:value="12000" calcext:value-type="float">
            <text:p>12000</text:p>
          </table:table-cell>
          <table:table-cell table:formula="of:=MIN([.B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/([.A8]-[.A8]/2))*30000" office:value-type="float" office:value="10000" calcext:value-type="float">
            <text:p>10000</text:p>
          </table:table-cell>
          <table:table-cell table:formula="of:=MIN([.B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/([.A9]-[.A9]/2))*30000" office:value-type="float" office:value="8571.42857142857" calcext:value-type="float">
            <text:p>8571.42857142857</text:p>
          </table:table-cell>
          <table:table-cell table:formula="of:=MIN([.B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/([.A10]-[.A10]/2))*30000" office:value-type="float" office:value="7500" calcext:value-type="float">
            <text:p>7500</text:p>
          </table:table-cell>
          <table:table-cell table:formula="of:=MIN([.B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/([.A11]-[.A11]/2))*30000" office:value-type="float" office:value="6666.66666666667" calcext:value-type="float">
            <text:p>6666.66666666667</text:p>
          </table:table-cell>
          <table:table-cell table:formula="of:=MIN([.B11];100)" office:value-type="float" office:value="100" calcext:value-type="float">
            <text:p>100</text:p>
          </table:table-cell>
          <table:table-cell table:number-columns-repeated="2"/>
          <table:table-cell>
            <draw:frame table:end-cell-address="Sheet1.W46" table:end-x="0.489in" table:end-y="0.0307in" draw:z-index="0" draw:name="Chart 1" draw:style-name="gr1" draw:text-style-name="P1" svg:width="12.8335in" svg:height="6.7083in" svg:x="0.3228in" svg:y="0.0311in">
              <draw:object draw:notify-on-update-of-ranges="Sheet1.A2:Sheet1.A1002 Sheet1.C1:Sheet1.C1 Sheet1.C2:Sheet1.C10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([.A12]-[.A12]/2))*30000" office:value-type="float" office:value="6000" calcext:value-type="float">
            <text:p>6000</text:p>
          </table:table-cell>
          <table:table-cell table:formula="of:=MIN([.B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/([.A13]-[.A13]/2))*30000" office:value-type="float" office:value="5454.54545454546" calcext:value-type="float">
            <text:p>5454.54545454546</text:p>
          </table:table-cell>
          <table:table-cell table:formula="of:=MIN([.B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/([.A14]-[.A14]/2))*30000" office:value-type="float" office:value="5000" calcext:value-type="float">
            <text:p>5000</text:p>
          </table:table-cell>
          <table:table-cell table:formula="of:=MIN([.B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/([.A15]-[.A15]/2))*30000" office:value-type="float" office:value="4615.38461538462" calcext:value-type="float">
            <text:p>4615.38461538462</text:p>
          </table:table-cell>
          <table:table-cell table:formula="of:=MIN([.B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/([.A16]-[.A16]/2))*30000" office:value-type="float" office:value="4285.71428571429" calcext:value-type="float">
            <text:p>4285.71428571429</text:p>
          </table:table-cell>
          <table:table-cell table:formula="of:=MIN([.B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/([.A17]-[.A17]/2))*30000" office:value-type="float" office:value="4000" calcext:value-type="float">
            <text:p>4000</text:p>
          </table:table-cell>
          <table:table-cell table:formula="of:=MIN([.B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/([.A18]-[.A18]/2))*30000" office:value-type="float" office:value="3750" calcext:value-type="float">
            <text:p>3750</text:p>
          </table:table-cell>
          <table:table-cell table:formula="of:=MIN([.B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/([.A19]-[.A19]/2))*30000" office:value-type="float" office:value="3529.41176470588" calcext:value-type="float">
            <text:p>3529.41176470588</text:p>
          </table:table-cell>
          <table:table-cell table:formula="of:=MIN([.B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/([.A20]-[.A20]/2))*30000" office:value-type="float" office:value="3333.33333333333" calcext:value-type="float">
            <text:p>3333.33333333333</text:p>
          </table:table-cell>
          <table:table-cell table:formula="of:=MIN([.B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/([.A21]-[.A21]/2))*30000" office:value-type="float" office:value="3157.8947368421" calcext:value-type="float">
            <text:p>3157.8947368421</text:p>
          </table:table-cell>
          <table:table-cell table:formula="of:=MIN([.B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([.A22]-[.A22]/2))*30000" office:value-type="float" office:value="3000" calcext:value-type="float">
            <text:p>3000</text:p>
          </table:table-cell>
          <table:table-cell table:formula="of:=MIN([.B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/([.A23]-[.A23]/2))*30000" office:value-type="float" office:value="2857.14285714286" calcext:value-type="float">
            <text:p>2857.14285714286</text:p>
          </table:table-cell>
          <table:table-cell table:formula="of:=MIN([.B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/([.A24]-[.A24]/2))*30000" office:value-type="float" office:value="2727.27272727273" calcext:value-type="float">
            <text:p>2727.27272727273</text:p>
          </table:table-cell>
          <table:table-cell table:formula="of:=MIN([.B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/([.A25]-[.A25]/2))*30000" office:value-type="float" office:value="2608.69565217391" calcext:value-type="float">
            <text:p>2608.69565217391</text:p>
          </table:table-cell>
          <table:table-cell table:formula="of:=MIN([.B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/([.A26]-[.A26]/2))*30000" office:value-type="float" office:value="2500" calcext:value-type="float">
            <text:p>2500</text:p>
          </table:table-cell>
          <table:table-cell table:formula="of:=MIN([.B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/([.A27]-[.A27]/2))*30000" office:value-type="float" office:value="2400" calcext:value-type="float">
            <text:p>2400</text:p>
          </table:table-cell>
          <table:table-cell table:formula="of:=MIN([.B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/([.A28]-[.A28]/2))*30000" office:value-type="float" office:value="2307.69230769231" calcext:value-type="float">
            <text:p>2307.69230769231</text:p>
          </table:table-cell>
          <table:table-cell table:formula="of:=MIN([.B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/([.A29]-[.A29]/2))*30000" office:value-type="float" office:value="2222.22222222222" calcext:value-type="float">
            <text:p>2222.22222222222</text:p>
          </table:table-cell>
          <table:table-cell table:formula="of:=MIN([.B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/([.A30]-[.A30]/2))*30000" office:value-type="float" office:value="2142.85714285714" calcext:value-type="float">
            <text:p>2142.85714285714</text:p>
          </table:table-cell>
          <table:table-cell table:formula="of:=MIN([.B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/([.A31]-[.A31]/2))*30000" office:value-type="float" office:value="2068.96551724138" calcext:value-type="float">
            <text:p>2068.96551724138</text:p>
          </table:table-cell>
          <table:table-cell table:formula="of:=MIN([.B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/([.A32]-[.A32]/2))*30000" office:value-type="float" office:value="2000" calcext:value-type="float">
            <text:p>2000</text:p>
          </table:table-cell>
          <table:table-cell table:formula="of:=MIN([.B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/([.A33]-[.A33]/2))*30000" office:value-type="float" office:value="1935.48387096774" calcext:value-type="float">
            <text:p>1935.48387096774</text:p>
          </table:table-cell>
          <table:table-cell table:formula="of:=MIN([.B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/([.A34]-[.A34]/2))*30000" office:value-type="float" office:value="1875" calcext:value-type="float">
            <text:p>1875</text:p>
          </table:table-cell>
          <table:table-cell table:formula="of:=MIN([.B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/([.A35]-[.A35]/2))*30000" office:value-type="float" office:value="1818.18181818182" calcext:value-type="float">
            <text:p>1818.18181818182</text:p>
          </table:table-cell>
          <table:table-cell table:formula="of:=MIN([.B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/([.A36]-[.A36]/2))*30000" office:value-type="float" office:value="1764.70588235294" calcext:value-type="float">
            <text:p>1764.70588235294</text:p>
          </table:table-cell>
          <table:table-cell table:formula="of:=MIN([.B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/([.A37]-[.A37]/2))*30000" office:value-type="float" office:value="1714.28571428571" calcext:value-type="float">
            <text:p>1714.28571428571</text:p>
          </table:table-cell>
          <table:table-cell table:formula="of:=MIN([.B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/([.A38]-[.A38]/2))*30000" office:value-type="float" office:value="1666.66666666667" calcext:value-type="float">
            <text:p>1666.66666666667</text:p>
          </table:table-cell>
          <table:table-cell table:formula="of:=MIN([.B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/([.A39]-[.A39]/2))*30000" office:value-type="float" office:value="1621.62162162162" calcext:value-type="float">
            <text:p>1621.62162162162</text:p>
          </table:table-cell>
          <table:table-cell table:formula="of:=MIN([.B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/([.A40]-[.A40]/2))*30000" office:value-type="float" office:value="1578.94736842105" calcext:value-type="float">
            <text:p>1578.94736842105</text:p>
          </table:table-cell>
          <table:table-cell table:formula="of:=MIN([.B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/([.A41]-[.A41]/2))*30000" office:value-type="float" office:value="1538.46153846154" calcext:value-type="float">
            <text:p>1538.46153846154</text:p>
          </table:table-cell>
          <table:table-cell table:formula="of:=MIN([.B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/([.A42]-[.A42]/2))*30000" office:value-type="float" office:value="1500" calcext:value-type="float">
            <text:p>1500</text:p>
          </table:table-cell>
          <table:table-cell table:formula="of:=MIN([.B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/([.A43]-[.A43]/2))*30000" office:value-type="float" office:value="1463.41463414634" calcext:value-type="float">
            <text:p>1463.41463414634</text:p>
          </table:table-cell>
          <table:table-cell table:formula="of:=MIN([.B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/([.A44]-[.A44]/2))*30000" office:value-type="float" office:value="1428.57142857143" calcext:value-type="float">
            <text:p>1428.57142857143</text:p>
          </table:table-cell>
          <table:table-cell table:formula="of:=MIN([.B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/([.A45]-[.A45]/2))*30000" office:value-type="float" office:value="1395.3488372093" calcext:value-type="float">
            <text:p>1395.3488372093</text:p>
          </table:table-cell>
          <table:table-cell table:formula="of:=MIN([.B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/([.A46]-[.A46]/2))*30000" office:value-type="float" office:value="1363.63636363636" calcext:value-type="float">
            <text:p>1363.63636363636</text:p>
          </table:table-cell>
          <table:table-cell table:formula="of:=MIN([.B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/([.A47]-[.A47]/2))*30000" office:value-type="float" office:value="1333.33333333333" calcext:value-type="float">
            <text:p>1333.33333333333</text:p>
          </table:table-cell>
          <table:table-cell table:formula="of:=MIN([.B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/([.A48]-[.A48]/2))*30000" office:value-type="float" office:value="1304.34782608696" calcext:value-type="float">
            <text:p>1304.34782608696</text:p>
          </table:table-cell>
          <table:table-cell table:formula="of:=MIN([.B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/([.A49]-[.A49]/2))*30000" office:value-type="float" office:value="1276.59574468085" calcext:value-type="float">
            <text:p>1276.59574468085</text:p>
          </table:table-cell>
          <table:table-cell table:formula="of:=MIN([.B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/([.A50]-[.A50]/2))*30000" office:value-type="float" office:value="1250" calcext:value-type="float">
            <text:p>1250</text:p>
          </table:table-cell>
          <table:table-cell table:formula="of:=MIN([.B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/([.A51]-[.A51]/2))*30000" office:value-type="float" office:value="1224.48979591837" calcext:value-type="float">
            <text:p>1224.48979591837</text:p>
          </table:table-cell>
          <table:table-cell table:formula="of:=MIN([.B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/([.A52]-[.A52]/2))*30000" office:value-type="float" office:value="1200" calcext:value-type="float">
            <text:p>1200</text:p>
          </table:table-cell>
          <table:table-cell table:formula="of:=MIN([.B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/([.A53]-[.A53]/2))*30000" office:value-type="float" office:value="1176.47058823529" calcext:value-type="float">
            <text:p>1176.47058823529</text:p>
          </table:table-cell>
          <table:table-cell table:formula="of:=MIN([.B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/([.A54]-[.A54]/2))*30000" office:value-type="float" office:value="1153.84615384615" calcext:value-type="float">
            <text:p>1153.84615384615</text:p>
          </table:table-cell>
          <table:table-cell table:formula="of:=MIN([.B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/([.A55]-[.A55]/2))*30000" office:value-type="float" office:value="1132.07547169811" calcext:value-type="float">
            <text:p>1132.07547169811</text:p>
          </table:table-cell>
          <table:table-cell table:formula="of:=MIN([.B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/([.A56]-[.A56]/2))*30000" office:value-type="float" office:value="1111.11111111111" calcext:value-type="float">
            <text:p>1111.11111111111</text:p>
          </table:table-cell>
          <table:table-cell table:formula="of:=MIN([.B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/([.A57]-[.A57]/2))*30000" office:value-type="float" office:value="1090.90909090909" calcext:value-type="float">
            <text:p>1090.90909090909</text:p>
          </table:table-cell>
          <table:table-cell table:formula="of:=MIN([.B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/([.A58]-[.A58]/2))*30000" office:value-type="float" office:value="1071.42857142857" calcext:value-type="float">
            <text:p>1071.42857142857</text:p>
          </table:table-cell>
          <table:table-cell table:formula="of:=MIN([.B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/([.A59]-[.A59]/2))*30000" office:value-type="float" office:value="1052.63157894737" calcext:value-type="float">
            <text:p>1052.63157894737</text:p>
          </table:table-cell>
          <table:table-cell table:formula="of:=MIN([.B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/([.A60]-[.A60]/2))*30000" office:value-type="float" office:value="1034.48275862069" calcext:value-type="float">
            <text:p>1034.48275862069</text:p>
          </table:table-cell>
          <table:table-cell table:formula="of:=MIN([.B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/([.A61]-[.A61]/2))*30000" office:value-type="float" office:value="1016.94915254237" calcext:value-type="float">
            <text:p>1016.94915254237</text:p>
          </table:table-cell>
          <table:table-cell table:formula="of:=MIN([.B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/([.A62]-[.A62]/2))*30000" office:value-type="float" office:value="1000" calcext:value-type="float">
            <text:p>1000</text:p>
          </table:table-cell>
          <table:table-cell table:formula="of:=MIN([.B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/([.A63]-[.A63]/2))*30000" office:value-type="float" office:value="983.606557377049" calcext:value-type="float">
            <text:p>983.606557377049</text:p>
          </table:table-cell>
          <table:table-cell table:formula="of:=MIN([.B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/([.A64]-[.A64]/2))*30000" office:value-type="float" office:value="967.741935483871" calcext:value-type="float">
            <text:p>967.741935483871</text:p>
          </table:table-cell>
          <table:table-cell table:formula="of:=MIN([.B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/([.A65]-[.A65]/2))*30000" office:value-type="float" office:value="952.380952380952" calcext:value-type="float">
            <text:p>952.380952380952</text:p>
          </table:table-cell>
          <table:table-cell table:formula="of:=MIN([.B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/([.A66]-[.A66]/2))*30000" office:value-type="float" office:value="937.5" calcext:value-type="float">
            <text:p>937.5</text:p>
          </table:table-cell>
          <table:table-cell table:formula="of:=MIN([.B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/([.A67]-[.A67]/2))*30000" office:value-type="float" office:value="923.076923076923" calcext:value-type="float">
            <text:p>923.076923076923</text:p>
          </table:table-cell>
          <table:table-cell table:formula="of:=MIN([.B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/([.A68]-[.A68]/2))*30000" office:value-type="float" office:value="909.090909090909" calcext:value-type="float">
            <text:p>909.090909090909</text:p>
          </table:table-cell>
          <table:table-cell table:formula="of:=MIN([.B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/([.A69]-[.A69]/2))*30000" office:value-type="float" office:value="895.522388059701" calcext:value-type="float">
            <text:p>895.522388059701</text:p>
          </table:table-cell>
          <table:table-cell table:formula="of:=MIN([.B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/([.A70]-[.A70]/2))*30000" office:value-type="float" office:value="882.352941176471" calcext:value-type="float">
            <text:p>882.352941176471</text:p>
          </table:table-cell>
          <table:table-cell table:formula="of:=MIN([.B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/([.A71]-[.A71]/2))*30000" office:value-type="float" office:value="869.565217391304" calcext:value-type="float">
            <text:p>869.565217391304</text:p>
          </table:table-cell>
          <table:table-cell table:formula="of:=MIN([.B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/([.A72]-[.A72]/2))*30000" office:value-type="float" office:value="857.142857142857" calcext:value-type="float">
            <text:p>857.142857142857</text:p>
          </table:table-cell>
          <table:table-cell table:formula="of:=MIN([.B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/([.A73]-[.A73]/2))*30000" office:value-type="float" office:value="845.070422535211" calcext:value-type="float">
            <text:p>845.070422535211</text:p>
          </table:table-cell>
          <table:table-cell table:formula="of:=MIN([.B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/([.A74]-[.A74]/2))*30000" office:value-type="float" office:value="833.333333333333" calcext:value-type="float">
            <text:p>833.333333333333</text:p>
          </table:table-cell>
          <table:table-cell table:formula="of:=MIN([.B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/([.A75]-[.A75]/2))*30000" office:value-type="float" office:value="821.917808219178" calcext:value-type="float">
            <text:p>821.917808219178</text:p>
          </table:table-cell>
          <table:table-cell table:formula="of:=MIN([.B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/([.A76]-[.A76]/2))*30000" office:value-type="float" office:value="810.810810810811" calcext:value-type="float">
            <text:p>810.810810810811</text:p>
          </table:table-cell>
          <table:table-cell table:formula="of:=MIN([.B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/([.A77]-[.A77]/2))*30000" office:value-type="float" office:value="800" calcext:value-type="float">
            <text:p>800</text:p>
          </table:table-cell>
          <table:table-cell table:formula="of:=MIN([.B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/([.A78]-[.A78]/2))*30000" office:value-type="float" office:value="789.473684210526" calcext:value-type="float">
            <text:p>789.473684210526</text:p>
          </table:table-cell>
          <table:table-cell table:formula="of:=MIN([.B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/([.A79]-[.A79]/2))*30000" office:value-type="float" office:value="779.220779220779" calcext:value-type="float">
            <text:p>779.220779220779</text:p>
          </table:table-cell>
          <table:table-cell table:formula="of:=MIN([.B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/([.A80]-[.A80]/2))*30000" office:value-type="float" office:value="769.230769230769" calcext:value-type="float">
            <text:p>769.230769230769</text:p>
          </table:table-cell>
          <table:table-cell table:formula="of:=MIN([.B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/([.A81]-[.A81]/2))*30000" office:value-type="float" office:value="759.493670886076" calcext:value-type="float">
            <text:p>759.493670886076</text:p>
          </table:table-cell>
          <table:table-cell table:formula="of:=MIN([.B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/([.A82]-[.A82]/2))*30000" office:value-type="float" office:value="750" calcext:value-type="float">
            <text:p>750</text:p>
          </table:table-cell>
          <table:table-cell table:formula="of:=MIN([.B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/([.A83]-[.A83]/2))*30000" office:value-type="float" office:value="740.740740740741" calcext:value-type="float">
            <text:p>740.740740740741</text:p>
          </table:table-cell>
          <table:table-cell table:formula="of:=MIN([.B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/([.A84]-[.A84]/2))*30000" office:value-type="float" office:value="731.707317073171" calcext:value-type="float">
            <text:p>731.707317073171</text:p>
          </table:table-cell>
          <table:table-cell table:formula="of:=MIN([.B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/([.A85]-[.A85]/2))*30000" office:value-type="float" office:value="722.89156626506" calcext:value-type="float">
            <text:p>722.89156626506</text:p>
          </table:table-cell>
          <table:table-cell table:formula="of:=MIN([.B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/([.A86]-[.A86]/2))*30000" office:value-type="float" office:value="714.285714285714" calcext:value-type="float">
            <text:p>714.285714285714</text:p>
          </table:table-cell>
          <table:table-cell table:formula="of:=MIN([.B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/([.A87]-[.A87]/2))*30000" office:value-type="float" office:value="705.882352941176" calcext:value-type="float">
            <text:p>705.882352941176</text:p>
          </table:table-cell>
          <table:table-cell table:formula="of:=MIN([.B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/([.A88]-[.A88]/2))*30000" office:value-type="float" office:value="697.674418604651" calcext:value-type="float">
            <text:p>697.674418604651</text:p>
          </table:table-cell>
          <table:table-cell table:formula="of:=MIN([.B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/([.A89]-[.A89]/2))*30000" office:value-type="float" office:value="689.655172413793" calcext:value-type="float">
            <text:p>689.655172413793</text:p>
          </table:table-cell>
          <table:table-cell table:formula="of:=MIN([.B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/([.A90]-[.A90]/2))*30000" office:value-type="float" office:value="681.818181818182" calcext:value-type="float">
            <text:p>681.818181818182</text:p>
          </table:table-cell>
          <table:table-cell table:formula="of:=MIN([.B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/([.A91]-[.A91]/2))*30000" office:value-type="float" office:value="674.157303370787" calcext:value-type="float">
            <text:p>674.157303370787</text:p>
          </table:table-cell>
          <table:table-cell table:formula="of:=MIN([.B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/([.A92]-[.A92]/2))*30000" office:value-type="float" office:value="666.666666666667" calcext:value-type="float">
            <text:p>666.666666666667</text:p>
          </table:table-cell>
          <table:table-cell table:formula="of:=MIN([.B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/([.A93]-[.A93]/2))*30000" office:value-type="float" office:value="659.340659340659" calcext:value-type="float">
            <text:p>659.340659340659</text:p>
          </table:table-cell>
          <table:table-cell table:formula="of:=MIN([.B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/([.A94]-[.A94]/2))*30000" office:value-type="float" office:value="652.173913043478" calcext:value-type="float">
            <text:p>652.173913043478</text:p>
          </table:table-cell>
          <table:table-cell table:formula="of:=MIN([.B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/([.A95]-[.A95]/2))*30000" office:value-type="float" office:value="645.161290322581" calcext:value-type="float">
            <text:p>645.161290322581</text:p>
          </table:table-cell>
          <table:table-cell table:formula="of:=MIN([.B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/([.A96]-[.A96]/2))*30000" office:value-type="float" office:value="638.297872340426" calcext:value-type="float">
            <text:p>638.297872340426</text:p>
          </table:table-cell>
          <table:table-cell table:formula="of:=MIN([.B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/([.A97]-[.A97]/2))*30000" office:value-type="float" office:value="631.578947368421" calcext:value-type="float">
            <text:p>631.578947368421</text:p>
          </table:table-cell>
          <table:table-cell table:formula="of:=MIN([.B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/([.A98]-[.A98]/2))*30000" office:value-type="float" office:value="625" calcext:value-type="float">
            <text:p>625</text:p>
          </table:table-cell>
          <table:table-cell table:formula="of:=MIN([.B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/([.A99]-[.A99]/2))*30000" office:value-type="float" office:value="618.556701030928" calcext:value-type="float">
            <text:p>618.556701030928</text:p>
          </table:table-cell>
          <table:table-cell table:formula="of:=MIN([.B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/([.A100]-[.A100]/2))*30000" office:value-type="float" office:value="612.244897959184" calcext:value-type="float">
            <text:p>612.244897959184</text:p>
          </table:table-cell>
          <table:table-cell table:formula="of:=MIN([.B1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/([.A101]-[.A101]/2))*30000" office:value-type="float" office:value="606.060606060606" calcext:value-type="float">
            <text:p>606.060606060606</text:p>
          </table:table-cell>
          <table:table-cell table:formula="of:=MIN([.B1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/([.A102]-[.A102]/2))*30000" office:value-type="float" office:value="600" calcext:value-type="float">
            <text:p>600</text:p>
          </table:table-cell>
          <table:table-cell table:formula="of:=MIN([.B1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1/([.A103]-[.A103]/2))*30000" office:value-type="float" office:value="594.059405940594" calcext:value-type="float">
            <text:p>594.059405940594</text:p>
          </table:table-cell>
          <table:table-cell table:formula="of:=MIN([.B10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1/([.A104]-[.A104]/2))*30000" office:value-type="float" office:value="588.235294117647" calcext:value-type="float">
            <text:p>588.235294117647</text:p>
          </table:table-cell>
          <table:table-cell table:formula="of:=MIN([.B10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1/([.A105]-[.A105]/2))*30000" office:value-type="float" office:value="582.52427184466" calcext:value-type="float">
            <text:p>582.52427184466</text:p>
          </table:table-cell>
          <table:table-cell table:formula="of:=MIN([.B10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1/([.A106]-[.A106]/2))*30000" office:value-type="float" office:value="576.923076923077" calcext:value-type="float">
            <text:p>576.923076923077</text:p>
          </table:table-cell>
          <table:table-cell table:formula="of:=MIN([.B10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1/([.A107]-[.A107]/2))*30000" office:value-type="float" office:value="571.428571428571" calcext:value-type="float">
            <text:p>571.428571428571</text:p>
          </table:table-cell>
          <table:table-cell table:formula="of:=MIN([.B10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1/([.A108]-[.A108]/2))*30000" office:value-type="float" office:value="566.037735849057" calcext:value-type="float">
            <text:p>566.037735849057</text:p>
          </table:table-cell>
          <table:table-cell table:formula="of:=MIN([.B10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1/([.A109]-[.A109]/2))*30000" office:value-type="float" office:value="560.747663551402" calcext:value-type="float">
            <text:p>560.747663551402</text:p>
          </table:table-cell>
          <table:table-cell table:formula="of:=MIN([.B10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1/([.A110]-[.A110]/2))*30000" office:value-type="float" office:value="555.555555555556" calcext:value-type="float">
            <text:p>555.555555555556</text:p>
          </table:table-cell>
          <table:table-cell table:formula="of:=MIN([.B1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1/([.A111]-[.A111]/2))*30000" office:value-type="float" office:value="550.45871559633" calcext:value-type="float">
            <text:p>550.45871559633</text:p>
          </table:table-cell>
          <table:table-cell table:formula="of:=MIN([.B11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1/([.A112]-[.A112]/2))*30000" office:value-type="float" office:value="545.454545454545" calcext:value-type="float">
            <text:p>545.454545454545</text:p>
          </table:table-cell>
          <table:table-cell table:formula="of:=MIN([.B1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1/([.A113]-[.A113]/2))*30000" office:value-type="float" office:value="540.540540540541" calcext:value-type="float">
            <text:p>540.540540540541</text:p>
          </table:table-cell>
          <table:table-cell table:formula="of:=MIN([.B1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114]-[.A114]/2))*30000" office:value-type="float" office:value="535.714285714286" calcext:value-type="float">
            <text:p>535.714285714286</text:p>
          </table:table-cell>
          <table:table-cell table:formula="of:=MIN([.B1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1/([.A115]-[.A115]/2))*30000" office:value-type="float" office:value="530.973451327434" calcext:value-type="float">
            <text:p>530.973451327434</text:p>
          </table:table-cell>
          <table:table-cell table:formula="of:=MIN([.B1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1/([.A116]-[.A116]/2))*30000" office:value-type="float" office:value="526.315789473684" calcext:value-type="float">
            <text:p>526.315789473684</text:p>
          </table:table-cell>
          <table:table-cell table:formula="of:=MIN([.B1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1/([.A117]-[.A117]/2))*30000" office:value-type="float" office:value="521.739130434783" calcext:value-type="float">
            <text:p>521.739130434783</text:p>
          </table:table-cell>
          <table:table-cell table:formula="of:=MIN([.B1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118]-[.A118]/2))*30000" office:value-type="float" office:value="517.241379310345" calcext:value-type="float">
            <text:p>517.241379310345</text:p>
          </table:table-cell>
          <table:table-cell table:formula="of:=MIN([.B1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1/([.A119]-[.A119]/2))*30000" office:value-type="float" office:value="512.820512820513" calcext:value-type="float">
            <text:p>512.820512820513</text:p>
          </table:table-cell>
          <table:table-cell table:formula="of:=MIN([.B1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1/([.A120]-[.A120]/2))*30000" office:value-type="float" office:value="508.474576271186" calcext:value-type="float">
            <text:p>508.474576271186</text:p>
          </table:table-cell>
          <table:table-cell table:formula="of:=MIN([.B1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1/([.A121]-[.A121]/2))*30000" office:value-type="float" office:value="504.201680672269" calcext:value-type="float">
            <text:p>504.201680672269</text:p>
          </table:table-cell>
          <table:table-cell table:formula="of:=MIN([.B1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122]-[.A122]/2))*30000" office:value-type="float" office:value="500" calcext:value-type="float">
            <text:p>500</text:p>
          </table:table-cell>
          <table:table-cell table:formula="of:=MIN([.B1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1/([.A123]-[.A123]/2))*30000" office:value-type="float" office:value="495.867768595041" calcext:value-type="float">
            <text:p>495.867768595041</text:p>
          </table:table-cell>
          <table:table-cell table:formula="of:=MIN([.B1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1/([.A124]-[.A124]/2))*30000" office:value-type="float" office:value="491.803278688525" calcext:value-type="float">
            <text:p>491.803278688525</text:p>
          </table:table-cell>
          <table:table-cell table:formula="of:=MIN([.B1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1/([.A125]-[.A125]/2))*30000" office:value-type="float" office:value="487.804878048781" calcext:value-type="float">
            <text:p>487.804878048781</text:p>
          </table:table-cell>
          <table:table-cell table:formula="of:=MIN([.B1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126]-[.A126]/2))*30000" office:value-type="float" office:value="483.870967741936" calcext:value-type="float">
            <text:p>483.870967741936</text:p>
          </table:table-cell>
          <table:table-cell table:formula="of:=MIN([.B1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1/([.A127]-[.A127]/2))*30000" office:value-type="float" office:value="480" calcext:value-type="float">
            <text:p>480</text:p>
          </table:table-cell>
          <table:table-cell table:formula="of:=MIN([.B1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1/([.A128]-[.A128]/2))*30000" office:value-type="float" office:value="476.190476190476" calcext:value-type="float">
            <text:p>476.190476190476</text:p>
          </table:table-cell>
          <table:table-cell table:formula="of:=MIN([.B1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1/([.A129]-[.A129]/2))*30000" office:value-type="float" office:value="472.44094488189" calcext:value-type="float">
            <text:p>472.44094488189</text:p>
          </table:table-cell>
          <table:table-cell table:formula="of:=MIN([.B1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130]-[.A130]/2))*30000" office:value-type="float" office:value="468.75" calcext:value-type="float">
            <text:p>468.75</text:p>
          </table:table-cell>
          <table:table-cell table:formula="of:=MIN([.B1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1/([.A131]-[.A131]/2))*30000" office:value-type="float" office:value="465.116279069767" calcext:value-type="float">
            <text:p>465.116279069767</text:p>
          </table:table-cell>
          <table:table-cell table:formula="of:=MIN([.B1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1/([.A132]-[.A132]/2))*30000" office:value-type="float" office:value="461.538461538462" calcext:value-type="float">
            <text:p>461.538461538462</text:p>
          </table:table-cell>
          <table:table-cell table:formula="of:=MIN([.B1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1/([.A133]-[.A133]/2))*30000" office:value-type="float" office:value="458.015267175573" calcext:value-type="float">
            <text:p>458.015267175573</text:p>
          </table:table-cell>
          <table:table-cell table:formula="of:=MIN([.B1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134]-[.A134]/2))*30000" office:value-type="float" office:value="454.545454545455" calcext:value-type="float">
            <text:p>454.545454545455</text:p>
          </table:table-cell>
          <table:table-cell table:formula="of:=MIN([.B1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1/([.A135]-[.A135]/2))*30000" office:value-type="float" office:value="451.127819548872" calcext:value-type="float">
            <text:p>451.127819548872</text:p>
          </table:table-cell>
          <table:table-cell table:formula="of:=MIN([.B1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1/([.A136]-[.A136]/2))*30000" office:value-type="float" office:value="447.761194029851" calcext:value-type="float">
            <text:p>447.761194029851</text:p>
          </table:table-cell>
          <table:table-cell table:formula="of:=MIN([.B1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1/([.A137]-[.A137]/2))*30000" office:value-type="float" office:value="444.444444444444" calcext:value-type="float">
            <text:p>444.444444444444</text:p>
          </table:table-cell>
          <table:table-cell table:formula="of:=MIN([.B1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138]-[.A138]/2))*30000" office:value-type="float" office:value="441.176470588235" calcext:value-type="float">
            <text:p>441.176470588235</text:p>
          </table:table-cell>
          <table:table-cell table:formula="of:=MIN([.B1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1/([.A139]-[.A139]/2))*30000" office:value-type="float" office:value="437.956204379562" calcext:value-type="float">
            <text:p>437.956204379562</text:p>
          </table:table-cell>
          <table:table-cell table:formula="of:=MIN([.B1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1/([.A140]-[.A140]/2))*30000" office:value-type="float" office:value="434.782608695652" calcext:value-type="float">
            <text:p>434.782608695652</text:p>
          </table:table-cell>
          <table:table-cell table:formula="of:=MIN([.B1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1/([.A141]-[.A141]/2))*30000" office:value-type="float" office:value="431.654676258993" calcext:value-type="float">
            <text:p>431.654676258993</text:p>
          </table:table-cell>
          <table:table-cell table:formula="of:=MIN([.B1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142]-[.A142]/2))*30000" office:value-type="float" office:value="428.571428571429" calcext:value-type="float">
            <text:p>428.571428571429</text:p>
          </table:table-cell>
          <table:table-cell table:formula="of:=MIN([.B1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1/([.A143]-[.A143]/2))*30000" office:value-type="float" office:value="425.531914893617" calcext:value-type="float">
            <text:p>425.531914893617</text:p>
          </table:table-cell>
          <table:table-cell table:formula="of:=MIN([.B1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1/([.A144]-[.A144]/2))*30000" office:value-type="float" office:value="422.535211267606" calcext:value-type="float">
            <text:p>422.535211267606</text:p>
          </table:table-cell>
          <table:table-cell table:formula="of:=MIN([.B1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1/([.A145]-[.A145]/2))*30000" office:value-type="float" office:value="419.58041958042" calcext:value-type="float">
            <text:p>419.58041958042</text:p>
          </table:table-cell>
          <table:table-cell table:formula="of:=MIN([.B1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46]-[.A146]/2))*30000" office:value-type="float" office:value="416.666666666667" calcext:value-type="float">
            <text:p>416.666666666667</text:p>
          </table:table-cell>
          <table:table-cell table:formula="of:=MIN([.B1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1/([.A147]-[.A147]/2))*30000" office:value-type="float" office:value="413.793103448276" calcext:value-type="float">
            <text:p>413.793103448276</text:p>
          </table:table-cell>
          <table:table-cell table:formula="of:=MIN([.B1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1/([.A148]-[.A148]/2))*30000" office:value-type="float" office:value="410.958904109589" calcext:value-type="float">
            <text:p>410.958904109589</text:p>
          </table:table-cell>
          <table:table-cell table:formula="of:=MIN([.B1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1/([.A149]-[.A149]/2))*30000" office:value-type="float" office:value="408.163265306122" calcext:value-type="float">
            <text:p>408.163265306122</text:p>
          </table:table-cell>
          <table:table-cell table:formula="of:=MIN([.B1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150]-[.A150]/2))*30000" office:value-type="float" office:value="405.405405405405" calcext:value-type="float">
            <text:p>405.405405405405</text:p>
          </table:table-cell>
          <table:table-cell table:formula="of:=MIN([.B1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1/([.A151]-[.A151]/2))*30000" office:value-type="float" office:value="402.684563758389" calcext:value-type="float">
            <text:p>402.684563758389</text:p>
          </table:table-cell>
          <table:table-cell table:formula="of:=MIN([.B1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1/([.A152]-[.A152]/2))*30000" office:value-type="float" office:value="400" calcext:value-type="float">
            <text:p>400</text:p>
          </table:table-cell>
          <table:table-cell table:formula="of:=MIN([.B1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1/([.A153]-[.A153]/2))*30000" office:value-type="float" office:value="397.350993377483" calcext:value-type="float">
            <text:p>397.350993377483</text:p>
          </table:table-cell>
          <table:table-cell table:formula="of:=MIN([.B1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154]-[.A154]/2))*30000" office:value-type="float" office:value="394.736842105263" calcext:value-type="float">
            <text:p>394.736842105263</text:p>
          </table:table-cell>
          <table:table-cell table:formula="of:=MIN([.B1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1/([.A155]-[.A155]/2))*30000" office:value-type="float" office:value="392.156862745098" calcext:value-type="float">
            <text:p>392.156862745098</text:p>
          </table:table-cell>
          <table:table-cell table:formula="of:=MIN([.B1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1/([.A156]-[.A156]/2))*30000" office:value-type="float" office:value="389.61038961039" calcext:value-type="float">
            <text:p>389.61038961039</text:p>
          </table:table-cell>
          <table:table-cell table:formula="of:=MIN([.B1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1/([.A157]-[.A157]/2))*30000" office:value-type="float" office:value="387.096774193548" calcext:value-type="float">
            <text:p>387.096774193548</text:p>
          </table:table-cell>
          <table:table-cell table:formula="of:=MIN([.B1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158]-[.A158]/2))*30000" office:value-type="float" office:value="384.615384615385" calcext:value-type="float">
            <text:p>384.615384615385</text:p>
          </table:table-cell>
          <table:table-cell table:formula="of:=MIN([.B1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1/([.A159]-[.A159]/2))*30000" office:value-type="float" office:value="382.165605095541" calcext:value-type="float">
            <text:p>382.165605095541</text:p>
          </table:table-cell>
          <table:table-cell table:formula="of:=MIN([.B1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1/([.A160]-[.A160]/2))*30000" office:value-type="float" office:value="379.746835443038" calcext:value-type="float">
            <text:p>379.746835443038</text:p>
          </table:table-cell>
          <table:table-cell table:formula="of:=MIN([.B1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1/([.A161]-[.A161]/2))*30000" office:value-type="float" office:value="377.358490566038" calcext:value-type="float">
            <text:p>377.358490566038</text:p>
          </table:table-cell>
          <table:table-cell table:formula="of:=MIN([.B1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162]-[.A162]/2))*30000" office:value-type="float" office:value="375" calcext:value-type="float">
            <text:p>375</text:p>
          </table:table-cell>
          <table:table-cell table:formula="of:=MIN([.B1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1/([.A163]-[.A163]/2))*30000" office:value-type="float" office:value="372.670807453416" calcext:value-type="float">
            <text:p>372.670807453416</text:p>
          </table:table-cell>
          <table:table-cell table:formula="of:=MIN([.B1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1/([.A164]-[.A164]/2))*30000" office:value-type="float" office:value="370.37037037037" calcext:value-type="float">
            <text:p>370.37037037037</text:p>
          </table:table-cell>
          <table:table-cell table:formula="of:=MIN([.B1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1/([.A165]-[.A165]/2))*30000" office:value-type="float" office:value="368.098159509202" calcext:value-type="float">
            <text:p>368.098159509202</text:p>
          </table:table-cell>
          <table:table-cell table:formula="of:=MIN([.B1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166]-[.A166]/2))*30000" office:value-type="float" office:value="365.853658536585" calcext:value-type="float">
            <text:p>365.853658536585</text:p>
          </table:table-cell>
          <table:table-cell table:formula="of:=MIN([.B1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1/([.A167]-[.A167]/2))*30000" office:value-type="float" office:value="363.636363636364" calcext:value-type="float">
            <text:p>363.636363636364</text:p>
          </table:table-cell>
          <table:table-cell table:formula="of:=MIN([.B1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1/([.A168]-[.A168]/2))*30000" office:value-type="float" office:value="361.44578313253" calcext:value-type="float">
            <text:p>361.44578313253</text:p>
          </table:table-cell>
          <table:table-cell table:formula="of:=MIN([.B1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1/([.A169]-[.A169]/2))*30000" office:value-type="float" office:value="359.281437125749" calcext:value-type="float">
            <text:p>359.281437125749</text:p>
          </table:table-cell>
          <table:table-cell table:formula="of:=MIN([.B1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170]-[.A170]/2))*30000" office:value-type="float" office:value="357.142857142857" calcext:value-type="float">
            <text:p>357.142857142857</text:p>
          </table:table-cell>
          <table:table-cell table:formula="of:=MIN([.B1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1/([.A171]-[.A171]/2))*30000" office:value-type="float" office:value="355.029585798817" calcext:value-type="float">
            <text:p>355.029585798817</text:p>
          </table:table-cell>
          <table:table-cell table:formula="of:=MIN([.B1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1/([.A172]-[.A172]/2))*30000" office:value-type="float" office:value="352.941176470588" calcext:value-type="float">
            <text:p>352.941176470588</text:p>
          </table:table-cell>
          <table:table-cell table:formula="of:=MIN([.B1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1/([.A173]-[.A173]/2))*30000" office:value-type="float" office:value="350.877192982456" calcext:value-type="float">
            <text:p>350.877192982456</text:p>
          </table:table-cell>
          <table:table-cell table:formula="of:=MIN([.B1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74]-[.A174]/2))*30000" office:value-type="float" office:value="348.837209302326" calcext:value-type="float">
            <text:p>348.837209302326</text:p>
          </table:table-cell>
          <table:table-cell table:formula="of:=MIN([.B1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1/([.A175]-[.A175]/2))*30000" office:value-type="float" office:value="346.820809248555" calcext:value-type="float">
            <text:p>346.820809248555</text:p>
          </table:table-cell>
          <table:table-cell table:formula="of:=MIN([.B1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1/([.A176]-[.A176]/2))*30000" office:value-type="float" office:value="344.827586206897" calcext:value-type="float">
            <text:p>344.827586206897</text:p>
          </table:table-cell>
          <table:table-cell table:formula="of:=MIN([.B1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1/([.A177]-[.A177]/2))*30000" office:value-type="float" office:value="342.857142857143" calcext:value-type="float">
            <text:p>342.857142857143</text:p>
          </table:table-cell>
          <table:table-cell table:formula="of:=MIN([.B1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78]-[.A178]/2))*30000" office:value-type="float" office:value="340.909090909091" calcext:value-type="float">
            <text:p>340.909090909091</text:p>
          </table:table-cell>
          <table:table-cell table:formula="of:=MIN([.B1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1/([.A179]-[.A179]/2))*30000" office:value-type="float" office:value="338.983050847458" calcext:value-type="float">
            <text:p>338.983050847458</text:p>
          </table:table-cell>
          <table:table-cell table:formula="of:=MIN([.B1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1/([.A180]-[.A180]/2))*30000" office:value-type="float" office:value="337.078651685393" calcext:value-type="float">
            <text:p>337.078651685393</text:p>
          </table:table-cell>
          <table:table-cell table:formula="of:=MIN([.B1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1/([.A181]-[.A181]/2))*30000" office:value-type="float" office:value="335.195530726257" calcext:value-type="float">
            <text:p>335.195530726257</text:p>
          </table:table-cell>
          <table:table-cell table:formula="of:=MIN([.B1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182]-[.A182]/2))*30000" office:value-type="float" office:value="333.333333333333" calcext:value-type="float">
            <text:p>333.333333333333</text:p>
          </table:table-cell>
          <table:table-cell table:formula="of:=MIN([.B1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1/([.A183]-[.A183]/2))*30000" office:value-type="float" office:value="331.491712707182" calcext:value-type="float">
            <text:p>331.491712707182</text:p>
          </table:table-cell>
          <table:table-cell table:formula="of:=MIN([.B1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1/([.A184]-[.A184]/2))*30000" office:value-type="float" office:value="329.67032967033" calcext:value-type="float">
            <text:p>329.67032967033</text:p>
          </table:table-cell>
          <table:table-cell table:formula="of:=MIN([.B1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1/([.A185]-[.A185]/2))*30000" office:value-type="float" office:value="327.868852459016" calcext:value-type="float">
            <text:p>327.868852459016</text:p>
          </table:table-cell>
          <table:table-cell table:formula="of:=MIN([.B1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186]-[.A186]/2))*30000" office:value-type="float" office:value="326.086956521739" calcext:value-type="float">
            <text:p>326.086956521739</text:p>
          </table:table-cell>
          <table:table-cell table:formula="of:=MIN([.B1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1/([.A187]-[.A187]/2))*30000" office:value-type="float" office:value="324.324324324324" calcext:value-type="float">
            <text:p>324.324324324324</text:p>
          </table:table-cell>
          <table:table-cell table:formula="of:=MIN([.B1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1/([.A188]-[.A188]/2))*30000" office:value-type="float" office:value="322.58064516129" calcext:value-type="float">
            <text:p>322.58064516129</text:p>
          </table:table-cell>
          <table:table-cell table:formula="of:=MIN([.B1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1/([.A189]-[.A189]/2))*30000" office:value-type="float" office:value="320.855614973262" calcext:value-type="float">
            <text:p>320.855614973262</text:p>
          </table:table-cell>
          <table:table-cell table:formula="of:=MIN([.B1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190]-[.A190]/2))*30000" office:value-type="float" office:value="319.148936170213" calcext:value-type="float">
            <text:p>319.148936170213</text:p>
          </table:table-cell>
          <table:table-cell table:formula="of:=MIN([.B1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1/([.A191]-[.A191]/2))*30000" office:value-type="float" office:value="317.460317460317" calcext:value-type="float">
            <text:p>317.460317460317</text:p>
          </table:table-cell>
          <table:table-cell table:formula="of:=MIN([.B1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1/([.A192]-[.A192]/2))*30000" office:value-type="float" office:value="315.789473684211" calcext:value-type="float">
            <text:p>315.789473684211</text:p>
          </table:table-cell>
          <table:table-cell table:formula="of:=MIN([.B1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1/([.A193]-[.A193]/2))*30000" office:value-type="float" office:value="314.13612565445" calcext:value-type="float">
            <text:p>314.13612565445</text:p>
          </table:table-cell>
          <table:table-cell table:formula="of:=MIN([.B1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194]-[.A194]/2))*30000" office:value-type="float" office:value="312.5" calcext:value-type="float">
            <text:p>312.5</text:p>
          </table:table-cell>
          <table:table-cell table:formula="of:=MIN([.B1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1/([.A195]-[.A195]/2))*30000" office:value-type="float" office:value="310.880829015544" calcext:value-type="float">
            <text:p>310.880829015544</text:p>
          </table:table-cell>
          <table:table-cell table:formula="of:=MIN([.B1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1/([.A196]-[.A196]/2))*30000" office:value-type="float" office:value="309.278350515464" calcext:value-type="float">
            <text:p>309.278350515464</text:p>
          </table:table-cell>
          <table:table-cell table:formula="of:=MIN([.B1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1/([.A197]-[.A197]/2))*30000" office:value-type="float" office:value="307.692307692308" calcext:value-type="float">
            <text:p>307.692307692308</text:p>
          </table:table-cell>
          <table:table-cell table:formula="of:=MIN([.B1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198]-[.A198]/2))*30000" office:value-type="float" office:value="306.122448979592" calcext:value-type="float">
            <text:p>306.122448979592</text:p>
          </table:table-cell>
          <table:table-cell table:formula="of:=MIN([.B1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1/([.A199]-[.A199]/2))*30000" office:value-type="float" office:value="304.568527918782" calcext:value-type="float">
            <text:p>304.568527918782</text:p>
          </table:table-cell>
          <table:table-cell table:formula="of:=MIN([.B1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1/([.A200]-[.A200]/2))*30000" office:value-type="float" office:value="303.030303030303" calcext:value-type="float">
            <text:p>303.030303030303</text:p>
          </table:table-cell>
          <table:table-cell table:formula="of:=MIN([.B2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1/([.A201]-[.A201]/2))*30000" office:value-type="float" office:value="301.507537688442" calcext:value-type="float">
            <text:p>301.507537688442</text:p>
          </table:table-cell>
          <table:table-cell table:formula="of:=MIN([.B2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02]-[.A202]/2))*30000" office:value-type="float" office:value="300" calcext:value-type="float">
            <text:p>300</text:p>
          </table:table-cell>
          <table:table-cell table:formula="of:=MIN([.B2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1/([.A203]-[.A203]/2))*30000" office:value-type="float" office:value="298.507462686567" calcext:value-type="float">
            <text:p>298.507462686567</text:p>
          </table:table-cell>
          <table:table-cell table:formula="of:=MIN([.B20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1/([.A204]-[.A204]/2))*30000" office:value-type="float" office:value="297.029702970297" calcext:value-type="float">
            <text:p>297.029702970297</text:p>
          </table:table-cell>
          <table:table-cell table:formula="of:=MIN([.B20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1/([.A205]-[.A205]/2))*30000" office:value-type="float" office:value="295.566502463054" calcext:value-type="float">
            <text:p>295.566502463054</text:p>
          </table:table-cell>
          <table:table-cell table:formula="of:=MIN([.B20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06]-[.A206]/2))*30000" office:value-type="float" office:value="294.117647058824" calcext:value-type="float">
            <text:p>294.117647058824</text:p>
          </table:table-cell>
          <table:table-cell table:formula="of:=MIN([.B20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1/([.A207]-[.A207]/2))*30000" office:value-type="float" office:value="292.682926829268" calcext:value-type="float">
            <text:p>292.682926829268</text:p>
          </table:table-cell>
          <table:table-cell table:formula="of:=MIN([.B20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1/([.A208]-[.A208]/2))*30000" office:value-type="float" office:value="291.26213592233" calcext:value-type="float">
            <text:p>291.26213592233</text:p>
          </table:table-cell>
          <table:table-cell table:formula="of:=MIN([.B20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1/([.A209]-[.A209]/2))*30000" office:value-type="float" office:value="289.855072463768" calcext:value-type="float">
            <text:p>289.855072463768</text:p>
          </table:table-cell>
          <table:table-cell table:formula="of:=MIN([.B20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10]-[.A210]/2))*30000" office:value-type="float" office:value="288.461538461538" calcext:value-type="float">
            <text:p>288.461538461538</text:p>
          </table:table-cell>
          <table:table-cell table:formula="of:=MIN([.B2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1/([.A211]-[.A211]/2))*30000" office:value-type="float" office:value="287.081339712919" calcext:value-type="float">
            <text:p>287.081339712919</text:p>
          </table:table-cell>
          <table:table-cell table:formula="of:=MIN([.B21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1/([.A212]-[.A212]/2))*30000" office:value-type="float" office:value="285.714285714286" calcext:value-type="float">
            <text:p>285.714285714286</text:p>
          </table:table-cell>
          <table:table-cell table:formula="of:=MIN([.B2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1/([.A213]-[.A213]/2))*30000" office:value-type="float" office:value="284.36018957346" calcext:value-type="float">
            <text:p>284.36018957346</text:p>
          </table:table-cell>
          <table:table-cell table:formula="of:=MIN([.B2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14]-[.A214]/2))*30000" office:value-type="float" office:value="283.018867924528" calcext:value-type="float">
            <text:p>283.018867924528</text:p>
          </table:table-cell>
          <table:table-cell table:formula="of:=MIN([.B2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1/([.A215]-[.A215]/2))*30000" office:value-type="float" office:value="281.69014084507" calcext:value-type="float">
            <text:p>281.69014084507</text:p>
          </table:table-cell>
          <table:table-cell table:formula="of:=MIN([.B2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1/([.A216]-[.A216]/2))*30000" office:value-type="float" office:value="280.373831775701" calcext:value-type="float">
            <text:p>280.373831775701</text:p>
          </table:table-cell>
          <table:table-cell table:formula="of:=MIN([.B2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1/([.A217]-[.A217]/2))*30000" office:value-type="float" office:value="279.06976744186" calcext:value-type="float">
            <text:p>279.06976744186</text:p>
          </table:table-cell>
          <table:table-cell table:formula="of:=MIN([.B2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18]-[.A218]/2))*30000" office:value-type="float" office:value="277.777777777778" calcext:value-type="float">
            <text:p>277.777777777778</text:p>
          </table:table-cell>
          <table:table-cell table:formula="of:=MIN([.B2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1/([.A219]-[.A219]/2))*30000" office:value-type="float" office:value="276.497695852535" calcext:value-type="float">
            <text:p>276.497695852535</text:p>
          </table:table-cell>
          <table:table-cell table:formula="of:=MIN([.B2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1/([.A220]-[.A220]/2))*30000" office:value-type="float" office:value="275.229357798165" calcext:value-type="float">
            <text:p>275.229357798165</text:p>
          </table:table-cell>
          <table:table-cell table:formula="of:=MIN([.B2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1/([.A221]-[.A221]/2))*30000" office:value-type="float" office:value="273.972602739726" calcext:value-type="float">
            <text:p>273.972602739726</text:p>
          </table:table-cell>
          <table:table-cell table:formula="of:=MIN([.B2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22]-[.A222]/2))*30000" office:value-type="float" office:value="272.727272727273" calcext:value-type="float">
            <text:p>272.727272727273</text:p>
          </table:table-cell>
          <table:table-cell table:formula="of:=MIN([.B2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1/([.A223]-[.A223]/2))*30000" office:value-type="float" office:value="271.493212669683" calcext:value-type="float">
            <text:p>271.493212669683</text:p>
          </table:table-cell>
          <table:table-cell table:formula="of:=MIN([.B2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1/([.A224]-[.A224]/2))*30000" office:value-type="float" office:value="270.27027027027" calcext:value-type="float">
            <text:p>270.27027027027</text:p>
          </table:table-cell>
          <table:table-cell table:formula="of:=MIN([.B2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1/([.A225]-[.A225]/2))*30000" office:value-type="float" office:value="269.058295964126" calcext:value-type="float">
            <text:p>269.058295964126</text:p>
          </table:table-cell>
          <table:table-cell table:formula="of:=MIN([.B2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26]-[.A226]/2))*30000" office:value-type="float" office:value="267.857142857143" calcext:value-type="float">
            <text:p>267.857142857143</text:p>
          </table:table-cell>
          <table:table-cell table:formula="of:=MIN([.B2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1/([.A227]-[.A227]/2))*30000" office:value-type="float" office:value="266.666666666667" calcext:value-type="float">
            <text:p>266.666666666667</text:p>
          </table:table-cell>
          <table:table-cell table:formula="of:=MIN([.B2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1/([.A228]-[.A228]/2))*30000" office:value-type="float" office:value="265.486725663717" calcext:value-type="float">
            <text:p>265.486725663717</text:p>
          </table:table-cell>
          <table:table-cell table:formula="of:=MIN([.B2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1/([.A229]-[.A229]/2))*30000" office:value-type="float" office:value="264.31718061674" calcext:value-type="float">
            <text:p>264.31718061674</text:p>
          </table:table-cell>
          <table:table-cell table:formula="of:=MIN([.B2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30]-[.A230]/2))*30000" office:value-type="float" office:value="263.157894736842" calcext:value-type="float">
            <text:p>263.157894736842</text:p>
          </table:table-cell>
          <table:table-cell table:formula="of:=MIN([.B2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1/([.A231]-[.A231]/2))*30000" office:value-type="float" office:value="262.008733624454" calcext:value-type="float">
            <text:p>262.008733624454</text:p>
          </table:table-cell>
          <table:table-cell table:formula="of:=MIN([.B2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1/([.A232]-[.A232]/2))*30000" office:value-type="float" office:value="260.869565217391" calcext:value-type="float">
            <text:p>260.869565217391</text:p>
          </table:table-cell>
          <table:table-cell table:formula="of:=MIN([.B2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1/([.A233]-[.A233]/2))*30000" office:value-type="float" office:value="259.74025974026" calcext:value-type="float">
            <text:p>259.74025974026</text:p>
          </table:table-cell>
          <table:table-cell table:formula="of:=MIN([.B2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34]-[.A234]/2))*30000" office:value-type="float" office:value="258.620689655172" calcext:value-type="float">
            <text:p>258.620689655172</text:p>
          </table:table-cell>
          <table:table-cell table:formula="of:=MIN([.B2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1/([.A235]-[.A235]/2))*30000" office:value-type="float" office:value="257.510729613734" calcext:value-type="float">
            <text:p>257.510729613734</text:p>
          </table:table-cell>
          <table:table-cell table:formula="of:=MIN([.B2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1/([.A236]-[.A236]/2))*30000" office:value-type="float" office:value="256.410256410256" calcext:value-type="float">
            <text:p>256.410256410256</text:p>
          </table:table-cell>
          <table:table-cell table:formula="of:=MIN([.B2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1/([.A237]-[.A237]/2))*30000" office:value-type="float" office:value="255.31914893617" calcext:value-type="float">
            <text:p>255.31914893617</text:p>
          </table:table-cell>
          <table:table-cell table:formula="of:=MIN([.B2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38]-[.A238]/2))*30000" office:value-type="float" office:value="254.237288135593" calcext:value-type="float">
            <text:p>254.237288135593</text:p>
          </table:table-cell>
          <table:table-cell table:formula="of:=MIN([.B2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1/([.A239]-[.A239]/2))*30000" office:value-type="float" office:value="253.164556962025" calcext:value-type="float">
            <text:p>253.164556962025</text:p>
          </table:table-cell>
          <table:table-cell table:formula="of:=MIN([.B2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1/([.A240]-[.A240]/2))*30000" office:value-type="float" office:value="252.100840336134" calcext:value-type="float">
            <text:p>252.100840336134</text:p>
          </table:table-cell>
          <table:table-cell table:formula="of:=MIN([.B2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1/([.A241]-[.A241]/2))*30000" office:value-type="float" office:value="251.046025104602" calcext:value-type="float">
            <text:p>251.046025104602</text:p>
          </table:table-cell>
          <table:table-cell table:formula="of:=MIN([.B2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]-[.A242]/2))*30000" office:value-type="float" office:value="250" calcext:value-type="float">
            <text:p>250</text:p>
          </table:table-cell>
          <table:table-cell table:formula="of:=MIN([.B2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1/([.A243]-[.A243]/2))*30000" office:value-type="float" office:value="248.96265560166" calcext:value-type="float">
            <text:p>248.96265560166</text:p>
          </table:table-cell>
          <table:table-cell table:formula="of:=MIN([.B2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1/([.A244]-[.A244]/2))*30000" office:value-type="float" office:value="247.933884297521" calcext:value-type="float">
            <text:p>247.933884297521</text:p>
          </table:table-cell>
          <table:table-cell table:formula="of:=MIN([.B2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1/([.A245]-[.A245]/2))*30000" office:value-type="float" office:value="246.913580246914" calcext:value-type="float">
            <text:p>246.913580246914</text:p>
          </table:table-cell>
          <table:table-cell table:formula="of:=MIN([.B2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]-[.A246]/2))*30000" office:value-type="float" office:value="245.901639344262" calcext:value-type="float">
            <text:p>245.901639344262</text:p>
          </table:table-cell>
          <table:table-cell table:formula="of:=MIN([.B2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1/([.A247]-[.A247]/2))*30000" office:value-type="float" office:value="244.897959183673" calcext:value-type="float">
            <text:p>244.897959183673</text:p>
          </table:table-cell>
          <table:table-cell table:formula="of:=MIN([.B2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1/([.A248]-[.A248]/2))*30000" office:value-type="float" office:value="243.90243902439" calcext:value-type="float">
            <text:p>243.90243902439</text:p>
          </table:table-cell>
          <table:table-cell table:formula="of:=MIN([.B2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1/([.A249]-[.A249]/2))*30000" office:value-type="float" office:value="242.914979757085" calcext:value-type="float">
            <text:p>242.914979757085</text:p>
          </table:table-cell>
          <table:table-cell table:formula="of:=MIN([.B2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50]-[.A250]/2))*30000" office:value-type="float" office:value="241.935483870968" calcext:value-type="float">
            <text:p>241.935483870968</text:p>
          </table:table-cell>
          <table:table-cell table:formula="of:=MIN([.B2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1/([.A251]-[.A251]/2))*30000" office:value-type="float" office:value="240.963855421687" calcext:value-type="float">
            <text:p>240.963855421687</text:p>
          </table:table-cell>
          <table:table-cell table:formula="of:=MIN([.B2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1/([.A252]-[.A252]/2))*30000" office:value-type="float" office:value="240" calcext:value-type="float">
            <text:p>240</text:p>
          </table:table-cell>
          <table:table-cell table:formula="of:=MIN([.B2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1/([.A253]-[.A253]/2))*30000" office:value-type="float" office:value="239.043824701195" calcext:value-type="float">
            <text:p>239.043824701195</text:p>
          </table:table-cell>
          <table:table-cell table:formula="of:=MIN([.B2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54]-[.A254]/2))*30000" office:value-type="float" office:value="238.095238095238" calcext:value-type="float">
            <text:p>238.095238095238</text:p>
          </table:table-cell>
          <table:table-cell table:formula="of:=MIN([.B2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1/([.A255]-[.A255]/2))*30000" office:value-type="float" office:value="237.154150197628" calcext:value-type="float">
            <text:p>237.154150197628</text:p>
          </table:table-cell>
          <table:table-cell table:formula="of:=MIN([.B2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1/([.A256]-[.A256]/2))*30000" office:value-type="float" office:value="236.220472440945" calcext:value-type="float">
            <text:p>236.220472440945</text:p>
          </table:table-cell>
          <table:table-cell table:formula="of:=MIN([.B2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1/([.A257]-[.A257]/2))*30000" office:value-type="float" office:value="235.294117647059" calcext:value-type="float">
            <text:p>235.294117647059</text:p>
          </table:table-cell>
          <table:table-cell table:formula="of:=MIN([.B2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58]-[.A258]/2))*30000" office:value-type="float" office:value="234.375" calcext:value-type="float">
            <text:p>234.375</text:p>
          </table:table-cell>
          <table:table-cell table:formula="of:=MIN([.B2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1/([.A259]-[.A259]/2))*30000" office:value-type="float" office:value="233.463035019455" calcext:value-type="float">
            <text:p>233.463035019455</text:p>
          </table:table-cell>
          <table:table-cell table:formula="of:=MIN([.B2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1/([.A260]-[.A260]/2))*30000" office:value-type="float" office:value="232.558139534884" calcext:value-type="float">
            <text:p>232.558139534884</text:p>
          </table:table-cell>
          <table:table-cell table:formula="of:=MIN([.B2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1/([.A261]-[.A261]/2))*30000" office:value-type="float" office:value="231.660231660232" calcext:value-type="float">
            <text:p>231.660231660232</text:p>
          </table:table-cell>
          <table:table-cell table:formula="of:=MIN([.B2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62]-[.A262]/2))*30000" office:value-type="float" office:value="230.769230769231" calcext:value-type="float">
            <text:p>230.769230769231</text:p>
          </table:table-cell>
          <table:table-cell table:formula="of:=MIN([.B2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1/([.A263]-[.A263]/2))*30000" office:value-type="float" office:value="229.885057471264" calcext:value-type="float">
            <text:p>229.885057471264</text:p>
          </table:table-cell>
          <table:table-cell table:formula="of:=MIN([.B2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1/([.A264]-[.A264]/2))*30000" office:value-type="float" office:value="229.007633587786" calcext:value-type="float">
            <text:p>229.007633587786</text:p>
          </table:table-cell>
          <table:table-cell table:formula="of:=MIN([.B2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1/([.A265]-[.A265]/2))*30000" office:value-type="float" office:value="228.136882129278" calcext:value-type="float">
            <text:p>228.136882129278</text:p>
          </table:table-cell>
          <table:table-cell table:formula="of:=MIN([.B2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66]-[.A266]/2))*30000" office:value-type="float" office:value="227.272727272727" calcext:value-type="float">
            <text:p>227.272727272727</text:p>
          </table:table-cell>
          <table:table-cell table:formula="of:=MIN([.B2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1/([.A267]-[.A267]/2))*30000" office:value-type="float" office:value="226.415094339623" calcext:value-type="float">
            <text:p>226.415094339623</text:p>
          </table:table-cell>
          <table:table-cell table:formula="of:=MIN([.B2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1/([.A268]-[.A268]/2))*30000" office:value-type="float" office:value="225.563909774436" calcext:value-type="float">
            <text:p>225.563909774436</text:p>
          </table:table-cell>
          <table:table-cell table:formula="of:=MIN([.B2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1/([.A269]-[.A269]/2))*30000" office:value-type="float" office:value="224.719101123596" calcext:value-type="float">
            <text:p>224.719101123596</text:p>
          </table:table-cell>
          <table:table-cell table:formula="of:=MIN([.B2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70]-[.A270]/2))*30000" office:value-type="float" office:value="223.880597014925" calcext:value-type="float">
            <text:p>223.880597014925</text:p>
          </table:table-cell>
          <table:table-cell table:formula="of:=MIN([.B2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1/([.A271]-[.A271]/2))*30000" office:value-type="float" office:value="223.048327137546" calcext:value-type="float">
            <text:p>223.048327137546</text:p>
          </table:table-cell>
          <table:table-cell table:formula="of:=MIN([.B2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1/([.A272]-[.A272]/2))*30000" office:value-type="float" office:value="222.222222222222" calcext:value-type="float">
            <text:p>222.222222222222</text:p>
          </table:table-cell>
          <table:table-cell table:formula="of:=MIN([.B2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1/([.A273]-[.A273]/2))*30000" office:value-type="float" office:value="221.40221402214" calcext:value-type="float">
            <text:p>221.40221402214</text:p>
          </table:table-cell>
          <table:table-cell table:formula="of:=MIN([.B2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74]-[.A274]/2))*30000" office:value-type="float" office:value="220.588235294118" calcext:value-type="float">
            <text:p>220.588235294118</text:p>
          </table:table-cell>
          <table:table-cell table:formula="of:=MIN([.B2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1/([.A275]-[.A275]/2))*30000" office:value-type="float" office:value="219.78021978022" calcext:value-type="float">
            <text:p>219.78021978022</text:p>
          </table:table-cell>
          <table:table-cell table:formula="of:=MIN([.B2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1/([.A276]-[.A276]/2))*30000" office:value-type="float" office:value="218.978102189781" calcext:value-type="float">
            <text:p>218.978102189781</text:p>
          </table:table-cell>
          <table:table-cell table:formula="of:=MIN([.B2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1/([.A277]-[.A277]/2))*30000" office:value-type="float" office:value="218.181818181818" calcext:value-type="float">
            <text:p>218.181818181818</text:p>
          </table:table-cell>
          <table:table-cell table:formula="of:=MIN([.B2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278]-[.A278]/2))*30000" office:value-type="float" office:value="217.391304347826" calcext:value-type="float">
            <text:p>217.391304347826</text:p>
          </table:table-cell>
          <table:table-cell table:formula="of:=MIN([.B2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1/([.A279]-[.A279]/2))*30000" office:value-type="float" office:value="216.606498194946" calcext:value-type="float">
            <text:p>216.606498194946</text:p>
          </table:table-cell>
          <table:table-cell table:formula="of:=MIN([.B2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1/([.A280]-[.A280]/2))*30000" office:value-type="float" office:value="215.827338129496" calcext:value-type="float">
            <text:p>215.827338129496</text:p>
          </table:table-cell>
          <table:table-cell table:formula="of:=MIN([.B2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1/([.A281]-[.A281]/2))*30000" office:value-type="float" office:value="215.05376344086" calcext:value-type="float">
            <text:p>215.05376344086</text:p>
          </table:table-cell>
          <table:table-cell table:formula="of:=MIN([.B2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282]-[.A282]/2))*30000" office:value-type="float" office:value="214.285714285714" calcext:value-type="float">
            <text:p>214.285714285714</text:p>
          </table:table-cell>
          <table:table-cell table:formula="of:=MIN([.B2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1/([.A283]-[.A283]/2))*30000" office:value-type="float" office:value="213.523131672598" calcext:value-type="float">
            <text:p>213.523131672598</text:p>
          </table:table-cell>
          <table:table-cell table:formula="of:=MIN([.B2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1/([.A284]-[.A284]/2))*30000" office:value-type="float" office:value="212.765957446808" calcext:value-type="float">
            <text:p>212.765957446808</text:p>
          </table:table-cell>
          <table:table-cell table:formula="of:=MIN([.B2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1/([.A285]-[.A285]/2))*30000" office:value-type="float" office:value="212.014134275618" calcext:value-type="float">
            <text:p>212.014134275618</text:p>
          </table:table-cell>
          <table:table-cell table:formula="of:=MIN([.B2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286]-[.A286]/2))*30000" office:value-type="float" office:value="211.267605633803" calcext:value-type="float">
            <text:p>211.267605633803</text:p>
          </table:table-cell>
          <table:table-cell table:formula="of:=MIN([.B2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1/([.A287]-[.A287]/2))*30000" office:value-type="float" office:value="210.526315789474" calcext:value-type="float">
            <text:p>210.526315789474</text:p>
          </table:table-cell>
          <table:table-cell table:formula="of:=MIN([.B2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1/([.A288]-[.A288]/2))*30000" office:value-type="float" office:value="209.79020979021" calcext:value-type="float">
            <text:p>209.79020979021</text:p>
          </table:table-cell>
          <table:table-cell table:formula="of:=MIN([.B2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1/([.A289]-[.A289]/2))*30000" office:value-type="float" office:value="209.059233449477" calcext:value-type="float">
            <text:p>209.059233449477</text:p>
          </table:table-cell>
          <table:table-cell table:formula="of:=MIN([.B2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290]-[.A290]/2))*30000" office:value-type="float" office:value="208.333333333333" calcext:value-type="float">
            <text:p>208.333333333333</text:p>
          </table:table-cell>
          <table:table-cell table:formula="of:=MIN([.B2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1/([.A291]-[.A291]/2))*30000" office:value-type="float" office:value="207.612456747405" calcext:value-type="float">
            <text:p>207.612456747405</text:p>
          </table:table-cell>
          <table:table-cell table:formula="of:=MIN([.B2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1/([.A292]-[.A292]/2))*30000" office:value-type="float" office:value="206.896551724138" calcext:value-type="float">
            <text:p>206.896551724138</text:p>
          </table:table-cell>
          <table:table-cell table:formula="of:=MIN([.B2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1/([.A293]-[.A293]/2))*30000" office:value-type="float" office:value="206.185567010309" calcext:value-type="float">
            <text:p>206.185567010309</text:p>
          </table:table-cell>
          <table:table-cell table:formula="of:=MIN([.B2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294]-[.A294]/2))*30000" office:value-type="float" office:value="205.479452054794" calcext:value-type="float">
            <text:p>205.479452054794</text:p>
          </table:table-cell>
          <table:table-cell table:formula="of:=MIN([.B2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1/([.A295]-[.A295]/2))*30000" office:value-type="float" office:value="204.778156996587" calcext:value-type="float">
            <text:p>204.778156996587</text:p>
          </table:table-cell>
          <table:table-cell table:formula="of:=MIN([.B2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1/([.A296]-[.A296]/2))*30000" office:value-type="float" office:value="204.081632653061" calcext:value-type="float">
            <text:p>204.081632653061</text:p>
          </table:table-cell>
          <table:table-cell table:formula="of:=MIN([.B2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1/([.A297]-[.A297]/2))*30000" office:value-type="float" office:value="203.389830508475" calcext:value-type="float">
            <text:p>203.389830508475</text:p>
          </table:table-cell>
          <table:table-cell table:formula="of:=MIN([.B2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298]-[.A298]/2))*30000" office:value-type="float" office:value="202.702702702703" calcext:value-type="float">
            <text:p>202.702702702703</text:p>
          </table:table-cell>
          <table:table-cell table:formula="of:=MIN([.B2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1/([.A299]-[.A299]/2))*30000" office:value-type="float" office:value="202.020202020202" calcext:value-type="float">
            <text:p>202.020202020202</text:p>
          </table:table-cell>
          <table:table-cell table:formula="of:=MIN([.B2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1/([.A300]-[.A300]/2))*30000" office:value-type="float" office:value="201.342281879195" calcext:value-type="float">
            <text:p>201.342281879195</text:p>
          </table:table-cell>
          <table:table-cell table:formula="of:=MIN([.B3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1/([.A301]-[.A301]/2))*30000" office:value-type="float" office:value="200.66889632107" calcext:value-type="float">
            <text:p>200.66889632107</text:p>
          </table:table-cell>
          <table:table-cell table:formula="of:=MIN([.B3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302]-[.A302]/2))*30000" office:value-type="float" office:value="200" calcext:value-type="float">
            <text:p>200</text:p>
          </table:table-cell>
          <table:table-cell table:formula="of:=MIN([.B3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1/([.A303]-[.A303]/2))*30000" office:value-type="float" office:value="199.335548172757" calcext:value-type="float">
            <text:p>199.335548172757</text:p>
          </table:table-cell>
          <table:table-cell table:formula="of:=MIN([.B30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1/([.A304]-[.A304]/2))*30000" office:value-type="float" office:value="198.675496688742" calcext:value-type="float">
            <text:p>198.675496688742</text:p>
          </table:table-cell>
          <table:table-cell table:formula="of:=MIN([.B30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1/([.A305]-[.A305]/2))*30000" office:value-type="float" office:value="198.019801980198" calcext:value-type="float">
            <text:p>198.019801980198</text:p>
          </table:table-cell>
          <table:table-cell table:formula="of:=MIN([.B30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306]-[.A306]/2))*30000" office:value-type="float" office:value="197.368421052632" calcext:value-type="float">
            <text:p>197.368421052632</text:p>
          </table:table-cell>
          <table:table-cell table:formula="of:=MIN([.B30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1/([.A307]-[.A307]/2))*30000" office:value-type="float" office:value="196.72131147541" calcext:value-type="float">
            <text:p>196.72131147541</text:p>
          </table:table-cell>
          <table:table-cell table:formula="of:=MIN([.B30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1/([.A308]-[.A308]/2))*30000" office:value-type="float" office:value="196.078431372549" calcext:value-type="float">
            <text:p>196.078431372549</text:p>
          </table:table-cell>
          <table:table-cell table:formula="of:=MIN([.B30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1/([.A309]-[.A309]/2))*30000" office:value-type="float" office:value="195.439739413681" calcext:value-type="float">
            <text:p>195.439739413681</text:p>
          </table:table-cell>
          <table:table-cell table:formula="of:=MIN([.B30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310]-[.A310]/2))*30000" office:value-type="float" office:value="194.805194805195" calcext:value-type="float">
            <text:p>194.805194805195</text:p>
          </table:table-cell>
          <table:table-cell table:formula="of:=MIN([.B3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1/([.A311]-[.A311]/2))*30000" office:value-type="float" office:value="194.174757281553" calcext:value-type="float">
            <text:p>194.174757281553</text:p>
          </table:table-cell>
          <table:table-cell table:formula="of:=MIN([.B31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1/([.A312]-[.A312]/2))*30000" office:value-type="float" office:value="193.548387096774" calcext:value-type="float">
            <text:p>193.548387096774</text:p>
          </table:table-cell>
          <table:table-cell table:formula="of:=MIN([.B3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1/([.A313]-[.A313]/2))*30000" office:value-type="float" office:value="192.926045016077" calcext:value-type="float">
            <text:p>192.926045016077</text:p>
          </table:table-cell>
          <table:table-cell table:formula="of:=MIN([.B3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314]-[.A314]/2))*30000" office:value-type="float" office:value="192.307692307692" calcext:value-type="float">
            <text:p>192.307692307692</text:p>
          </table:table-cell>
          <table:table-cell table:formula="of:=MIN([.B3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1/([.A315]-[.A315]/2))*30000" office:value-type="float" office:value="191.693290734824" calcext:value-type="float">
            <text:p>191.693290734824</text:p>
          </table:table-cell>
          <table:table-cell table:formula="of:=MIN([.B3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1/([.A316]-[.A316]/2))*30000" office:value-type="float" office:value="191.082802547771" calcext:value-type="float">
            <text:p>191.082802547771</text:p>
          </table:table-cell>
          <table:table-cell table:formula="of:=MIN([.B3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1/([.A317]-[.A317]/2))*30000" office:value-type="float" office:value="190.476190476191" calcext:value-type="float">
            <text:p>190.476190476191</text:p>
          </table:table-cell>
          <table:table-cell table:formula="of:=MIN([.B3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318]-[.A318]/2))*30000" office:value-type="float" office:value="189.873417721519" calcext:value-type="float">
            <text:p>189.873417721519</text:p>
          </table:table-cell>
          <table:table-cell table:formula="of:=MIN([.B3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1/([.A319]-[.A319]/2))*30000" office:value-type="float" office:value="189.274447949527" calcext:value-type="float">
            <text:p>189.274447949527</text:p>
          </table:table-cell>
          <table:table-cell table:formula="of:=MIN([.B3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1/([.A320]-[.A320]/2))*30000" office:value-type="float" office:value="188.679245283019" calcext:value-type="float">
            <text:p>188.679245283019</text:p>
          </table:table-cell>
          <table:table-cell table:formula="of:=MIN([.B3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1/([.A321]-[.A321]/2))*30000" office:value-type="float" office:value="188.087774294671" calcext:value-type="float">
            <text:p>188.087774294671</text:p>
          </table:table-cell>
          <table:table-cell table:formula="of:=MIN([.B3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322]-[.A322]/2))*30000" office:value-type="float" office:value="187.5" calcext:value-type="float">
            <text:p>187.5</text:p>
          </table:table-cell>
          <table:table-cell table:formula="of:=MIN([.B3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1/([.A323]-[.A323]/2))*30000" office:value-type="float" office:value="186.915887850467" calcext:value-type="float">
            <text:p>186.915887850467</text:p>
          </table:table-cell>
          <table:table-cell table:formula="of:=MIN([.B3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1/([.A324]-[.A324]/2))*30000" office:value-type="float" office:value="186.335403726708" calcext:value-type="float">
            <text:p>186.335403726708</text:p>
          </table:table-cell>
          <table:table-cell table:formula="of:=MIN([.B3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1/([.A325]-[.A325]/2))*30000" office:value-type="float" office:value="185.758513931889" calcext:value-type="float">
            <text:p>185.758513931889</text:p>
          </table:table-cell>
          <table:table-cell table:formula="of:=MIN([.B3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326]-[.A326]/2))*30000" office:value-type="float" office:value="185.185185185185" calcext:value-type="float">
            <text:p>185.185185185185</text:p>
          </table:table-cell>
          <table:table-cell table:formula="of:=MIN([.B3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1/([.A327]-[.A327]/2))*30000" office:value-type="float" office:value="184.615384615385" calcext:value-type="float">
            <text:p>184.615384615385</text:p>
          </table:table-cell>
          <table:table-cell table:formula="of:=MIN([.B3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1/([.A328]-[.A328]/2))*30000" office:value-type="float" office:value="184.049079754601" calcext:value-type="float">
            <text:p>184.049079754601</text:p>
          </table:table-cell>
          <table:table-cell table:formula="of:=MIN([.B3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1/([.A329]-[.A329]/2))*30000" office:value-type="float" office:value="183.48623853211" calcext:value-type="float">
            <text:p>183.48623853211</text:p>
          </table:table-cell>
          <table:table-cell table:formula="of:=MIN([.B3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330]-[.A330]/2))*30000" office:value-type="float" office:value="182.926829268293" calcext:value-type="float">
            <text:p>182.926829268293</text:p>
          </table:table-cell>
          <table:table-cell table:formula="of:=MIN([.B3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1/([.A331]-[.A331]/2))*30000" office:value-type="float" office:value="182.370820668693" calcext:value-type="float">
            <text:p>182.370820668693</text:p>
          </table:table-cell>
          <table:table-cell table:formula="of:=MIN([.B3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1/([.A332]-[.A332]/2))*30000" office:value-type="float" office:value="181.818181818182" calcext:value-type="float">
            <text:p>181.818181818182</text:p>
          </table:table-cell>
          <table:table-cell table:formula="of:=MIN([.B3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1/([.A333]-[.A333]/2))*30000" office:value-type="float" office:value="181.268882175227" calcext:value-type="float">
            <text:p>181.268882175227</text:p>
          </table:table-cell>
          <table:table-cell table:formula="of:=MIN([.B3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334]-[.A334]/2))*30000" office:value-type="float" office:value="180.722891566265" calcext:value-type="float">
            <text:p>180.722891566265</text:p>
          </table:table-cell>
          <table:table-cell table:formula="of:=MIN([.B3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1/([.A335]-[.A335]/2))*30000" office:value-type="float" office:value="180.18018018018" calcext:value-type="float">
            <text:p>180.18018018018</text:p>
          </table:table-cell>
          <table:table-cell table:formula="of:=MIN([.B3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1/([.A336]-[.A336]/2))*30000" office:value-type="float" office:value="179.640718562874" calcext:value-type="float">
            <text:p>179.640718562874</text:p>
          </table:table-cell>
          <table:table-cell table:formula="of:=MIN([.B3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1/([.A337]-[.A337]/2))*30000" office:value-type="float" office:value="179.10447761194" calcext:value-type="float">
            <text:p>179.10447761194</text:p>
          </table:table-cell>
          <table:table-cell table:formula="of:=MIN([.B3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338]-[.A338]/2))*30000" office:value-type="float" office:value="178.571428571429" calcext:value-type="float">
            <text:p>178.571428571429</text:p>
          </table:table-cell>
          <table:table-cell table:formula="of:=MIN([.B3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1/([.A339]-[.A339]/2))*30000" office:value-type="float" office:value="178.041543026706" calcext:value-type="float">
            <text:p>178.041543026706</text:p>
          </table:table-cell>
          <table:table-cell table:formula="of:=MIN([.B3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1/([.A340]-[.A340]/2))*30000" office:value-type="float" office:value="177.514792899408" calcext:value-type="float">
            <text:p>177.514792899408</text:p>
          </table:table-cell>
          <table:table-cell table:formula="of:=MIN([.B3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1/([.A341]-[.A341]/2))*30000" office:value-type="float" office:value="176.991150442478" calcext:value-type="float">
            <text:p>176.991150442478</text:p>
          </table:table-cell>
          <table:table-cell table:formula="of:=MIN([.B3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342]-[.A342]/2))*30000" office:value-type="float" office:value="176.470588235294" calcext:value-type="float">
            <text:p>176.470588235294</text:p>
          </table:table-cell>
          <table:table-cell table:formula="of:=MIN([.B3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1/([.A343]-[.A343]/2))*30000" office:value-type="float" office:value="175.953079178886" calcext:value-type="float">
            <text:p>175.953079178886</text:p>
          </table:table-cell>
          <table:table-cell table:formula="of:=MIN([.B3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1/([.A344]-[.A344]/2))*30000" office:value-type="float" office:value="175.438596491228" calcext:value-type="float">
            <text:p>175.438596491228</text:p>
          </table:table-cell>
          <table:table-cell table:formula="of:=MIN([.B3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1/([.A345]-[.A345]/2))*30000" office:value-type="float" office:value="174.927113702624" calcext:value-type="float">
            <text:p>174.927113702624</text:p>
          </table:table-cell>
          <table:table-cell table:formula="of:=MIN([.B3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346]-[.A346]/2))*30000" office:value-type="float" office:value="174.418604651163" calcext:value-type="float">
            <text:p>174.418604651163</text:p>
          </table:table-cell>
          <table:table-cell table:formula="of:=MIN([.B3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1/([.A347]-[.A347]/2))*30000" office:value-type="float" office:value="173.913043478261" calcext:value-type="float">
            <text:p>173.913043478261</text:p>
          </table:table-cell>
          <table:table-cell table:formula="of:=MIN([.B3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1/([.A348]-[.A348]/2))*30000" office:value-type="float" office:value="173.410404624277" calcext:value-type="float">
            <text:p>173.410404624277</text:p>
          </table:table-cell>
          <table:table-cell table:formula="of:=MIN([.B3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1/([.A349]-[.A349]/2))*30000" office:value-type="float" office:value="172.910662824207" calcext:value-type="float">
            <text:p>172.910662824207</text:p>
          </table:table-cell>
          <table:table-cell table:formula="of:=MIN([.B3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350]-[.A350]/2))*30000" office:value-type="float" office:value="172.413793103448" calcext:value-type="float">
            <text:p>172.413793103448</text:p>
          </table:table-cell>
          <table:table-cell table:formula="of:=MIN([.B3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1/([.A351]-[.A351]/2))*30000" office:value-type="float" office:value="171.919770773639" calcext:value-type="float">
            <text:p>171.919770773639</text:p>
          </table:table-cell>
          <table:table-cell table:formula="of:=MIN([.B3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1/([.A352]-[.A352]/2))*30000" office:value-type="float" office:value="171.428571428571" calcext:value-type="float">
            <text:p>171.428571428571</text:p>
          </table:table-cell>
          <table:table-cell table:formula="of:=MIN([.B3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1/([.A353]-[.A353]/2))*30000" office:value-type="float" office:value="170.940170940171" calcext:value-type="float">
            <text:p>170.940170940171</text:p>
          </table:table-cell>
          <table:table-cell table:formula="of:=MIN([.B3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354]-[.A354]/2))*30000" office:value-type="float" office:value="170.454545454545" calcext:value-type="float">
            <text:p>170.454545454545</text:p>
          </table:table-cell>
          <table:table-cell table:formula="of:=MIN([.B3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1/([.A355]-[.A355]/2))*30000" office:value-type="float" office:value="169.971671388102" calcext:value-type="float">
            <text:p>169.971671388102</text:p>
          </table:table-cell>
          <table:table-cell table:formula="of:=MIN([.B3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1/([.A356]-[.A356]/2))*30000" office:value-type="float" office:value="169.491525423729" calcext:value-type="float">
            <text:p>169.491525423729</text:p>
          </table:table-cell>
          <table:table-cell table:formula="of:=MIN([.B3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1/([.A357]-[.A357]/2))*30000" office:value-type="float" office:value="169.014084507042" calcext:value-type="float">
            <text:p>169.014084507042</text:p>
          </table:table-cell>
          <table:table-cell table:formula="of:=MIN([.B3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358]-[.A358]/2))*30000" office:value-type="float" office:value="168.539325842697" calcext:value-type="float">
            <text:p>168.539325842697</text:p>
          </table:table-cell>
          <table:table-cell table:formula="of:=MIN([.B3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1/([.A359]-[.A359]/2))*30000" office:value-type="float" office:value="168.067226890756" calcext:value-type="float">
            <text:p>168.067226890756</text:p>
          </table:table-cell>
          <table:table-cell table:formula="of:=MIN([.B3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1/([.A360]-[.A360]/2))*30000" office:value-type="float" office:value="167.597765363129" calcext:value-type="float">
            <text:p>167.597765363129</text:p>
          </table:table-cell>
          <table:table-cell table:formula="of:=MIN([.B3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1/([.A361]-[.A361]/2))*30000" office:value-type="float" office:value="167.130919220056" calcext:value-type="float">
            <text:p>167.130919220056</text:p>
          </table:table-cell>
          <table:table-cell table:formula="of:=MIN([.B3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362]-[.A362]/2))*30000" office:value-type="float" office:value="166.666666666667" calcext:value-type="float">
            <text:p>166.666666666667</text:p>
          </table:table-cell>
          <table:table-cell table:formula="of:=MIN([.B3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1/([.A363]-[.A363]/2))*30000" office:value-type="float" office:value="166.204986149585" calcext:value-type="float">
            <text:p>166.204986149585</text:p>
          </table:table-cell>
          <table:table-cell table:formula="of:=MIN([.B3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1/([.A364]-[.A364]/2))*30000" office:value-type="float" office:value="165.745856353591" calcext:value-type="float">
            <text:p>165.745856353591</text:p>
          </table:table-cell>
          <table:table-cell table:formula="of:=MIN([.B3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1/([.A365]-[.A365]/2))*30000" office:value-type="float" office:value="165.289256198347" calcext:value-type="float">
            <text:p>165.289256198347</text:p>
          </table:table-cell>
          <table:table-cell table:formula="of:=MIN([.B3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366]-[.A366]/2))*30000" office:value-type="float" office:value="164.835164835165" calcext:value-type="float">
            <text:p>164.835164835165</text:p>
          </table:table-cell>
          <table:table-cell table:formula="of:=MIN([.B3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1/([.A367]-[.A367]/2))*30000" office:value-type="float" office:value="164.383561643836" calcext:value-type="float">
            <text:p>164.383561643836</text:p>
          </table:table-cell>
          <table:table-cell table:formula="of:=MIN([.B3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1/([.A368]-[.A368]/2))*30000" office:value-type="float" office:value="163.934426229508" calcext:value-type="float">
            <text:p>163.934426229508</text:p>
          </table:table-cell>
          <table:table-cell table:formula="of:=MIN([.B3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1/([.A369]-[.A369]/2))*30000" office:value-type="float" office:value="163.487738419619" calcext:value-type="float">
            <text:p>163.487738419619</text:p>
          </table:table-cell>
          <table:table-cell table:formula="of:=MIN([.B3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370]-[.A370]/2))*30000" office:value-type="float" office:value="163.04347826087" calcext:value-type="float">
            <text:p>163.04347826087</text:p>
          </table:table-cell>
          <table:table-cell table:formula="of:=MIN([.B3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1/([.A371]-[.A371]/2))*30000" office:value-type="float" office:value="162.60162601626" calcext:value-type="float">
            <text:p>162.60162601626</text:p>
          </table:table-cell>
          <table:table-cell table:formula="of:=MIN([.B3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1/([.A372]-[.A372]/2))*30000" office:value-type="float" office:value="162.162162162162" calcext:value-type="float">
            <text:p>162.162162162162</text:p>
          </table:table-cell>
          <table:table-cell table:formula="of:=MIN([.B3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1/([.A373]-[.A373]/2))*30000" office:value-type="float" office:value="161.725067385445" calcext:value-type="float">
            <text:p>161.725067385445</text:p>
          </table:table-cell>
          <table:table-cell table:formula="of:=MIN([.B3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374]-[.A374]/2))*30000" office:value-type="float" office:value="161.290322580645" calcext:value-type="float">
            <text:p>161.290322580645</text:p>
          </table:table-cell>
          <table:table-cell table:formula="of:=MIN([.B3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1/([.A375]-[.A375]/2))*30000" office:value-type="float" office:value="160.857908847185" calcext:value-type="float">
            <text:p>160.857908847185</text:p>
          </table:table-cell>
          <table:table-cell table:formula="of:=MIN([.B3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1/([.A376]-[.A376]/2))*30000" office:value-type="float" office:value="160.427807486631" calcext:value-type="float">
            <text:p>160.427807486631</text:p>
          </table:table-cell>
          <table:table-cell table:formula="of:=MIN([.B3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1/([.A377]-[.A377]/2))*30000" office:value-type="float" office:value="160" calcext:value-type="float">
            <text:p>160</text:p>
          </table:table-cell>
          <table:table-cell table:formula="of:=MIN([.B3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378]-[.A378]/2))*30000" office:value-type="float" office:value="159.574468085106" calcext:value-type="float">
            <text:p>159.574468085106</text:p>
          </table:table-cell>
          <table:table-cell table:formula="of:=MIN([.B3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1/([.A379]-[.A379]/2))*30000" office:value-type="float" office:value="159.151193633952" calcext:value-type="float">
            <text:p>159.151193633952</text:p>
          </table:table-cell>
          <table:table-cell table:formula="of:=MIN([.B3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1/([.A380]-[.A380]/2))*30000" office:value-type="float" office:value="158.730158730159" calcext:value-type="float">
            <text:p>158.730158730159</text:p>
          </table:table-cell>
          <table:table-cell table:formula="of:=MIN([.B3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1/([.A381]-[.A381]/2))*30000" office:value-type="float" office:value="158.311345646438" calcext:value-type="float">
            <text:p>158.311345646438</text:p>
          </table:table-cell>
          <table:table-cell table:formula="of:=MIN([.B3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382]-[.A382]/2))*30000" office:value-type="float" office:value="157.894736842105" calcext:value-type="float">
            <text:p>157.894736842105</text:p>
          </table:table-cell>
          <table:table-cell table:formula="of:=MIN([.B3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1/([.A383]-[.A383]/2))*30000" office:value-type="float" office:value="157.48031496063" calcext:value-type="float">
            <text:p>157.48031496063</text:p>
          </table:table-cell>
          <table:table-cell table:formula="of:=MIN([.B3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1/([.A384]-[.A384]/2))*30000" office:value-type="float" office:value="157.068062827225" calcext:value-type="float">
            <text:p>157.068062827225</text:p>
          </table:table-cell>
          <table:table-cell table:formula="of:=MIN([.B3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1/([.A385]-[.A385]/2))*30000" office:value-type="float" office:value="156.657963446475" calcext:value-type="float">
            <text:p>156.657963446475</text:p>
          </table:table-cell>
          <table:table-cell table:formula="of:=MIN([.B3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386]-[.A386]/2))*30000" office:value-type="float" office:value="156.25" calcext:value-type="float">
            <text:p>156.25</text:p>
          </table:table-cell>
          <table:table-cell table:formula="of:=MIN([.B3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1/([.A387]-[.A387]/2))*30000" office:value-type="float" office:value="155.844155844156" calcext:value-type="float">
            <text:p>155.844155844156</text:p>
          </table:table-cell>
          <table:table-cell table:formula="of:=MIN([.B3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1/([.A388]-[.A388]/2))*30000" office:value-type="float" office:value="155.440414507772" calcext:value-type="float">
            <text:p>155.440414507772</text:p>
          </table:table-cell>
          <table:table-cell table:formula="of:=MIN([.B3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1/([.A389]-[.A389]/2))*30000" office:value-type="float" office:value="155.038759689923" calcext:value-type="float">
            <text:p>155.038759689923</text:p>
          </table:table-cell>
          <table:table-cell table:formula="of:=MIN([.B3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390]-[.A390]/2))*30000" office:value-type="float" office:value="154.639175257732" calcext:value-type="float">
            <text:p>154.639175257732</text:p>
          </table:table-cell>
          <table:table-cell table:formula="of:=MIN([.B3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1/([.A391]-[.A391]/2))*30000" office:value-type="float" office:value="154.241645244216" calcext:value-type="float">
            <text:p>154.241645244216</text:p>
          </table:table-cell>
          <table:table-cell table:formula="of:=MIN([.B3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1/([.A392]-[.A392]/2))*30000" office:value-type="float" office:value="153.846153846154" calcext:value-type="float">
            <text:p>153.846153846154</text:p>
          </table:table-cell>
          <table:table-cell table:formula="of:=MIN([.B3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1/([.A393]-[.A393]/2))*30000" office:value-type="float" office:value="153.452685421995" calcext:value-type="float">
            <text:p>153.452685421995</text:p>
          </table:table-cell>
          <table:table-cell table:formula="of:=MIN([.B3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394]-[.A394]/2))*30000" office:value-type="float" office:value="153.061224489796" calcext:value-type="float">
            <text:p>153.061224489796</text:p>
          </table:table-cell>
          <table:table-cell table:formula="of:=MIN([.B3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1/([.A395]-[.A395]/2))*30000" office:value-type="float" office:value="152.671755725191" calcext:value-type="float">
            <text:p>152.671755725191</text:p>
          </table:table-cell>
          <table:table-cell table:formula="of:=MIN([.B3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1/([.A396]-[.A396]/2))*30000" office:value-type="float" office:value="152.284263959391" calcext:value-type="float">
            <text:p>152.284263959391</text:p>
          </table:table-cell>
          <table:table-cell table:formula="of:=MIN([.B3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1/([.A397]-[.A397]/2))*30000" office:value-type="float" office:value="151.898734177215" calcext:value-type="float">
            <text:p>151.898734177215</text:p>
          </table:table-cell>
          <table:table-cell table:formula="of:=MIN([.B3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398]-[.A398]/2))*30000" office:value-type="float" office:value="151.515151515152" calcext:value-type="float">
            <text:p>151.515151515152</text:p>
          </table:table-cell>
          <table:table-cell table:formula="of:=MIN([.B3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1/([.A399]-[.A399]/2))*30000" office:value-type="float" office:value="151.133501259446" calcext:value-type="float">
            <text:p>151.133501259446</text:p>
          </table:table-cell>
          <table:table-cell table:formula="of:=MIN([.B3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1/([.A400]-[.A400]/2))*30000" office:value-type="float" office:value="150.753768844221" calcext:value-type="float">
            <text:p>150.753768844221</text:p>
          </table:table-cell>
          <table:table-cell table:formula="of:=MIN([.B4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1/([.A401]-[.A401]/2))*30000" office:value-type="float" office:value="150.375939849624" calcext:value-type="float">
            <text:p>150.375939849624</text:p>
          </table:table-cell>
          <table:table-cell table:formula="of:=MIN([.B4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402]-[.A402]/2))*30000" office:value-type="float" office:value="150" calcext:value-type="float">
            <text:p>150</text:p>
          </table:table-cell>
          <table:table-cell table:formula="of:=MIN([.B4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1/([.A403]-[.A403]/2))*30000" office:value-type="float" office:value="149.625935162095" calcext:value-type="float">
            <text:p>149.625935162095</text:p>
          </table:table-cell>
          <table:table-cell table:formula="of:=MIN([.B40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1/([.A404]-[.A404]/2))*30000" office:value-type="float" office:value="149.253731343284" calcext:value-type="float">
            <text:p>149.253731343284</text:p>
          </table:table-cell>
          <table:table-cell table:formula="of:=MIN([.B40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1/([.A405]-[.A405]/2))*30000" office:value-type="float" office:value="148.883374689826" calcext:value-type="float">
            <text:p>148.883374689826</text:p>
          </table:table-cell>
          <table:table-cell table:formula="of:=MIN([.B40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406]-[.A406]/2))*30000" office:value-type="float" office:value="148.514851485149" calcext:value-type="float">
            <text:p>148.514851485149</text:p>
          </table:table-cell>
          <table:table-cell table:formula="of:=MIN([.B40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1/([.A407]-[.A407]/2))*30000" office:value-type="float" office:value="148.148148148148" calcext:value-type="float">
            <text:p>148.148148148148</text:p>
          </table:table-cell>
          <table:table-cell table:formula="of:=MIN([.B40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1/([.A408]-[.A408]/2))*30000" office:value-type="float" office:value="147.783251231527" calcext:value-type="float">
            <text:p>147.783251231527</text:p>
          </table:table-cell>
          <table:table-cell table:formula="of:=MIN([.B40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1/([.A409]-[.A409]/2))*30000" office:value-type="float" office:value="147.420147420147" calcext:value-type="float">
            <text:p>147.420147420147</text:p>
          </table:table-cell>
          <table:table-cell table:formula="of:=MIN([.B40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410]-[.A410]/2))*30000" office:value-type="float" office:value="147.058823529412" calcext:value-type="float">
            <text:p>147.058823529412</text:p>
          </table:table-cell>
          <table:table-cell table:formula="of:=MIN([.B4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1/([.A411]-[.A411]/2))*30000" office:value-type="float" office:value="146.699266503667" calcext:value-type="float">
            <text:p>146.699266503667</text:p>
          </table:table-cell>
          <table:table-cell table:formula="of:=MIN([.B41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1/([.A412]-[.A412]/2))*30000" office:value-type="float" office:value="146.341463414634" calcext:value-type="float">
            <text:p>146.341463414634</text:p>
          </table:table-cell>
          <table:table-cell table:formula="of:=MIN([.B4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1/([.A413]-[.A413]/2))*30000" office:value-type="float" office:value="145.985401459854" calcext:value-type="float">
            <text:p>145.985401459854</text:p>
          </table:table-cell>
          <table:table-cell table:formula="of:=MIN([.B4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414]-[.A414]/2))*30000" office:value-type="float" office:value="145.631067961165" calcext:value-type="float">
            <text:p>145.631067961165</text:p>
          </table:table-cell>
          <table:table-cell table:formula="of:=MIN([.B4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1/([.A415]-[.A415]/2))*30000" office:value-type="float" office:value="145.278450363196" calcext:value-type="float">
            <text:p>145.278450363196</text:p>
          </table:table-cell>
          <table:table-cell table:formula="of:=MIN([.B4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1/([.A416]-[.A416]/2))*30000" office:value-type="float" office:value="144.927536231884" calcext:value-type="float">
            <text:p>144.927536231884</text:p>
          </table:table-cell>
          <table:table-cell table:formula="of:=MIN([.B4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1/([.A417]-[.A417]/2))*30000" office:value-type="float" office:value="144.578313253012" calcext:value-type="float">
            <text:p>144.578313253012</text:p>
          </table:table-cell>
          <table:table-cell table:formula="of:=MIN([.B4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418]-[.A418]/2))*30000" office:value-type="float" office:value="144.230769230769" calcext:value-type="float">
            <text:p>144.230769230769</text:p>
          </table:table-cell>
          <table:table-cell table:formula="of:=MIN([.B4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1/([.A419]-[.A419]/2))*30000" office:value-type="float" office:value="143.884892086331" calcext:value-type="float">
            <text:p>143.884892086331</text:p>
          </table:table-cell>
          <table:table-cell table:formula="of:=MIN([.B4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1/([.A420]-[.A420]/2))*30000" office:value-type="float" office:value="143.540669856459" calcext:value-type="float">
            <text:p>143.540669856459</text:p>
          </table:table-cell>
          <table:table-cell table:formula="of:=MIN([.B4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1/([.A421]-[.A421]/2))*30000" office:value-type="float" office:value="143.198090692124" calcext:value-type="float">
            <text:p>143.198090692124</text:p>
          </table:table-cell>
          <table:table-cell table:formula="of:=MIN([.B4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422]-[.A422]/2))*30000" office:value-type="float" office:value="142.857142857143" calcext:value-type="float">
            <text:p>142.857142857143</text:p>
          </table:table-cell>
          <table:table-cell table:formula="of:=MIN([.B4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1/([.A423]-[.A423]/2))*30000" office:value-type="float" office:value="142.517814726841" calcext:value-type="float">
            <text:p>142.517814726841</text:p>
          </table:table-cell>
          <table:table-cell table:formula="of:=MIN([.B4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1/([.A424]-[.A424]/2))*30000" office:value-type="float" office:value="142.18009478673" calcext:value-type="float">
            <text:p>142.18009478673</text:p>
          </table:table-cell>
          <table:table-cell table:formula="of:=MIN([.B4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1/([.A425]-[.A425]/2))*30000" office:value-type="float" office:value="141.843971631206" calcext:value-type="float">
            <text:p>141.843971631206</text:p>
          </table:table-cell>
          <table:table-cell table:formula="of:=MIN([.B4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426]-[.A426]/2))*30000" office:value-type="float" office:value="141.509433962264" calcext:value-type="float">
            <text:p>141.509433962264</text:p>
          </table:table-cell>
          <table:table-cell table:formula="of:=MIN([.B4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1/([.A427]-[.A427]/2))*30000" office:value-type="float" office:value="141.176470588235" calcext:value-type="float">
            <text:p>141.176470588235</text:p>
          </table:table-cell>
          <table:table-cell table:formula="of:=MIN([.B4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1/([.A428]-[.A428]/2))*30000" office:value-type="float" office:value="140.845070422535" calcext:value-type="float">
            <text:p>140.845070422535</text:p>
          </table:table-cell>
          <table:table-cell table:formula="of:=MIN([.B4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1/([.A429]-[.A429]/2))*30000" office:value-type="float" office:value="140.515222482436" calcext:value-type="float">
            <text:p>140.515222482436</text:p>
          </table:table-cell>
          <table:table-cell table:formula="of:=MIN([.B4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430]-[.A430]/2))*30000" office:value-type="float" office:value="140.18691588785" calcext:value-type="float">
            <text:p>140.18691588785</text:p>
          </table:table-cell>
          <table:table-cell table:formula="of:=MIN([.B4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1/([.A431]-[.A431]/2))*30000" office:value-type="float" office:value="139.86013986014" calcext:value-type="float">
            <text:p>139.86013986014</text:p>
          </table:table-cell>
          <table:table-cell table:formula="of:=MIN([.B4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1/([.A432]-[.A432]/2))*30000" office:value-type="float" office:value="139.53488372093" calcext:value-type="float">
            <text:p>139.53488372093</text:p>
          </table:table-cell>
          <table:table-cell table:formula="of:=MIN([.B4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1/([.A433]-[.A433]/2))*30000" office:value-type="float" office:value="139.211136890951" calcext:value-type="float">
            <text:p>139.211136890951</text:p>
          </table:table-cell>
          <table:table-cell table:formula="of:=MIN([.B4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434]-[.A434]/2))*30000" office:value-type="float" office:value="138.888888888889" calcext:value-type="float">
            <text:p>138.888888888889</text:p>
          </table:table-cell>
          <table:table-cell table:formula="of:=MIN([.B4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1/([.A435]-[.A435]/2))*30000" office:value-type="float" office:value="138.568129330254" calcext:value-type="float">
            <text:p>138.568129330254</text:p>
          </table:table-cell>
          <table:table-cell table:formula="of:=MIN([.B4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1/([.A436]-[.A436]/2))*30000" office:value-type="float" office:value="138.248847926267" calcext:value-type="float">
            <text:p>138.248847926267</text:p>
          </table:table-cell>
          <table:table-cell table:formula="of:=MIN([.B4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1/([.A437]-[.A437]/2))*30000" office:value-type="float" office:value="137.931034482759" calcext:value-type="float">
            <text:p>137.931034482759</text:p>
          </table:table-cell>
          <table:table-cell table:formula="of:=MIN([.B4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438]-[.A438]/2))*30000" office:value-type="float" office:value="137.614678899083" calcext:value-type="float">
            <text:p>137.614678899083</text:p>
          </table:table-cell>
          <table:table-cell table:formula="of:=MIN([.B4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1/([.A439]-[.A439]/2))*30000" office:value-type="float" office:value="137.299771167048" calcext:value-type="float">
            <text:p>137.299771167048</text:p>
          </table:table-cell>
          <table:table-cell table:formula="of:=MIN([.B4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1/([.A440]-[.A440]/2))*30000" office:value-type="float" office:value="136.986301369863" calcext:value-type="float">
            <text:p>136.986301369863</text:p>
          </table:table-cell>
          <table:table-cell table:formula="of:=MIN([.B4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1/([.A441]-[.A441]/2))*30000" office:value-type="float" office:value="136.674259681093" calcext:value-type="float">
            <text:p>136.674259681093</text:p>
          </table:table-cell>
          <table:table-cell table:formula="of:=MIN([.B4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442]-[.A442]/2))*30000" office:value-type="float" office:value="136.363636363636" calcext:value-type="float">
            <text:p>136.363636363636</text:p>
          </table:table-cell>
          <table:table-cell table:formula="of:=MIN([.B4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1/([.A443]-[.A443]/2))*30000" office:value-type="float" office:value="136.054421768708" calcext:value-type="float">
            <text:p>136.054421768708</text:p>
          </table:table-cell>
          <table:table-cell table:formula="of:=MIN([.B4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1/([.A444]-[.A444]/2))*30000" office:value-type="float" office:value="135.746606334842" calcext:value-type="float">
            <text:p>135.746606334842</text:p>
          </table:table-cell>
          <table:table-cell table:formula="of:=MIN([.B4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1/([.A445]-[.A445]/2))*30000" office:value-type="float" office:value="135.440180586907" calcext:value-type="float">
            <text:p>135.440180586907</text:p>
          </table:table-cell>
          <table:table-cell table:formula="of:=MIN([.B4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446]-[.A446]/2))*30000" office:value-type="float" office:value="135.135135135135" calcext:value-type="float">
            <text:p>135.135135135135</text:p>
          </table:table-cell>
          <table:table-cell table:formula="of:=MIN([.B4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1/([.A447]-[.A447]/2))*30000" office:value-type="float" office:value="134.831460674157" calcext:value-type="float">
            <text:p>134.831460674157</text:p>
          </table:table-cell>
          <table:table-cell table:formula="of:=MIN([.B4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1/([.A448]-[.A448]/2))*30000" office:value-type="float" office:value="134.529147982063" calcext:value-type="float">
            <text:p>134.529147982063</text:p>
          </table:table-cell>
          <table:table-cell table:formula="of:=MIN([.B4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1/([.A449]-[.A449]/2))*30000" office:value-type="float" office:value="134.228187919463" calcext:value-type="float">
            <text:p>134.228187919463</text:p>
          </table:table-cell>
          <table:table-cell table:formula="of:=MIN([.B4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450]-[.A450]/2))*30000" office:value-type="float" office:value="133.928571428571" calcext:value-type="float">
            <text:p>133.928571428571</text:p>
          </table:table-cell>
          <table:table-cell table:formula="of:=MIN([.B4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1/([.A451]-[.A451]/2))*30000" office:value-type="float" office:value="133.630289532294" calcext:value-type="float">
            <text:p>133.630289532294</text:p>
          </table:table-cell>
          <table:table-cell table:formula="of:=MIN([.B4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1/([.A452]-[.A452]/2))*30000" office:value-type="float" office:value="133.333333333333" calcext:value-type="float">
            <text:p>133.333333333333</text:p>
          </table:table-cell>
          <table:table-cell table:formula="of:=MIN([.B4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1/([.A453]-[.A453]/2))*30000" office:value-type="float" office:value="133.037694013304" calcext:value-type="float">
            <text:p>133.037694013304</text:p>
          </table:table-cell>
          <table:table-cell table:formula="of:=MIN([.B4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1/([.A454]-[.A454]/2))*30000" office:value-type="float" office:value="132.743362831858" calcext:value-type="float">
            <text:p>132.743362831858</text:p>
          </table:table-cell>
          <table:table-cell table:formula="of:=MIN([.B4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1/([.A455]-[.A455]/2))*30000" office:value-type="float" office:value="132.450331125828" calcext:value-type="float">
            <text:p>132.450331125828</text:p>
          </table:table-cell>
          <table:table-cell table:formula="of:=MIN([.B4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1/([.A456]-[.A456]/2))*30000" office:value-type="float" office:value="132.15859030837" calcext:value-type="float">
            <text:p>132.15859030837</text:p>
          </table:table-cell>
          <table:table-cell table:formula="of:=MIN([.B4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1/([.A457]-[.A457]/2))*30000" office:value-type="float" office:value="131.868131868132" calcext:value-type="float">
            <text:p>131.868131868132</text:p>
          </table:table-cell>
          <table:table-cell table:formula="of:=MIN([.B4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458]-[.A458]/2))*30000" office:value-type="float" office:value="131.578947368421" calcext:value-type="float">
            <text:p>131.578947368421</text:p>
          </table:table-cell>
          <table:table-cell table:formula="of:=MIN([.B4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1/([.A459]-[.A459]/2))*30000" office:value-type="float" office:value="131.29102844639" calcext:value-type="float">
            <text:p>131.29102844639</text:p>
          </table:table-cell>
          <table:table-cell table:formula="of:=MIN([.B4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1/([.A460]-[.A460]/2))*30000" office:value-type="float" office:value="131.004366812227" calcext:value-type="float">
            <text:p>131.004366812227</text:p>
          </table:table-cell>
          <table:table-cell table:formula="of:=MIN([.B4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1/([.A461]-[.A461]/2))*30000" office:value-type="float" office:value="130.718954248366" calcext:value-type="float">
            <text:p>130.718954248366</text:p>
          </table:table-cell>
          <table:table-cell table:formula="of:=MIN([.B4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462]-[.A462]/2))*30000" office:value-type="float" office:value="130.434782608696" calcext:value-type="float">
            <text:p>130.434782608696</text:p>
          </table:table-cell>
          <table:table-cell table:formula="of:=MIN([.B4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1/([.A463]-[.A463]/2))*30000" office:value-type="float" office:value="130.151843817787" calcext:value-type="float">
            <text:p>130.151843817787</text:p>
          </table:table-cell>
          <table:table-cell table:formula="of:=MIN([.B4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1/([.A464]-[.A464]/2))*30000" office:value-type="float" office:value="129.87012987013" calcext:value-type="float">
            <text:p>129.87012987013</text:p>
          </table:table-cell>
          <table:table-cell table:formula="of:=MIN([.B4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1/([.A465]-[.A465]/2))*30000" office:value-type="float" office:value="129.589632829374" calcext:value-type="float">
            <text:p>129.589632829374</text:p>
          </table:table-cell>
          <table:table-cell table:formula="of:=MIN([.B4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466]-[.A466]/2))*30000" office:value-type="float" office:value="129.310344827586" calcext:value-type="float">
            <text:p>129.310344827586</text:p>
          </table:table-cell>
          <table:table-cell table:formula="of:=MIN([.B4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1/([.A467]-[.A467]/2))*30000" office:value-type="float" office:value="129.032258064516" calcext:value-type="float">
            <text:p>129.032258064516</text:p>
          </table:table-cell>
          <table:table-cell table:formula="of:=MIN([.B4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1/([.A468]-[.A468]/2))*30000" office:value-type="float" office:value="128.755364806867" calcext:value-type="float">
            <text:p>128.755364806867</text:p>
          </table:table-cell>
          <table:table-cell table:formula="of:=MIN([.B4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1/([.A469]-[.A469]/2))*30000" office:value-type="float" office:value="128.47965738758" calcext:value-type="float">
            <text:p>128.47965738758</text:p>
          </table:table-cell>
          <table:table-cell table:formula="of:=MIN([.B4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470]-[.A470]/2))*30000" office:value-type="float" office:value="128.205128205128" calcext:value-type="float">
            <text:p>128.205128205128</text:p>
          </table:table-cell>
          <table:table-cell table:formula="of:=MIN([.B4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1/([.A471]-[.A471]/2))*30000" office:value-type="float" office:value="127.931769722815" calcext:value-type="float">
            <text:p>127.931769722815</text:p>
          </table:table-cell>
          <table:table-cell table:formula="of:=MIN([.B4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1/([.A472]-[.A472]/2))*30000" office:value-type="float" office:value="127.659574468085" calcext:value-type="float">
            <text:p>127.659574468085</text:p>
          </table:table-cell>
          <table:table-cell table:formula="of:=MIN([.B4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1/([.A473]-[.A473]/2))*30000" office:value-type="float" office:value="127.388535031847" calcext:value-type="float">
            <text:p>127.388535031847</text:p>
          </table:table-cell>
          <table:table-cell table:formula="of:=MIN([.B4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474]-[.A474]/2))*30000" office:value-type="float" office:value="127.118644067797" calcext:value-type="float">
            <text:p>127.118644067797</text:p>
          </table:table-cell>
          <table:table-cell table:formula="of:=MIN([.B4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1/([.A475]-[.A475]/2))*30000" office:value-type="float" office:value="126.849894291755" calcext:value-type="float">
            <text:p>126.849894291755</text:p>
          </table:table-cell>
          <table:table-cell table:formula="of:=MIN([.B4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1/([.A476]-[.A476]/2))*30000" office:value-type="float" office:value="126.582278481013" calcext:value-type="float">
            <text:p>126.582278481013</text:p>
          </table:table-cell>
          <table:table-cell table:formula="of:=MIN([.B4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1/([.A477]-[.A477]/2))*30000" office:value-type="float" office:value="126.315789473684" calcext:value-type="float">
            <text:p>126.315789473684</text:p>
          </table:table-cell>
          <table:table-cell table:formula="of:=MIN([.B4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478]-[.A478]/2))*30000" office:value-type="float" office:value="126.050420168067" calcext:value-type="float">
            <text:p>126.050420168067</text:p>
          </table:table-cell>
          <table:table-cell table:formula="of:=MIN([.B4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1/([.A479]-[.A479]/2))*30000" office:value-type="float" office:value="125.786163522013" calcext:value-type="float">
            <text:p>125.786163522013</text:p>
          </table:table-cell>
          <table:table-cell table:formula="of:=MIN([.B4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1/([.A480]-[.A480]/2))*30000" office:value-type="float" office:value="125.523012552301" calcext:value-type="float">
            <text:p>125.523012552301</text:p>
          </table:table-cell>
          <table:table-cell table:formula="of:=MIN([.B4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1/([.A481]-[.A481]/2))*30000" office:value-type="float" office:value="125.260960334029" calcext:value-type="float">
            <text:p>125.260960334029</text:p>
          </table:table-cell>
          <table:table-cell table:formula="of:=MIN([.B4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482]-[.A482]/2))*30000" office:value-type="float" office:value="125" calcext:value-type="float">
            <text:p>125</text:p>
          </table:table-cell>
          <table:table-cell table:formula="of:=MIN([.B4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1/([.A483]-[.A483]/2))*30000" office:value-type="float" office:value="124.740124740125" calcext:value-type="float">
            <text:p>124.740124740125</text:p>
          </table:table-cell>
          <table:table-cell table:formula="of:=MIN([.B4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1/([.A484]-[.A484]/2))*30000" office:value-type="float" office:value="124.48132780083" calcext:value-type="float">
            <text:p>124.48132780083</text:p>
          </table:table-cell>
          <table:table-cell table:formula="of:=MIN([.B4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1/([.A485]-[.A485]/2))*30000" office:value-type="float" office:value="124.223602484472" calcext:value-type="float">
            <text:p>124.223602484472</text:p>
          </table:table-cell>
          <table:table-cell table:formula="of:=MIN([.B4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486]-[.A486]/2))*30000" office:value-type="float" office:value="123.96694214876" calcext:value-type="float">
            <text:p>123.96694214876</text:p>
          </table:table-cell>
          <table:table-cell table:formula="of:=MIN([.B4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1/([.A487]-[.A487]/2))*30000" office:value-type="float" office:value="123.711340206186" calcext:value-type="float">
            <text:p>123.711340206186</text:p>
          </table:table-cell>
          <table:table-cell table:formula="of:=MIN([.B4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1/([.A488]-[.A488]/2))*30000" office:value-type="float" office:value="123.456790123457" calcext:value-type="float">
            <text:p>123.456790123457</text:p>
          </table:table-cell>
          <table:table-cell table:formula="of:=MIN([.B4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1/([.A489]-[.A489]/2))*30000" office:value-type="float" office:value="123.203285420945" calcext:value-type="float">
            <text:p>123.203285420945</text:p>
          </table:table-cell>
          <table:table-cell table:formula="of:=MIN([.B4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490]-[.A490]/2))*30000" office:value-type="float" office:value="122.950819672131" calcext:value-type="float">
            <text:p>122.950819672131</text:p>
          </table:table-cell>
          <table:table-cell table:formula="of:=MIN([.B4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1/([.A491]-[.A491]/2))*30000" office:value-type="float" office:value="122.699386503068" calcext:value-type="float">
            <text:p>122.699386503068</text:p>
          </table:table-cell>
          <table:table-cell table:formula="of:=MIN([.B4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1/([.A492]-[.A492]/2))*30000" office:value-type="float" office:value="122.448979591837" calcext:value-type="float">
            <text:p>122.448979591837</text:p>
          </table:table-cell>
          <table:table-cell table:formula="of:=MIN([.B4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1/([.A493]-[.A493]/2))*30000" office:value-type="float" office:value="122.199592668024" calcext:value-type="float">
            <text:p>122.199592668024</text:p>
          </table:table-cell>
          <table:table-cell table:formula="of:=MIN([.B4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494]-[.A494]/2))*30000" office:value-type="float" office:value="121.951219512195" calcext:value-type="float">
            <text:p>121.951219512195</text:p>
          </table:table-cell>
          <table:table-cell table:formula="of:=MIN([.B4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1/([.A495]-[.A495]/2))*30000" office:value-type="float" office:value="121.703853955375" calcext:value-type="float">
            <text:p>121.703853955375</text:p>
          </table:table-cell>
          <table:table-cell table:formula="of:=MIN([.B4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1/([.A496]-[.A496]/2))*30000" office:value-type="float" office:value="121.457489878543" calcext:value-type="float">
            <text:p>121.457489878543</text:p>
          </table:table-cell>
          <table:table-cell table:formula="of:=MIN([.B4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1/([.A497]-[.A497]/2))*30000" office:value-type="float" office:value="121.212121212121" calcext:value-type="float">
            <text:p>121.212121212121</text:p>
          </table:table-cell>
          <table:table-cell table:formula="of:=MIN([.B4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498]-[.A498]/2))*30000" office:value-type="float" office:value="120.967741935484" calcext:value-type="float">
            <text:p>120.967741935484</text:p>
          </table:table-cell>
          <table:table-cell table:formula="of:=MIN([.B4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1/([.A499]-[.A499]/2))*30000" office:value-type="float" office:value="120.724346076459" calcext:value-type="float">
            <text:p>120.724346076459</text:p>
          </table:table-cell>
          <table:table-cell table:formula="of:=MIN([.B4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1/([.A500]-[.A500]/2))*30000" office:value-type="float" office:value="120.481927710843" calcext:value-type="float">
            <text:p>120.481927710843</text:p>
          </table:table-cell>
          <table:table-cell table:formula="of:=MIN([.B5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1/([.A501]-[.A501]/2))*30000" office:value-type="float" office:value="120.240480961924" calcext:value-type="float">
            <text:p>120.240480961924</text:p>
          </table:table-cell>
          <table:table-cell table:formula="of:=MIN([.B5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02]-[.A502]/2))*30000" office:value-type="float" office:value="120" calcext:value-type="float">
            <text:p>120</text:p>
          </table:table-cell>
          <table:table-cell table:formula="of:=MIN([.B5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1/([.A503]-[.A503]/2))*30000" office:value-type="float" office:value="119.760479041916" calcext:value-type="float">
            <text:p>119.760479041916</text:p>
          </table:table-cell>
          <table:table-cell table:formula="of:=MIN([.B50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1/([.A504]-[.A504]/2))*30000" office:value-type="float" office:value="119.521912350598" calcext:value-type="float">
            <text:p>119.521912350598</text:p>
          </table:table-cell>
          <table:table-cell table:formula="of:=MIN([.B50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1/([.A505]-[.A505]/2))*30000" office:value-type="float" office:value="119.284294234592" calcext:value-type="float">
            <text:p>119.284294234592</text:p>
          </table:table-cell>
          <table:table-cell table:formula="of:=MIN([.B50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06]-[.A506]/2))*30000" office:value-type="float" office:value="119.047619047619" calcext:value-type="float">
            <text:p>119.047619047619</text:p>
          </table:table-cell>
          <table:table-cell table:formula="of:=MIN([.B50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1/([.A507]-[.A507]/2))*30000" office:value-type="float" office:value="118.811881188119" calcext:value-type="float">
            <text:p>118.811881188119</text:p>
          </table:table-cell>
          <table:table-cell table:formula="of:=MIN([.B50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1/([.A508]-[.A508]/2))*30000" office:value-type="float" office:value="118.577075098814" calcext:value-type="float">
            <text:p>118.577075098814</text:p>
          </table:table-cell>
          <table:table-cell table:formula="of:=MIN([.B50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1/([.A509]-[.A509]/2))*30000" office:value-type="float" office:value="118.343195266272" calcext:value-type="float">
            <text:p>118.343195266272</text:p>
          </table:table-cell>
          <table:table-cell table:formula="of:=MIN([.B50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10]-[.A510]/2))*30000" office:value-type="float" office:value="118.110236220472" calcext:value-type="float">
            <text:p>118.110236220472</text:p>
          </table:table-cell>
          <table:table-cell table:formula="of:=MIN([.B51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1/([.A511]-[.A511]/2))*30000" office:value-type="float" office:value="117.878192534381" calcext:value-type="float">
            <text:p>117.878192534381</text:p>
          </table:table-cell>
          <table:table-cell table:formula="of:=MIN([.B51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1/([.A512]-[.A512]/2))*30000" office:value-type="float" office:value="117.647058823529" calcext:value-type="float">
            <text:p>117.647058823529</text:p>
          </table:table-cell>
          <table:table-cell table:formula="of:=MIN([.B51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1/([.A513]-[.A513]/2))*30000" office:value-type="float" office:value="117.416829745597" calcext:value-type="float">
            <text:p>117.416829745597</text:p>
          </table:table-cell>
          <table:table-cell table:formula="of:=MIN([.B51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1/([.A514]-[.A514]/2))*30000" office:value-type="float" office:value="117.1875" calcext:value-type="float">
            <text:p>117.1875</text:p>
          </table:table-cell>
          <table:table-cell table:formula="of:=MIN([.B51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1/([.A515]-[.A515]/2))*30000" office:value-type="float" office:value="116.959064327485" calcext:value-type="float">
            <text:p>116.959064327485</text:p>
          </table:table-cell>
          <table:table-cell table:formula="of:=MIN([.B51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1/([.A516]-[.A516]/2))*30000" office:value-type="float" office:value="116.731517509728" calcext:value-type="float">
            <text:p>116.731517509728</text:p>
          </table:table-cell>
          <table:table-cell table:formula="of:=MIN([.B51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1/([.A517]-[.A517]/2))*30000" office:value-type="float" office:value="116.504854368932" calcext:value-type="float">
            <text:p>116.504854368932</text:p>
          </table:table-cell>
          <table:table-cell table:formula="of:=MIN([.B51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1/([.A518]-[.A518]/2))*30000" office:value-type="float" office:value="116.279069767442" calcext:value-type="float">
            <text:p>116.279069767442</text:p>
          </table:table-cell>
          <table:table-cell table:formula="of:=MIN([.B51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1/([.A519]-[.A519]/2))*30000" office:value-type="float" office:value="116.05415860735" calcext:value-type="float">
            <text:p>116.05415860735</text:p>
          </table:table-cell>
          <table:table-cell table:formula="of:=MIN([.B51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1/([.A520]-[.A520]/2))*30000" office:value-type="float" office:value="115.830115830116" calcext:value-type="float">
            <text:p>115.830115830116</text:p>
          </table:table-cell>
          <table:table-cell table:formula="of:=MIN([.B52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1/([.A521]-[.A521]/2))*30000" office:value-type="float" office:value="115.606936416185" calcext:value-type="float">
            <text:p>115.606936416185</text:p>
          </table:table-cell>
          <table:table-cell table:formula="of:=MIN([.B52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22]-[.A522]/2))*30000" office:value-type="float" office:value="115.384615384615" calcext:value-type="float">
            <text:p>115.384615384615</text:p>
          </table:table-cell>
          <table:table-cell table:formula="of:=MIN([.B52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1/([.A523]-[.A523]/2))*30000" office:value-type="float" office:value="115.163147792706" calcext:value-type="float">
            <text:p>115.163147792706</text:p>
          </table:table-cell>
          <table:table-cell table:formula="of:=MIN([.B52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1/([.A524]-[.A524]/2))*30000" office:value-type="float" office:value="114.942528735632" calcext:value-type="float">
            <text:p>114.942528735632</text:p>
          </table:table-cell>
          <table:table-cell table:formula="of:=MIN([.B52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1/([.A525]-[.A525]/2))*30000" office:value-type="float" office:value="114.72275334608" calcext:value-type="float">
            <text:p>114.72275334608</text:p>
          </table:table-cell>
          <table:table-cell table:formula="of:=MIN([.B52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1/([.A526]-[.A526]/2))*30000" office:value-type="float" office:value="114.503816793893" calcext:value-type="float">
            <text:p>114.503816793893</text:p>
          </table:table-cell>
          <table:table-cell table:formula="of:=MIN([.B52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1/([.A527]-[.A527]/2))*30000" office:value-type="float" office:value="114.285714285714" calcext:value-type="float">
            <text:p>114.285714285714</text:p>
          </table:table-cell>
          <table:table-cell table:formula="of:=MIN([.B52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1/([.A528]-[.A528]/2))*30000" office:value-type="float" office:value="114.068441064639" calcext:value-type="float">
            <text:p>114.068441064639</text:p>
          </table:table-cell>
          <table:table-cell table:formula="of:=MIN([.B52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1/([.A529]-[.A529]/2))*30000" office:value-type="float" office:value="113.851992409867" calcext:value-type="float">
            <text:p>113.851992409867</text:p>
          </table:table-cell>
          <table:table-cell table:formula="of:=MIN([.B52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30]-[.A530]/2))*30000" office:value-type="float" office:value="113.636363636364" calcext:value-type="float">
            <text:p>113.636363636364</text:p>
          </table:table-cell>
          <table:table-cell table:formula="of:=MIN([.B53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1/([.A531]-[.A531]/2))*30000" office:value-type="float" office:value="113.421550094518" calcext:value-type="float">
            <text:p>113.421550094518</text:p>
          </table:table-cell>
          <table:table-cell table:formula="of:=MIN([.B53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1/([.A532]-[.A532]/2))*30000" office:value-type="float" office:value="113.207547169811" calcext:value-type="float">
            <text:p>113.207547169811</text:p>
          </table:table-cell>
          <table:table-cell table:formula="of:=MIN([.B53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1/([.A533]-[.A533]/2))*30000" office:value-type="float" office:value="112.994350282486" calcext:value-type="float">
            <text:p>112.994350282486</text:p>
          </table:table-cell>
          <table:table-cell table:formula="of:=MIN([.B53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4]-[.A534]/2))*30000" office:value-type="float" office:value="112.781954887218" calcext:value-type="float">
            <text:p>112.781954887218</text:p>
          </table:table-cell>
          <table:table-cell table:formula="of:=MIN([.B53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1/([.A535]-[.A535]/2))*30000" office:value-type="float" office:value="112.570356472796" calcext:value-type="float">
            <text:p>112.570356472796</text:p>
          </table:table-cell>
          <table:table-cell table:formula="of:=MIN([.B53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1/([.A536]-[.A536]/2))*30000" office:value-type="float" office:value="112.359550561798" calcext:value-type="float">
            <text:p>112.359550561798</text:p>
          </table:table-cell>
          <table:table-cell table:formula="of:=MIN([.B53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1/([.A537]-[.A537]/2))*30000" office:value-type="float" office:value="112.14953271028" calcext:value-type="float">
            <text:p>112.14953271028</text:p>
          </table:table-cell>
          <table:table-cell table:formula="of:=MIN([.B53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8]-[.A538]/2))*30000" office:value-type="float" office:value="111.940298507463" calcext:value-type="float">
            <text:p>111.940298507463</text:p>
          </table:table-cell>
          <table:table-cell table:formula="of:=MIN([.B53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1/([.A539]-[.A539]/2))*30000" office:value-type="float" office:value="111.731843575419" calcext:value-type="float">
            <text:p>111.731843575419</text:p>
          </table:table-cell>
          <table:table-cell table:formula="of:=MIN([.B53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1/([.A540]-[.A540]/2))*30000" office:value-type="float" office:value="111.524163568773" calcext:value-type="float">
            <text:p>111.524163568773</text:p>
          </table:table-cell>
          <table:table-cell table:formula="of:=MIN([.B54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1/([.A541]-[.A541]/2))*30000" office:value-type="float" office:value="111.317254174397" calcext:value-type="float">
            <text:p>111.317254174397</text:p>
          </table:table-cell>
          <table:table-cell table:formula="of:=MIN([.B54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42]-[.A542]/2))*30000" office:value-type="float" office:value="111.111111111111" calcext:value-type="float">
            <text:p>111.111111111111</text:p>
          </table:table-cell>
          <table:table-cell table:formula="of:=MIN([.B54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1/([.A543]-[.A543]/2))*30000" office:value-type="float" office:value="110.90573012939" calcext:value-type="float">
            <text:p>110.90573012939</text:p>
          </table:table-cell>
          <table:table-cell table:formula="of:=MIN([.B54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1/([.A544]-[.A544]/2))*30000" office:value-type="float" office:value="110.70110701107" calcext:value-type="float">
            <text:p>110.70110701107</text:p>
          </table:table-cell>
          <table:table-cell table:formula="of:=MIN([.B54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1/([.A545]-[.A545]/2))*30000" office:value-type="float" office:value="110.497237569061" calcext:value-type="float">
            <text:p>110.497237569061</text:p>
          </table:table-cell>
          <table:table-cell table:formula="of:=MIN([.B54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46]-[.A546]/2))*30000" office:value-type="float" office:value="110.294117647059" calcext:value-type="float">
            <text:p>110.294117647059</text:p>
          </table:table-cell>
          <table:table-cell table:formula="of:=MIN([.B54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1/([.A547]-[.A547]/2))*30000" office:value-type="float" office:value="110.091743119266" calcext:value-type="float">
            <text:p>110.091743119266</text:p>
          </table:table-cell>
          <table:table-cell table:formula="of:=MIN([.B54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1/([.A548]-[.A548]/2))*30000" office:value-type="float" office:value="109.89010989011" calcext:value-type="float">
            <text:p>109.89010989011</text:p>
          </table:table-cell>
          <table:table-cell table:formula="of:=MIN([.B54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1/([.A549]-[.A549]/2))*30000" office:value-type="float" office:value="109.689213893967" calcext:value-type="float">
            <text:p>109.689213893967</text:p>
          </table:table-cell>
          <table:table-cell table:formula="of:=MIN([.B54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50]-[.A550]/2))*30000" office:value-type="float" office:value="109.489051094891" calcext:value-type="float">
            <text:p>109.489051094891</text:p>
          </table:table-cell>
          <table:table-cell table:formula="of:=MIN([.B55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1/([.A551]-[.A551]/2))*30000" office:value-type="float" office:value="109.289617486339" calcext:value-type="float">
            <text:p>109.289617486339</text:p>
          </table:table-cell>
          <table:table-cell table:formula="of:=MIN([.B55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1/([.A552]-[.A552]/2))*30000" office:value-type="float" office:value="109.090909090909" calcext:value-type="float">
            <text:p>109.090909090909</text:p>
          </table:table-cell>
          <table:table-cell table:formula="of:=MIN([.B55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1/([.A553]-[.A553]/2))*30000" office:value-type="float" office:value="108.892921960073" calcext:value-type="float">
            <text:p>108.892921960073</text:p>
          </table:table-cell>
          <table:table-cell table:formula="of:=MIN([.B55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54]-[.A554]/2))*30000" office:value-type="float" office:value="108.695652173913" calcext:value-type="float">
            <text:p>108.695652173913</text:p>
          </table:table-cell>
          <table:table-cell table:formula="of:=MIN([.B55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1/([.A555]-[.A555]/2))*30000" office:value-type="float" office:value="108.499095840868" calcext:value-type="float">
            <text:p>108.499095840868</text:p>
          </table:table-cell>
          <table:table-cell table:formula="of:=MIN([.B55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1/([.A556]-[.A556]/2))*30000" office:value-type="float" office:value="108.303249097473" calcext:value-type="float">
            <text:p>108.303249097473</text:p>
          </table:table-cell>
          <table:table-cell table:formula="of:=MIN([.B55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1/([.A557]-[.A557]/2))*30000" office:value-type="float" office:value="108.108108108108" calcext:value-type="float">
            <text:p>108.108108108108</text:p>
          </table:table-cell>
          <table:table-cell table:formula="of:=MIN([.B55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58]-[.A558]/2))*30000" office:value-type="float" office:value="107.913669064748" calcext:value-type="float">
            <text:p>107.913669064748</text:p>
          </table:table-cell>
          <table:table-cell table:formula="of:=MIN([.B55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1/([.A559]-[.A559]/2))*30000" office:value-type="float" office:value="107.719928186715" calcext:value-type="float">
            <text:p>107.719928186715</text:p>
          </table:table-cell>
          <table:table-cell table:formula="of:=MIN([.B55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1/([.A560]-[.A560]/2))*30000" office:value-type="float" office:value="107.52688172043" calcext:value-type="float">
            <text:p>107.52688172043</text:p>
          </table:table-cell>
          <table:table-cell table:formula="of:=MIN([.B56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1/([.A561]-[.A561]/2))*30000" office:value-type="float" office:value="107.334525939177" calcext:value-type="float">
            <text:p>107.334525939177</text:p>
          </table:table-cell>
          <table:table-cell table:formula="of:=MIN([.B56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562]-[.A562]/2))*30000" office:value-type="float" office:value="107.142857142857" calcext:value-type="float">
            <text:p>107.142857142857</text:p>
          </table:table-cell>
          <table:table-cell table:formula="of:=MIN([.B56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1/([.A563]-[.A563]/2))*30000" office:value-type="float" office:value="106.951871657754" calcext:value-type="float">
            <text:p>106.951871657754</text:p>
          </table:table-cell>
          <table:table-cell table:formula="of:=MIN([.B56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1/([.A564]-[.A564]/2))*30000" office:value-type="float" office:value="106.761565836299" calcext:value-type="float">
            <text:p>106.761565836299</text:p>
          </table:table-cell>
          <table:table-cell table:formula="of:=MIN([.B56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1/([.A565]-[.A565]/2))*30000" office:value-type="float" office:value="106.571936056838" calcext:value-type="float">
            <text:p>106.571936056838</text:p>
          </table:table-cell>
          <table:table-cell table:formula="of:=MIN([.B56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566]-[.A566]/2))*30000" office:value-type="float" office:value="106.382978723404" calcext:value-type="float">
            <text:p>106.382978723404</text:p>
          </table:table-cell>
          <table:table-cell table:formula="of:=MIN([.B56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1/([.A567]-[.A567]/2))*30000" office:value-type="float" office:value="106.194690265487" calcext:value-type="float">
            <text:p>106.194690265487</text:p>
          </table:table-cell>
          <table:table-cell table:formula="of:=MIN([.B56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1/([.A568]-[.A568]/2))*30000" office:value-type="float" office:value="106.007067137809" calcext:value-type="float">
            <text:p>106.007067137809</text:p>
          </table:table-cell>
          <table:table-cell table:formula="of:=MIN([.B56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1/([.A569]-[.A569]/2))*30000" office:value-type="float" office:value="105.820105820106" calcext:value-type="float">
            <text:p>105.820105820106</text:p>
          </table:table-cell>
          <table:table-cell table:formula="of:=MIN([.B56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570]-[.A570]/2))*30000" office:value-type="float" office:value="105.633802816901" calcext:value-type="float">
            <text:p>105.633802816901</text:p>
          </table:table-cell>
          <table:table-cell table:formula="of:=MIN([.B57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1/([.A571]-[.A571]/2))*30000" office:value-type="float" office:value="105.448154657294" calcext:value-type="float">
            <text:p>105.448154657294</text:p>
          </table:table-cell>
          <table:table-cell table:formula="of:=MIN([.B57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1/([.A572]-[.A572]/2))*30000" office:value-type="float" office:value="105.263157894737" calcext:value-type="float">
            <text:p>105.263157894737</text:p>
          </table:table-cell>
          <table:table-cell table:formula="of:=MIN([.B57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1/([.A573]-[.A573]/2))*30000" office:value-type="float" office:value="105.07880910683" calcext:value-type="float">
            <text:p>105.07880910683</text:p>
          </table:table-cell>
          <table:table-cell table:formula="of:=MIN([.B57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574]-[.A574]/2))*30000" office:value-type="float" office:value="104.895104895105" calcext:value-type="float">
            <text:p>104.895104895105</text:p>
          </table:table-cell>
          <table:table-cell table:formula="of:=MIN([.B57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1/([.A575]-[.A575]/2))*30000" office:value-type="float" office:value="104.712041884817" calcext:value-type="float">
            <text:p>104.712041884817</text:p>
          </table:table-cell>
          <table:table-cell table:formula="of:=MIN([.B57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1/([.A576]-[.A576]/2))*30000" office:value-type="float" office:value="104.529616724739" calcext:value-type="float">
            <text:p>104.529616724739</text:p>
          </table:table-cell>
          <table:table-cell table:formula="of:=MIN([.B57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1/([.A577]-[.A577]/2))*30000" office:value-type="float" office:value="104.347826086957" calcext:value-type="float">
            <text:p>104.347826086957</text:p>
          </table:table-cell>
          <table:table-cell table:formula="of:=MIN([.B57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578]-[.A578]/2))*30000" office:value-type="float" office:value="104.166666666667" calcext:value-type="float">
            <text:p>104.166666666667</text:p>
          </table:table-cell>
          <table:table-cell table:formula="of:=MIN([.B57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1/([.A579]-[.A579]/2))*30000" office:value-type="float" office:value="103.986135181976" calcext:value-type="float">
            <text:p>103.986135181976</text:p>
          </table:table-cell>
          <table:table-cell table:formula="of:=MIN([.B57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1/([.A580]-[.A580]/2))*30000" office:value-type="float" office:value="103.806228373702" calcext:value-type="float">
            <text:p>103.806228373702</text:p>
          </table:table-cell>
          <table:table-cell table:formula="of:=MIN([.B58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1/([.A581]-[.A581]/2))*30000" office:value-type="float" office:value="103.626943005181" calcext:value-type="float">
            <text:p>103.626943005181</text:p>
          </table:table-cell>
          <table:table-cell table:formula="of:=MIN([.B58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582]-[.A582]/2))*30000" office:value-type="float" office:value="103.448275862069" calcext:value-type="float">
            <text:p>103.448275862069</text:p>
          </table:table-cell>
          <table:table-cell table:formula="of:=MIN([.B58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1/([.A583]-[.A583]/2))*30000" office:value-type="float" office:value="103.270223752151" calcext:value-type="float">
            <text:p>103.270223752151</text:p>
          </table:table-cell>
          <table:table-cell table:formula="of:=MIN([.B58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1/([.A584]-[.A584]/2))*30000" office:value-type="float" office:value="103.092783505155" calcext:value-type="float">
            <text:p>103.092783505155</text:p>
          </table:table-cell>
          <table:table-cell table:formula="of:=MIN([.B58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1/([.A585]-[.A585]/2))*30000" office:value-type="float" office:value="102.915951972556" calcext:value-type="float">
            <text:p>102.915951972556</text:p>
          </table:table-cell>
          <table:table-cell table:formula="of:=MIN([.B58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1/([.A586]-[.A586]/2))*30000" office:value-type="float" office:value="102.739726027397" calcext:value-type="float">
            <text:p>102.739726027397</text:p>
          </table:table-cell>
          <table:table-cell table:formula="of:=MIN([.B58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1/([.A587]-[.A587]/2))*30000" office:value-type="float" office:value="102.564102564103" calcext:value-type="float">
            <text:p>102.564102564103</text:p>
          </table:table-cell>
          <table:table-cell table:formula="of:=MIN([.B58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1/([.A588]-[.A588]/2))*30000" office:value-type="float" office:value="102.389078498294" calcext:value-type="float">
            <text:p>102.389078498294</text:p>
          </table:table-cell>
          <table:table-cell table:formula="of:=MIN([.B58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1/([.A589]-[.A589]/2))*30000" office:value-type="float" office:value="102.21465076661" calcext:value-type="float">
            <text:p>102.21465076661</text:p>
          </table:table-cell>
          <table:table-cell table:formula="of:=MIN([.B58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590]-[.A590]/2))*30000" office:value-type="float" office:value="102.040816326531" calcext:value-type="float">
            <text:p>102.040816326531</text:p>
          </table:table-cell>
          <table:table-cell table:formula="of:=MIN([.B59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1/([.A591]-[.A591]/2))*30000" office:value-type="float" office:value="101.867572156197" calcext:value-type="float">
            <text:p>101.867572156197</text:p>
          </table:table-cell>
          <table:table-cell table:formula="of:=MIN([.B59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1/([.A592]-[.A592]/2))*30000" office:value-type="float" office:value="101.694915254237" calcext:value-type="float">
            <text:p>101.694915254237</text:p>
          </table:table-cell>
          <table:table-cell table:formula="of:=MIN([.B59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1/([.A593]-[.A593]/2))*30000" office:value-type="float" office:value="101.522842639594" calcext:value-type="float">
            <text:p>101.522842639594</text:p>
          </table:table-cell>
          <table:table-cell table:formula="of:=MIN([.B593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1/([.A594]-[.A594]/2))*30000" office:value-type="float" office:value="101.351351351351" calcext:value-type="float">
            <text:p>101.351351351351</text:p>
          </table:table-cell>
          <table:table-cell table:formula="of:=MIN([.B594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1/([.A595]-[.A595]/2))*30000" office:value-type="float" office:value="101.180438448567" calcext:value-type="float">
            <text:p>101.180438448567</text:p>
          </table:table-cell>
          <table:table-cell table:formula="of:=MIN([.B595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1/([.A596]-[.A596]/2))*30000" office:value-type="float" office:value="101.010101010101" calcext:value-type="float">
            <text:p>101.010101010101</text:p>
          </table:table-cell>
          <table:table-cell table:formula="of:=MIN([.B596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1/([.A597]-[.A597]/2))*30000" office:value-type="float" office:value="100.840336134454" calcext:value-type="float">
            <text:p>100.840336134454</text:p>
          </table:table-cell>
          <table:table-cell table:formula="of:=MIN([.B597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598]-[.A598]/2))*30000" office:value-type="float" office:value="100.671140939597" calcext:value-type="float">
            <text:p>100.671140939597</text:p>
          </table:table-cell>
          <table:table-cell table:formula="of:=MIN([.B598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1/([.A599]-[.A599]/2))*30000" office:value-type="float" office:value="100.502512562814" calcext:value-type="float">
            <text:p>100.502512562814</text:p>
          </table:table-cell>
          <table:table-cell table:formula="of:=MIN([.B599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1/([.A600]-[.A600]/2))*30000" office:value-type="float" office:value="100.334448160535" calcext:value-type="float">
            <text:p>100.334448160535</text:p>
          </table:table-cell>
          <table:table-cell table:formula="of:=MIN([.B600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1/([.A601]-[.A601]/2))*30000" office:value-type="float" office:value="100.16694490818" calcext:value-type="float">
            <text:p>100.16694490818</text:p>
          </table:table-cell>
          <table:table-cell table:formula="of:=MIN([.B601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602]-[.A602]/2))*30000" office:value-type="float" office:value="100" calcext:value-type="float">
            <text:p>100</text:p>
          </table:table-cell>
          <table:table-cell table:formula="of:=MIN([.B602];100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1/([.A603]-[.A603]/2))*30000" office:value-type="float" office:value="99.8336106489185" calcext:value-type="float">
            <text:p>99.8336106489185</text:p>
          </table:table-cell>
          <table:table-cell table:formula="of:=MIN([.B603];100)" office:value-type="float" office:value="99.8336106489185" calcext:value-type="float">
            <text:p>99.833610648918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1/([.A604]-[.A604]/2))*30000" office:value-type="float" office:value="99.6677740863787" calcext:value-type="float">
            <text:p>99.6677740863787</text:p>
          </table:table-cell>
          <table:table-cell table:formula="of:=MIN([.B604];100)" office:value-type="float" office:value="99.6677740863787" calcext:value-type="float">
            <text:p>99.6677740863787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1/([.A605]-[.A605]/2))*30000" office:value-type="float" office:value="99.5024875621891" calcext:value-type="float">
            <text:p>99.5024875621891</text:p>
          </table:table-cell>
          <table:table-cell table:formula="of:=MIN([.B605];100)" office:value-type="float" office:value="99.5024875621891" calcext:value-type="float">
            <text:p>99.5024875621891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606]-[.A606]/2))*30000" office:value-type="float" office:value="99.3377483443709" calcext:value-type="float">
            <text:p>99.3377483443709</text:p>
          </table:table-cell>
          <table:table-cell table:formula="of:=MIN([.B606];100)" office:value-type="float" office:value="99.3377483443709" calcext:value-type="float">
            <text:p>99.3377483443709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1/([.A607]-[.A607]/2))*30000" office:value-type="float" office:value="99.1735537190083" calcext:value-type="float">
            <text:p>99.1735537190083</text:p>
          </table:table-cell>
          <table:table-cell table:formula="of:=MIN([.B607];100)" office:value-type="float" office:value="99.1735537190083" calcext:value-type="float">
            <text:p>99.1735537190083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1/([.A608]-[.A608]/2))*30000" office:value-type="float" office:value="99.009900990099" calcext:value-type="float">
            <text:p>99.009900990099</text:p>
          </table:table-cell>
          <table:table-cell table:formula="of:=MIN([.B608];100)" office:value-type="float" office:value="99.009900990099" calcext:value-type="float">
            <text:p>99.009900990099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1/([.A609]-[.A609]/2))*30000" office:value-type="float" office:value="98.8467874794069" calcext:value-type="float">
            <text:p>98.8467874794069</text:p>
          </table:table-cell>
          <table:table-cell table:formula="of:=MIN([.B609];100)" office:value-type="float" office:value="98.8467874794069" calcext:value-type="float">
            <text:p>98.846787479406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610]-[.A610]/2))*30000" office:value-type="float" office:value="98.6842105263158" calcext:value-type="float">
            <text:p>98.6842105263158</text:p>
          </table:table-cell>
          <table:table-cell table:formula="of:=MIN([.B610];100)" office:value-type="float" office:value="98.6842105263158" calcext:value-type="float">
            <text:p>98.6842105263158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1/([.A611]-[.A611]/2))*30000" office:value-type="float" office:value="98.5221674876847" calcext:value-type="float">
            <text:p>98.5221674876847</text:p>
          </table:table-cell>
          <table:table-cell table:formula="of:=MIN([.B611];100)" office:value-type="float" office:value="98.5221674876847" calcext:value-type="float">
            <text:p>98.5221674876847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1/([.A612]-[.A612]/2))*30000" office:value-type="float" office:value="98.3606557377049" calcext:value-type="float">
            <text:p>98.3606557377049</text:p>
          </table:table-cell>
          <table:table-cell table:formula="of:=MIN([.B612];100)" office:value-type="float" office:value="98.3606557377049" calcext:value-type="float">
            <text:p>98.3606557377049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1/([.A613]-[.A613]/2))*30000" office:value-type="float" office:value="98.1996726677578" calcext:value-type="float">
            <text:p>98.1996726677578</text:p>
          </table:table-cell>
          <table:table-cell table:formula="of:=MIN([.B613];100)" office:value-type="float" office:value="98.1996726677578" calcext:value-type="float">
            <text:p>98.1996726677578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614]-[.A614]/2))*30000" office:value-type="float" office:value="98.0392156862745" calcext:value-type="float">
            <text:p>98.0392156862745</text:p>
          </table:table-cell>
          <table:table-cell table:formula="of:=MIN([.B614];100)" office:value-type="float" office:value="98.0392156862745" calcext:value-type="float">
            <text:p>98.0392156862745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1/([.A615]-[.A615]/2))*30000" office:value-type="float" office:value="97.8792822185971" calcext:value-type="float">
            <text:p>97.8792822185971</text:p>
          </table:table-cell>
          <table:table-cell table:formula="of:=MIN([.B615];100)" office:value-type="float" office:value="97.8792822185971" calcext:value-type="float">
            <text:p>97.8792822185971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1/([.A616]-[.A616]/2))*30000" office:value-type="float" office:value="97.7198697068404" calcext:value-type="float">
            <text:p>97.7198697068404</text:p>
          </table:table-cell>
          <table:table-cell table:formula="of:=MIN([.B616];100)" office:value-type="float" office:value="97.7198697068404" calcext:value-type="float">
            <text:p>97.7198697068404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1/([.A617]-[.A617]/2))*30000" office:value-type="float" office:value="97.5609756097561" calcext:value-type="float">
            <text:p>97.5609756097561</text:p>
          </table:table-cell>
          <table:table-cell table:formula="of:=MIN([.B617];100)" office:value-type="float" office:value="97.5609756097561" calcext:value-type="float">
            <text:p>97.5609756097561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618]-[.A618]/2))*30000" office:value-type="float" office:value="97.4025974025974" calcext:value-type="float">
            <text:p>97.4025974025974</text:p>
          </table:table-cell>
          <table:table-cell table:formula="of:=MIN([.B618];100)" office:value-type="float" office:value="97.4025974025974" calcext:value-type="float">
            <text:p>97.4025974025974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1/([.A619]-[.A619]/2))*30000" office:value-type="float" office:value="97.2447325769854" calcext:value-type="float">
            <text:p>97.2447325769854</text:p>
          </table:table-cell>
          <table:table-cell table:formula="of:=MIN([.B619];100)" office:value-type="float" office:value="97.2447325769854" calcext:value-type="float">
            <text:p>97.2447325769854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1/([.A620]-[.A620]/2))*30000" office:value-type="float" office:value="97.0873786407767" calcext:value-type="float">
            <text:p>97.0873786407767</text:p>
          </table:table-cell>
          <table:table-cell table:formula="of:=MIN([.B620];100)" office:value-type="float" office:value="97.0873786407767" calcext:value-type="float">
            <text:p>97.0873786407767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1/([.A621]-[.A621]/2))*30000" office:value-type="float" office:value="96.9305331179322" calcext:value-type="float">
            <text:p>96.9305331179322</text:p>
          </table:table-cell>
          <table:table-cell table:formula="of:=MIN([.B621];100)" office:value-type="float" office:value="96.9305331179322" calcext:value-type="float">
            <text:p>96.9305331179322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622]-[.A622]/2))*30000" office:value-type="float" office:value="96.7741935483871" calcext:value-type="float">
            <text:p>96.7741935483871</text:p>
          </table:table-cell>
          <table:table-cell table:formula="of:=MIN([.B622];100)" office:value-type="float" office:value="96.7741935483871" calcext:value-type="float">
            <text:p>96.774193548387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1/([.A623]-[.A623]/2))*30000" office:value-type="float" office:value="96.6183574879227" calcext:value-type="float">
            <text:p>96.6183574879227</text:p>
          </table:table-cell>
          <table:table-cell table:formula="of:=MIN([.B623];100)" office:value-type="float" office:value="96.6183574879227" calcext:value-type="float">
            <text:p>96.6183574879227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1/([.A624]-[.A624]/2))*30000" office:value-type="float" office:value="96.4630225080386" calcext:value-type="float">
            <text:p>96.4630225080386</text:p>
          </table:table-cell>
          <table:table-cell table:formula="of:=MIN([.B624];100)" office:value-type="float" office:value="96.4630225080386" calcext:value-type="float">
            <text:p>96.46302250803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1/([.A625]-[.A625]/2))*30000" office:value-type="float" office:value="96.3081861958267" calcext:value-type="float">
            <text:p>96.3081861958267</text:p>
          </table:table-cell>
          <table:table-cell table:formula="of:=MIN([.B625];100)" office:value-type="float" office:value="96.3081861958267" calcext:value-type="float">
            <text:p>96.3081861958267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626]-[.A626]/2))*30000" office:value-type="float" office:value="96.1538461538462" calcext:value-type="float">
            <text:p>96.1538461538462</text:p>
          </table:table-cell>
          <table:table-cell table:formula="of:=MIN([.B626];100)" office:value-type="float" office:value="96.1538461538462" calcext:value-type="float">
            <text:p>96.1538461538462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1/([.A627]-[.A627]/2))*30000" office:value-type="float" office:value="96" calcext:value-type="float">
            <text:p>96</text:p>
          </table:table-cell>
          <table:table-cell table:formula="of:=MIN([.B627];100)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1/([.A628]-[.A628]/2))*30000" office:value-type="float" office:value="95.8466453674121" calcext:value-type="float">
            <text:p>95.8466453674121</text:p>
          </table:table-cell>
          <table:table-cell table:formula="of:=MIN([.B628];100)" office:value-type="float" office:value="95.8466453674121" calcext:value-type="float">
            <text:p>95.8466453674121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1/([.A629]-[.A629]/2))*30000" office:value-type="float" office:value="95.6937799043062" calcext:value-type="float">
            <text:p>95.6937799043062</text:p>
          </table:table-cell>
          <table:table-cell table:formula="of:=MIN([.B629];100)" office:value-type="float" office:value="95.6937799043062" calcext:value-type="float">
            <text:p>95.6937799043062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630]-[.A630]/2))*30000" office:value-type="float" office:value="95.5414012738854" calcext:value-type="float">
            <text:p>95.5414012738854</text:p>
          </table:table-cell>
          <table:table-cell table:formula="of:=MIN([.B630];100)" office:value-type="float" office:value="95.5414012738854" calcext:value-type="float">
            <text:p>95.5414012738854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1/([.A631]-[.A631]/2))*30000" office:value-type="float" office:value="95.389507154213" calcext:value-type="float">
            <text:p>95.389507154213</text:p>
          </table:table-cell>
          <table:table-cell table:formula="of:=MIN([.B631];100)" office:value-type="float" office:value="95.389507154213" calcext:value-type="float">
            <text:p>95.389507154213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1/([.A632]-[.A632]/2))*30000" office:value-type="float" office:value="95.2380952380952" calcext:value-type="float">
            <text:p>95.2380952380952</text:p>
          </table:table-cell>
          <table:table-cell table:formula="of:=MIN([.B632];100)" office:value-type="float" office:value="95.2380952380952" calcext:value-type="float">
            <text:p>95.2380952380952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1/([.A633]-[.A633]/2))*30000" office:value-type="float" office:value="95.0871632329636" calcext:value-type="float">
            <text:p>95.0871632329636</text:p>
          </table:table-cell>
          <table:table-cell table:formula="of:=MIN([.B633];100)" office:value-type="float" office:value="95.0871632329636" calcext:value-type="float">
            <text:p>95.0871632329636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634]-[.A634]/2))*30000" office:value-type="float" office:value="94.9367088607595" calcext:value-type="float">
            <text:p>94.9367088607595</text:p>
          </table:table-cell>
          <table:table-cell table:formula="of:=MIN([.B634];100)" office:value-type="float" office:value="94.9367088607595" calcext:value-type="float">
            <text:p>94.9367088607595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1/([.A635]-[.A635]/2))*30000" office:value-type="float" office:value="94.7867298578199" calcext:value-type="float">
            <text:p>94.7867298578199</text:p>
          </table:table-cell>
          <table:table-cell table:formula="of:=MIN([.B635];100)" office:value-type="float" office:value="94.7867298578199" calcext:value-type="float">
            <text:p>94.7867298578199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1/([.A636]-[.A636]/2))*30000" office:value-type="float" office:value="94.6372239747634" calcext:value-type="float">
            <text:p>94.6372239747634</text:p>
          </table:table-cell>
          <table:table-cell table:formula="of:=MIN([.B636];100)" office:value-type="float" office:value="94.6372239747634" calcext:value-type="float">
            <text:p>94.6372239747634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1/([.A637]-[.A637]/2))*30000" office:value-type="float" office:value="94.488188976378" calcext:value-type="float">
            <text:p>94.488188976378</text:p>
          </table:table-cell>
          <table:table-cell table:formula="of:=MIN([.B637];100)" office:value-type="float" office:value="94.488188976378" calcext:value-type="float">
            <text:p>94.488188976378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1/([.A638]-[.A638]/2))*30000" office:value-type="float" office:value="94.3396226415094" calcext:value-type="float">
            <text:p>94.3396226415094</text:p>
          </table:table-cell>
          <table:table-cell table:formula="of:=MIN([.B638];100)" office:value-type="float" office:value="94.3396226415094" calcext:value-type="float">
            <text:p>94.3396226415094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1/([.A639]-[.A639]/2))*30000" office:value-type="float" office:value="94.1915227629513" calcext:value-type="float">
            <text:p>94.1915227629513</text:p>
          </table:table-cell>
          <table:table-cell table:formula="of:=MIN([.B639];100)" office:value-type="float" office:value="94.1915227629513" calcext:value-type="float">
            <text:p>94.191522762951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1/([.A640]-[.A640]/2))*30000" office:value-type="float" office:value="94.0438871473354" calcext:value-type="float">
            <text:p>94.0438871473354</text:p>
          </table:table-cell>
          <table:table-cell table:formula="of:=MIN([.B640];100)" office:value-type="float" office:value="94.0438871473354" calcext:value-type="float">
            <text:p>94.043887147335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1/([.A641]-[.A641]/2))*30000" office:value-type="float" office:value="93.8967136150235" calcext:value-type="float">
            <text:p>93.8967136150235</text:p>
          </table:table-cell>
          <table:table-cell table:formula="of:=MIN([.B641];100)" office:value-type="float" office:value="93.8967136150235" calcext:value-type="float">
            <text:p>93.8967136150235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642]-[.A642]/2))*30000" office:value-type="float" office:value="93.75" calcext:value-type="float">
            <text:p>93.75</text:p>
          </table:table-cell>
          <table:table-cell table:formula="of:=MIN([.B642];100)" office:value-type="float" office:value="93.75" calcext:value-type="float">
            <text:p>93.75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1/([.A643]-[.A643]/2))*30000" office:value-type="float" office:value="93.603744149766" calcext:value-type="float">
            <text:p>93.603744149766</text:p>
          </table:table-cell>
          <table:table-cell table:formula="of:=MIN([.B643];100)" office:value-type="float" office:value="93.603744149766" calcext:value-type="float">
            <text:p>93.603744149766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1/([.A644]-[.A644]/2))*30000" office:value-type="float" office:value="93.4579439252336" calcext:value-type="float">
            <text:p>93.4579439252336</text:p>
          </table:table-cell>
          <table:table-cell table:formula="of:=MIN([.B644];100)" office:value-type="float" office:value="93.4579439252336" calcext:value-type="float">
            <text:p>93.457943925233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1/([.A645]-[.A645]/2))*30000" office:value-type="float" office:value="93.3125972006221" calcext:value-type="float">
            <text:p>93.3125972006221</text:p>
          </table:table-cell>
          <table:table-cell table:formula="of:=MIN([.B645];100)" office:value-type="float" office:value="93.3125972006221" calcext:value-type="float">
            <text:p>93.312597200622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1/([.A646]-[.A646]/2))*30000" office:value-type="float" office:value="93.167701863354" calcext:value-type="float">
            <text:p>93.167701863354</text:p>
          </table:table-cell>
          <table:table-cell table:formula="of:=MIN([.B646];100)" office:value-type="float" office:value="93.167701863354" calcext:value-type="float">
            <text:p>93.167701863354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1/([.A647]-[.A647]/2))*30000" office:value-type="float" office:value="93.0232558139535" calcext:value-type="float">
            <text:p>93.0232558139535</text:p>
          </table:table-cell>
          <table:table-cell table:formula="of:=MIN([.B647];100)" office:value-type="float" office:value="93.0232558139535" calcext:value-type="float">
            <text:p>93.0232558139535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1/([.A648]-[.A648]/2))*30000" office:value-type="float" office:value="92.8792569659443" calcext:value-type="float">
            <text:p>92.8792569659443</text:p>
          </table:table-cell>
          <table:table-cell table:formula="of:=MIN([.B648];100)" office:value-type="float" office:value="92.8792569659443" calcext:value-type="float">
            <text:p>92.8792569659443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1/([.A649]-[.A649]/2))*30000" office:value-type="float" office:value="92.7357032457496" calcext:value-type="float">
            <text:p>92.7357032457496</text:p>
          </table:table-cell>
          <table:table-cell table:formula="of:=MIN([.B649];100)" office:value-type="float" office:value="92.7357032457496" calcext:value-type="float">
            <text:p>92.7357032457496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650]-[.A650]/2))*30000" office:value-type="float" office:value="92.5925925925926" calcext:value-type="float">
            <text:p>92.5925925925926</text:p>
          </table:table-cell>
          <table:table-cell table:formula="of:=MIN([.B650];100)" office:value-type="float" office:value="92.5925925925926" calcext:value-type="float">
            <text:p>92.5925925925926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1/([.A651]-[.A651]/2))*30000" office:value-type="float" office:value="92.4499229583975" calcext:value-type="float">
            <text:p>92.4499229583975</text:p>
          </table:table-cell>
          <table:table-cell table:formula="of:=MIN([.B651];100)" office:value-type="float" office:value="92.4499229583975" calcext:value-type="float">
            <text:p>92.4499229583975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1/([.A652]-[.A652]/2))*30000" office:value-type="float" office:value="92.3076923076923" calcext:value-type="float">
            <text:p>92.3076923076923</text:p>
          </table:table-cell>
          <table:table-cell table:formula="of:=MIN([.B652];100)" office:value-type="float" office:value="92.3076923076923" calcext:value-type="float">
            <text:p>92.3076923076923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1/([.A653]-[.A653]/2))*30000" office:value-type="float" office:value="92.1658986175115" calcext:value-type="float">
            <text:p>92.1658986175115</text:p>
          </table:table-cell>
          <table:table-cell table:formula="of:=MIN([.B653];100)" office:value-type="float" office:value="92.1658986175115" calcext:value-type="float">
            <text:p>92.165898617511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654]-[.A654]/2))*30000" office:value-type="float" office:value="92.0245398773006" calcext:value-type="float">
            <text:p>92.0245398773006</text:p>
          </table:table-cell>
          <table:table-cell table:formula="of:=MIN([.B654];100)" office:value-type="float" office:value="92.0245398773006" calcext:value-type="float">
            <text:p>92.0245398773006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1/([.A655]-[.A655]/2))*30000" office:value-type="float" office:value="91.8836140888208" calcext:value-type="float">
            <text:p>91.8836140888208</text:p>
          </table:table-cell>
          <table:table-cell table:formula="of:=MIN([.B655];100)" office:value-type="float" office:value="91.8836140888208" calcext:value-type="float">
            <text:p>91.8836140888208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1/([.A656]-[.A656]/2))*30000" office:value-type="float" office:value="91.743119266055" calcext:value-type="float">
            <text:p>91.743119266055</text:p>
          </table:table-cell>
          <table:table-cell table:formula="of:=MIN([.B656];100)" office:value-type="float" office:value="91.743119266055" calcext:value-type="float">
            <text:p>91.743119266055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1/([.A657]-[.A657]/2))*30000" office:value-type="float" office:value="91.6030534351145" calcext:value-type="float">
            <text:p>91.6030534351145</text:p>
          </table:table-cell>
          <table:table-cell table:formula="of:=MIN([.B657];100)" office:value-type="float" office:value="91.6030534351145" calcext:value-type="float">
            <text:p>91.6030534351145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658]-[.A658]/2))*30000" office:value-type="float" office:value="91.4634146341463" calcext:value-type="float">
            <text:p>91.4634146341463</text:p>
          </table:table-cell>
          <table:table-cell table:formula="of:=MIN([.B658];100)" office:value-type="float" office:value="91.4634146341463" calcext:value-type="float">
            <text:p>91.4634146341463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1/([.A659]-[.A659]/2))*30000" office:value-type="float" office:value="91.324200913242" calcext:value-type="float">
            <text:p>91.324200913242</text:p>
          </table:table-cell>
          <table:table-cell table:formula="of:=MIN([.B659];100)" office:value-type="float" office:value="91.324200913242" calcext:value-type="float">
            <text:p>91.324200913242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1/([.A660]-[.A660]/2))*30000" office:value-type="float" office:value="91.1854103343465" calcext:value-type="float">
            <text:p>91.1854103343465</text:p>
          </table:table-cell>
          <table:table-cell table:formula="of:=MIN([.B660];100)" office:value-type="float" office:value="91.1854103343465" calcext:value-type="float">
            <text:p>91.1854103343465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1/([.A661]-[.A661]/2))*30000" office:value-type="float" office:value="91.0470409711684" calcext:value-type="float">
            <text:p>91.0470409711684</text:p>
          </table:table-cell>
          <table:table-cell table:formula="of:=MIN([.B661];100)" office:value-type="float" office:value="91.0470409711684" calcext:value-type="float">
            <text:p>91.0470409711684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662]-[.A662]/2))*30000" office:value-type="float" office:value="90.9090909090909" calcext:value-type="float">
            <text:p>90.9090909090909</text:p>
          </table:table-cell>
          <table:table-cell table:formula="of:=MIN([.B662];100)" office:value-type="float" office:value="90.9090909090909" calcext:value-type="float">
            <text:p>90.9090909090909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1/([.A663]-[.A663]/2))*30000" office:value-type="float" office:value="90.7715582450832" calcext:value-type="float">
            <text:p>90.7715582450832</text:p>
          </table:table-cell>
          <table:table-cell table:formula="of:=MIN([.B663];100)" office:value-type="float" office:value="90.7715582450832" calcext:value-type="float">
            <text:p>90.7715582450832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1/([.A664]-[.A664]/2))*30000" office:value-type="float" office:value="90.6344410876133" calcext:value-type="float">
            <text:p>90.6344410876133</text:p>
          </table:table-cell>
          <table:table-cell table:formula="of:=MIN([.B664];100)" office:value-type="float" office:value="90.6344410876133" calcext:value-type="float">
            <text:p>90.6344410876133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1/([.A665]-[.A665]/2))*30000" office:value-type="float" office:value="90.4977375565611" calcext:value-type="float">
            <text:p>90.4977375565611</text:p>
          </table:table-cell>
          <table:table-cell table:formula="of:=MIN([.B665];100)" office:value-type="float" office:value="90.4977375565611" calcext:value-type="float">
            <text:p>90.4977375565611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1/([.A666]-[.A666]/2))*30000" office:value-type="float" office:value="90.3614457831325" calcext:value-type="float">
            <text:p>90.3614457831325</text:p>
          </table:table-cell>
          <table:table-cell table:formula="of:=MIN([.B666];100)" office:value-type="float" office:value="90.3614457831325" calcext:value-type="float">
            <text:p>90.361445783132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1/([.A667]-[.A667]/2))*30000" office:value-type="float" office:value="90.2255639097744" calcext:value-type="float">
            <text:p>90.2255639097744</text:p>
          </table:table-cell>
          <table:table-cell table:formula="of:=MIN([.B667];100)" office:value-type="float" office:value="90.2255639097744" calcext:value-type="float">
            <text:p>90.225563909774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1/([.A668]-[.A668]/2))*30000" office:value-type="float" office:value="90.0900900900901" calcext:value-type="float">
            <text:p>90.0900900900901</text:p>
          </table:table-cell>
          <table:table-cell table:formula="of:=MIN([.B668];100)" office:value-type="float" office:value="90.0900900900901" calcext:value-type="float">
            <text:p>90.0900900900901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1/([.A669]-[.A669]/2))*30000" office:value-type="float" office:value="89.9550224887556" calcext:value-type="float">
            <text:p>89.9550224887556</text:p>
          </table:table-cell>
          <table:table-cell table:formula="of:=MIN([.B669];100)" office:value-type="float" office:value="89.9550224887556" calcext:value-type="float">
            <text:p>89.9550224887556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670]-[.A670]/2))*30000" office:value-type="float" office:value="89.8203592814371" calcext:value-type="float">
            <text:p>89.8203592814371</text:p>
          </table:table-cell>
          <table:table-cell table:formula="of:=MIN([.B670];100)" office:value-type="float" office:value="89.8203592814371" calcext:value-type="float">
            <text:p>89.8203592814371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1/([.A671]-[.A671]/2))*30000" office:value-type="float" office:value="89.6860986547085" calcext:value-type="float">
            <text:p>89.6860986547085</text:p>
          </table:table-cell>
          <table:table-cell table:formula="of:=MIN([.B671];100)" office:value-type="float" office:value="89.6860986547085" calcext:value-type="float">
            <text:p>89.6860986547085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1/([.A672]-[.A672]/2))*30000" office:value-type="float" office:value="89.5522388059701" calcext:value-type="float">
            <text:p>89.5522388059701</text:p>
          </table:table-cell>
          <table:table-cell table:formula="of:=MIN([.B672];100)" office:value-type="float" office:value="89.5522388059701" calcext:value-type="float">
            <text:p>89.5522388059701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1/([.A673]-[.A673]/2))*30000" office:value-type="float" office:value="89.4187779433681" calcext:value-type="float">
            <text:p>89.4187779433681</text:p>
          </table:table-cell>
          <table:table-cell table:formula="of:=MIN([.B673];100)" office:value-type="float" office:value="89.4187779433681" calcext:value-type="float">
            <text:p>89.4187779433681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674]-[.A674]/2))*30000" office:value-type="float" office:value="89.2857142857143" calcext:value-type="float">
            <text:p>89.2857142857143</text:p>
          </table:table-cell>
          <table:table-cell table:formula="of:=MIN([.B674];100)" office:value-type="float" office:value="89.2857142857143" calcext:value-type="float">
            <text:p>89.2857142857143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1/([.A675]-[.A675]/2))*30000" office:value-type="float" office:value="89.1530460624071" calcext:value-type="float">
            <text:p>89.1530460624071</text:p>
          </table:table-cell>
          <table:table-cell table:formula="of:=MIN([.B675];100)" office:value-type="float" office:value="89.1530460624071" calcext:value-type="float">
            <text:p>89.1530460624071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1/([.A676]-[.A676]/2))*30000" office:value-type="float" office:value="89.0207715133531" calcext:value-type="float">
            <text:p>89.0207715133531</text:p>
          </table:table-cell>
          <table:table-cell table:formula="of:=MIN([.B676];100)" office:value-type="float" office:value="89.0207715133531" calcext:value-type="float">
            <text:p>89.0207715133531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1/([.A677]-[.A677]/2))*30000" office:value-type="float" office:value="88.8888888888889" calcext:value-type="float">
            <text:p>88.8888888888889</text:p>
          </table:table-cell>
          <table:table-cell table:formula="of:=MIN([.B677];100)" office:value-type="float" office:value="88.8888888888889" calcext:value-type="float">
            <text:p>88.8888888888889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1/([.A678]-[.A678]/2))*30000" office:value-type="float" office:value="88.7573964497041" calcext:value-type="float">
            <text:p>88.7573964497041</text:p>
          </table:table-cell>
          <table:table-cell table:formula="of:=MIN([.B678];100)" office:value-type="float" office:value="88.7573964497041" calcext:value-type="float">
            <text:p>88.7573964497041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1/([.A679]-[.A679]/2))*30000" office:value-type="float" office:value="88.6262924667652" calcext:value-type="float">
            <text:p>88.6262924667652</text:p>
          </table:table-cell>
          <table:table-cell table:formula="of:=MIN([.B679];100)" office:value-type="float" office:value="88.6262924667652" calcext:value-type="float">
            <text:p>88.6262924667652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1/([.A680]-[.A680]/2))*30000" office:value-type="float" office:value="88.4955752212389" calcext:value-type="float">
            <text:p>88.4955752212389</text:p>
          </table:table-cell>
          <table:table-cell table:formula="of:=MIN([.B680];100)" office:value-type="float" office:value="88.4955752212389" calcext:value-type="float">
            <text:p>88.495575221238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1/([.A681]-[.A681]/2))*30000" office:value-type="float" office:value="88.3652430044183" calcext:value-type="float">
            <text:p>88.3652430044183</text:p>
          </table:table-cell>
          <table:table-cell table:formula="of:=MIN([.B681];100)" office:value-type="float" office:value="88.3652430044183" calcext:value-type="float">
            <text:p>88.3652430044183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682]-[.A682]/2))*30000" office:value-type="float" office:value="88.2352941176471" calcext:value-type="float">
            <text:p>88.2352941176471</text:p>
          </table:table-cell>
          <table:table-cell table:formula="of:=MIN([.B682];100)" office:value-type="float" office:value="88.2352941176471" calcext:value-type="float">
            <text:p>88.2352941176471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1/([.A683]-[.A683]/2))*30000" office:value-type="float" office:value="88.1057268722467" calcext:value-type="float">
            <text:p>88.1057268722467</text:p>
          </table:table-cell>
          <table:table-cell table:formula="of:=MIN([.B683];100)" office:value-type="float" office:value="88.1057268722467" calcext:value-type="float">
            <text:p>88.1057268722467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1/([.A684]-[.A684]/2))*30000" office:value-type="float" office:value="87.9765395894428" calcext:value-type="float">
            <text:p>87.9765395894428</text:p>
          </table:table-cell>
          <table:table-cell table:formula="of:=MIN([.B684];100)" office:value-type="float" office:value="87.9765395894428" calcext:value-type="float">
            <text:p>87.976539589442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1/([.A685]-[.A685]/2))*30000" office:value-type="float" office:value="87.8477306002928" calcext:value-type="float">
            <text:p>87.8477306002928</text:p>
          </table:table-cell>
          <table:table-cell table:formula="of:=MIN([.B685];100)" office:value-type="float" office:value="87.8477306002928" calcext:value-type="float">
            <text:p>87.8477306002928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1/([.A686]-[.A686]/2))*30000" office:value-type="float" office:value="87.719298245614" calcext:value-type="float">
            <text:p>87.719298245614</text:p>
          </table:table-cell>
          <table:table-cell table:formula="of:=MIN([.B686];100)" office:value-type="float" office:value="87.719298245614" calcext:value-type="float">
            <text:p>87.719298245614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1/([.A687]-[.A687]/2))*30000" office:value-type="float" office:value="87.5912408759124" calcext:value-type="float">
            <text:p>87.5912408759124</text:p>
          </table:table-cell>
          <table:table-cell table:formula="of:=MIN([.B687];100)" office:value-type="float" office:value="87.5912408759124" calcext:value-type="float">
            <text:p>87.5912408759124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1/([.A688]-[.A688]/2))*30000" office:value-type="float" office:value="87.463556851312" calcext:value-type="float">
            <text:p>87.463556851312</text:p>
          </table:table-cell>
          <table:table-cell table:formula="of:=MIN([.B688];100)" office:value-type="float" office:value="87.463556851312" calcext:value-type="float">
            <text:p>87.463556851312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1/([.A689]-[.A689]/2))*30000" office:value-type="float" office:value="87.3362445414847" calcext:value-type="float">
            <text:p>87.3362445414847</text:p>
          </table:table-cell>
          <table:table-cell table:formula="of:=MIN([.B689];100)" office:value-type="float" office:value="87.3362445414847" calcext:value-type="float">
            <text:p>87.3362445414847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690]-[.A690]/2))*30000" office:value-type="float" office:value="87.2093023255814" calcext:value-type="float">
            <text:p>87.2093023255814</text:p>
          </table:table-cell>
          <table:table-cell table:formula="of:=MIN([.B690];100)" office:value-type="float" office:value="87.2093023255814" calcext:value-type="float">
            <text:p>87.2093023255814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1/([.A691]-[.A691]/2))*30000" office:value-type="float" office:value="87.0827285921625" calcext:value-type="float">
            <text:p>87.0827285921625</text:p>
          </table:table-cell>
          <table:table-cell table:formula="of:=MIN([.B691];100)" office:value-type="float" office:value="87.0827285921625" calcext:value-type="float">
            <text:p>87.0827285921625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1/([.A692]-[.A692]/2))*30000" office:value-type="float" office:value="86.9565217391304" calcext:value-type="float">
            <text:p>86.9565217391304</text:p>
          </table:table-cell>
          <table:table-cell table:formula="of:=MIN([.B692];100)" office:value-type="float" office:value="86.9565217391304" calcext:value-type="float">
            <text:p>86.956521739130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1/([.A693]-[.A693]/2))*30000" office:value-type="float" office:value="86.8306801736614" calcext:value-type="float">
            <text:p>86.8306801736614</text:p>
          </table:table-cell>
          <table:table-cell table:formula="of:=MIN([.B693];100)" office:value-type="float" office:value="86.8306801736614" calcext:value-type="float">
            <text:p>86.8306801736614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694]-[.A694]/2))*30000" office:value-type="float" office:value="86.7052023121387" calcext:value-type="float">
            <text:p>86.7052023121387</text:p>
          </table:table-cell>
          <table:table-cell table:formula="of:=MIN([.B694];100)" office:value-type="float" office:value="86.7052023121387" calcext:value-type="float">
            <text:p>86.7052023121387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1/([.A695]-[.A695]/2))*30000" office:value-type="float" office:value="86.5800865800866" calcext:value-type="float">
            <text:p>86.5800865800866</text:p>
          </table:table-cell>
          <table:table-cell table:formula="of:=MIN([.B695];100)" office:value-type="float" office:value="86.5800865800866" calcext:value-type="float">
            <text:p>86.5800865800866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1/([.A696]-[.A696]/2))*30000" office:value-type="float" office:value="86.4553314121038" calcext:value-type="float">
            <text:p>86.4553314121038</text:p>
          </table:table-cell>
          <table:table-cell table:formula="of:=MIN([.B696];100)" office:value-type="float" office:value="86.4553314121038" calcext:value-type="float">
            <text:p>86.4553314121038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1/([.A697]-[.A697]/2))*30000" office:value-type="float" office:value="86.3309352517986" calcext:value-type="float">
            <text:p>86.3309352517986</text:p>
          </table:table-cell>
          <table:table-cell table:formula="of:=MIN([.B697];100)" office:value-type="float" office:value="86.3309352517986" calcext:value-type="float">
            <text:p>86.3309352517986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1/([.A698]-[.A698]/2))*30000" office:value-type="float" office:value="86.2068965517241" calcext:value-type="float">
            <text:p>86.2068965517241</text:p>
          </table:table-cell>
          <table:table-cell table:formula="of:=MIN([.B698];100)" office:value-type="float" office:value="86.2068965517241" calcext:value-type="float">
            <text:p>86.2068965517241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1/([.A699]-[.A699]/2))*30000" office:value-type="float" office:value="86.0832137733142" calcext:value-type="float">
            <text:p>86.0832137733142</text:p>
          </table:table-cell>
          <table:table-cell table:formula="of:=MIN([.B699];100)" office:value-type="float" office:value="86.0832137733142" calcext:value-type="float">
            <text:p>86.0832137733142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1/([.A700]-[.A700]/2))*30000" office:value-type="float" office:value="85.9598853868195" calcext:value-type="float">
            <text:p>85.9598853868195</text:p>
          </table:table-cell>
          <table:table-cell table:formula="of:=MIN([.B700];100)" office:value-type="float" office:value="85.9598853868195" calcext:value-type="float">
            <text:p>85.9598853868195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1/([.A701]-[.A701]/2))*30000" office:value-type="float" office:value="85.8369098712446" calcext:value-type="float">
            <text:p>85.8369098712446</text:p>
          </table:table-cell>
          <table:table-cell table:formula="of:=MIN([.B701];100)" office:value-type="float" office:value="85.8369098712446" calcext:value-type="float">
            <text:p>85.8369098712446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702]-[.A702]/2))*30000" office:value-type="float" office:value="85.7142857142857" calcext:value-type="float">
            <text:p>85.7142857142857</text:p>
          </table:table-cell>
          <table:table-cell table:formula="of:=MIN([.B702];100)" office:value-type="float" office:value="85.7142857142857" calcext:value-type="float">
            <text:p>85.7142857142857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1/([.A703]-[.A703]/2))*30000" office:value-type="float" office:value="85.5920114122682" calcext:value-type="float">
            <text:p>85.5920114122682</text:p>
          </table:table-cell>
          <table:table-cell table:formula="of:=MIN([.B703];100)" office:value-type="float" office:value="85.5920114122682" calcext:value-type="float">
            <text:p>85.5920114122682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1/([.A704]-[.A704]/2))*30000" office:value-type="float" office:value="85.4700854700855" calcext:value-type="float">
            <text:p>85.4700854700855</text:p>
          </table:table-cell>
          <table:table-cell table:formula="of:=MIN([.B704];100)" office:value-type="float" office:value="85.4700854700855" calcext:value-type="float">
            <text:p>85.4700854700855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1/([.A705]-[.A705]/2))*30000" office:value-type="float" office:value="85.348506401138" calcext:value-type="float">
            <text:p>85.348506401138</text:p>
          </table:table-cell>
          <table:table-cell table:formula="of:=MIN([.B705];100)" office:value-type="float" office:value="85.348506401138" calcext:value-type="float">
            <text:p>85.348506401138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706]-[.A706]/2))*30000" office:value-type="float" office:value="85.2272727272727" calcext:value-type="float">
            <text:p>85.2272727272727</text:p>
          </table:table-cell>
          <table:table-cell table:formula="of:=MIN([.B706];100)" office:value-type="float" office:value="85.2272727272727" calcext:value-type="float">
            <text:p>85.2272727272727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1/([.A707]-[.A707]/2))*30000" office:value-type="float" office:value="85.1063829787234" calcext:value-type="float">
            <text:p>85.1063829787234</text:p>
          </table:table-cell>
          <table:table-cell table:formula="of:=MIN([.B707];100)" office:value-type="float" office:value="85.1063829787234" calcext:value-type="float">
            <text:p>85.1063829787234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1/([.A708]-[.A708]/2))*30000" office:value-type="float" office:value="84.985835694051" calcext:value-type="float">
            <text:p>84.985835694051</text:p>
          </table:table-cell>
          <table:table-cell table:formula="of:=MIN([.B708];100)" office:value-type="float" office:value="84.985835694051" calcext:value-type="float">
            <text:p>84.985835694051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1/([.A709]-[.A709]/2))*30000" office:value-type="float" office:value="84.8656294200849" calcext:value-type="float">
            <text:p>84.8656294200849</text:p>
          </table:table-cell>
          <table:table-cell table:formula="of:=MIN([.B709];100)" office:value-type="float" office:value="84.8656294200849" calcext:value-type="float">
            <text:p>84.8656294200849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710]-[.A710]/2))*30000" office:value-type="float" office:value="84.7457627118644" calcext:value-type="float">
            <text:p>84.7457627118644</text:p>
          </table:table-cell>
          <table:table-cell table:formula="of:=MIN([.B710];100)" office:value-type="float" office:value="84.7457627118644" calcext:value-type="float">
            <text:p>84.7457627118644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1/([.A711]-[.A711]/2))*30000" office:value-type="float" office:value="84.6262341325811" calcext:value-type="float">
            <text:p>84.6262341325811</text:p>
          </table:table-cell>
          <table:table-cell table:formula="of:=MIN([.B711];100)" office:value-type="float" office:value="84.6262341325811" calcext:value-type="float">
            <text:p>84.6262341325811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1/([.A712]-[.A712]/2))*30000" office:value-type="float" office:value="84.5070422535211" calcext:value-type="float">
            <text:p>84.5070422535211</text:p>
          </table:table-cell>
          <table:table-cell table:formula="of:=MIN([.B712];100)" office:value-type="float" office:value="84.5070422535211" calcext:value-type="float">
            <text:p>84.5070422535211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1/([.A713]-[.A713]/2))*30000" office:value-type="float" office:value="84.3881856540084" calcext:value-type="float">
            <text:p>84.3881856540084</text:p>
          </table:table-cell>
          <table:table-cell table:formula="of:=MIN([.B713];100)" office:value-type="float" office:value="84.3881856540084" calcext:value-type="float">
            <text:p>84.3881856540084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1/([.A714]-[.A714]/2))*30000" office:value-type="float" office:value="84.2696629213483" calcext:value-type="float">
            <text:p>84.2696629213483</text:p>
          </table:table-cell>
          <table:table-cell table:formula="of:=MIN([.B714];100)" office:value-type="float" office:value="84.2696629213483" calcext:value-type="float">
            <text:p>84.26966292134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1/([.A715]-[.A715]/2))*30000" office:value-type="float" office:value="84.1514726507714" calcext:value-type="float">
            <text:p>84.1514726507714</text:p>
          </table:table-cell>
          <table:table-cell table:formula="of:=MIN([.B715];100)" office:value-type="float" office:value="84.1514726507714" calcext:value-type="float">
            <text:p>84.1514726507714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1/([.A716]-[.A716]/2))*30000" office:value-type="float" office:value="84.0336134453782" calcext:value-type="float">
            <text:p>84.0336134453782</text:p>
          </table:table-cell>
          <table:table-cell table:formula="of:=MIN([.B716];100)" office:value-type="float" office:value="84.0336134453782" calcext:value-type="float">
            <text:p>84.033613445378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1/([.A717]-[.A717]/2))*30000" office:value-type="float" office:value="83.9160839160839" calcext:value-type="float">
            <text:p>83.9160839160839</text:p>
          </table:table-cell>
          <table:table-cell table:formula="of:=MIN([.B717];100)" office:value-type="float" office:value="83.9160839160839" calcext:value-type="float">
            <text:p>83.9160839160839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1/([.A718]-[.A718]/2))*30000" office:value-type="float" office:value="83.7988826815642" calcext:value-type="float">
            <text:p>83.7988826815642</text:p>
          </table:table-cell>
          <table:table-cell table:formula="of:=MIN([.B718];100)" office:value-type="float" office:value="83.7988826815642" calcext:value-type="float">
            <text:p>83.7988826815642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1/([.A719]-[.A719]/2))*30000" office:value-type="float" office:value="83.6820083682008" calcext:value-type="float">
            <text:p>83.6820083682008</text:p>
          </table:table-cell>
          <table:table-cell table:formula="of:=MIN([.B719];100)" office:value-type="float" office:value="83.6820083682008" calcext:value-type="float">
            <text:p>83.6820083682008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1/([.A720]-[.A720]/2))*30000" office:value-type="float" office:value="83.5654596100279" calcext:value-type="float">
            <text:p>83.5654596100279</text:p>
          </table:table-cell>
          <table:table-cell table:formula="of:=MIN([.B720];100)" office:value-type="float" office:value="83.5654596100279" calcext:value-type="float">
            <text:p>83.5654596100279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1/([.A721]-[.A721]/2))*30000" office:value-type="float" office:value="83.4492350486787" calcext:value-type="float">
            <text:p>83.4492350486787</text:p>
          </table:table-cell>
          <table:table-cell table:formula="of:=MIN([.B721];100)" office:value-type="float" office:value="83.4492350486787" calcext:value-type="float">
            <text:p>83.4492350486787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722]-[.A722]/2))*30000" office:value-type="float" office:value="83.3333333333333" calcext:value-type="float">
            <text:p>83.3333333333333</text:p>
          </table:table-cell>
          <table:table-cell table:formula="of:=MIN([.B722];100)" office:value-type="float" office:value="83.3333333333333" calcext:value-type="float">
            <text:p>83.3333333333333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1/([.A723]-[.A723]/2))*30000" office:value-type="float" office:value="83.2177531206657" calcext:value-type="float">
            <text:p>83.2177531206657</text:p>
          </table:table-cell>
          <table:table-cell table:formula="of:=MIN([.B723];100)" office:value-type="float" office:value="83.2177531206657" calcext:value-type="float">
            <text:p>83.2177531206657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1/([.A724]-[.A724]/2))*30000" office:value-type="float" office:value="83.1024930747923" calcext:value-type="float">
            <text:p>83.1024930747923</text:p>
          </table:table-cell>
          <table:table-cell table:formula="of:=MIN([.B724];100)" office:value-type="float" office:value="83.1024930747923" calcext:value-type="float">
            <text:p>83.1024930747923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1/([.A725]-[.A725]/2))*30000" office:value-type="float" office:value="82.9875518672199" calcext:value-type="float">
            <text:p>82.9875518672199</text:p>
          </table:table-cell>
          <table:table-cell table:formula="of:=MIN([.B725];100)" office:value-type="float" office:value="82.9875518672199" calcext:value-type="float">
            <text:p>82.9875518672199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1/([.A726]-[.A726]/2))*30000" office:value-type="float" office:value="82.8729281767956" calcext:value-type="float">
            <text:p>82.8729281767956</text:p>
          </table:table-cell>
          <table:table-cell table:formula="of:=MIN([.B726];100)" office:value-type="float" office:value="82.8729281767956" calcext:value-type="float">
            <text:p>82.8729281767956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1/([.A727]-[.A727]/2))*30000" office:value-type="float" office:value="82.7586206896552" calcext:value-type="float">
            <text:p>82.7586206896552</text:p>
          </table:table-cell>
          <table:table-cell table:formula="of:=MIN([.B727];100)" office:value-type="float" office:value="82.7586206896552" calcext:value-type="float">
            <text:p>82.7586206896552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1/([.A728]-[.A728]/2))*30000" office:value-type="float" office:value="82.6446280991736" calcext:value-type="float">
            <text:p>82.6446280991736</text:p>
          </table:table-cell>
          <table:table-cell table:formula="of:=MIN([.B728];100)" office:value-type="float" office:value="82.6446280991736" calcext:value-type="float">
            <text:p>82.6446280991736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1/([.A729]-[.A729]/2))*30000" office:value-type="float" office:value="82.5309491059147" calcext:value-type="float">
            <text:p>82.5309491059147</text:p>
          </table:table-cell>
          <table:table-cell table:formula="of:=MIN([.B729];100)" office:value-type="float" office:value="82.5309491059147" calcext:value-type="float">
            <text:p>82.5309491059147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1/([.A730]-[.A730]/2))*30000" office:value-type="float" office:value="82.4175824175824" calcext:value-type="float">
            <text:p>82.4175824175824</text:p>
          </table:table-cell>
          <table:table-cell table:formula="of:=MIN([.B730];100)" office:value-type="float" office:value="82.4175824175824" calcext:value-type="float">
            <text:p>82.4175824175824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1/([.A731]-[.A731]/2))*30000" office:value-type="float" office:value="82.3045267489712" calcext:value-type="float">
            <text:p>82.3045267489712</text:p>
          </table:table-cell>
          <table:table-cell table:formula="of:=MIN([.B731];100)" office:value-type="float" office:value="82.3045267489712" calcext:value-type="float">
            <text:p>82.3045267489712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1/([.A732]-[.A732]/2))*30000" office:value-type="float" office:value="82.1917808219178" calcext:value-type="float">
            <text:p>82.1917808219178</text:p>
          </table:table-cell>
          <table:table-cell table:formula="of:=MIN([.B732];100)" office:value-type="float" office:value="82.1917808219178" calcext:value-type="float">
            <text:p>82.1917808219178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1/([.A733]-[.A733]/2))*30000" office:value-type="float" office:value="82.0793433652531" calcext:value-type="float">
            <text:p>82.0793433652531</text:p>
          </table:table-cell>
          <table:table-cell table:formula="of:=MIN([.B733];100)" office:value-type="float" office:value="82.0793433652531" calcext:value-type="float">
            <text:p>82.0793433652531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734]-[.A734]/2))*30000" office:value-type="float" office:value="81.9672131147541" calcext:value-type="float">
            <text:p>81.9672131147541</text:p>
          </table:table-cell>
          <table:table-cell table:formula="of:=MIN([.B734];100)" office:value-type="float" office:value="81.9672131147541" calcext:value-type="float">
            <text:p>81.9672131147541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1/([.A735]-[.A735]/2))*30000" office:value-type="float" office:value="81.8553888130969" calcext:value-type="float">
            <text:p>81.8553888130969</text:p>
          </table:table-cell>
          <table:table-cell table:formula="of:=MIN([.B735];100)" office:value-type="float" office:value="81.8553888130969" calcext:value-type="float">
            <text:p>81.8553888130969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1/([.A736]-[.A736]/2))*30000" office:value-type="float" office:value="81.7438692098093" calcext:value-type="float">
            <text:p>81.7438692098093</text:p>
          </table:table-cell>
          <table:table-cell table:formula="of:=MIN([.B736];100)" office:value-type="float" office:value="81.7438692098093" calcext:value-type="float">
            <text:p>81.7438692098093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1/([.A737]-[.A737]/2))*30000" office:value-type="float" office:value="81.6326530612245" calcext:value-type="float">
            <text:p>81.6326530612245</text:p>
          </table:table-cell>
          <table:table-cell table:formula="of:=MIN([.B737];100)" office:value-type="float" office:value="81.6326530612245" calcext:value-type="float">
            <text:p>81.6326530612245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1/([.A738]-[.A738]/2))*30000" office:value-type="float" office:value="81.5217391304348" calcext:value-type="float">
            <text:p>81.5217391304348</text:p>
          </table:table-cell>
          <table:table-cell table:formula="of:=MIN([.B738];100)" office:value-type="float" office:value="81.5217391304348" calcext:value-type="float">
            <text:p>81.5217391304348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1/([.A739]-[.A739]/2))*30000" office:value-type="float" office:value="81.4111261872456" calcext:value-type="float">
            <text:p>81.4111261872456</text:p>
          </table:table-cell>
          <table:table-cell table:formula="of:=MIN([.B739];100)" office:value-type="float" office:value="81.4111261872456" calcext:value-type="float">
            <text:p>81.4111261872456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1/([.A740]-[.A740]/2))*30000" office:value-type="float" office:value="81.3008130081301" calcext:value-type="float">
            <text:p>81.3008130081301</text:p>
          </table:table-cell>
          <table:table-cell table:formula="of:=MIN([.B740];100)" office:value-type="float" office:value="81.3008130081301" calcext:value-type="float">
            <text:p>81.3008130081301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1/([.A741]-[.A741]/2))*30000" office:value-type="float" office:value="81.190798376184" calcext:value-type="float">
            <text:p>81.190798376184</text:p>
          </table:table-cell>
          <table:table-cell table:formula="of:=MIN([.B741];100)" office:value-type="float" office:value="81.190798376184" calcext:value-type="float">
            <text:p>81.190798376184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742]-[.A742]/2))*30000" office:value-type="float" office:value="81.0810810810811" calcext:value-type="float">
            <text:p>81.0810810810811</text:p>
          </table:table-cell>
          <table:table-cell table:formula="of:=MIN([.B742];100)" office:value-type="float" office:value="81.0810810810811" calcext:value-type="float">
            <text:p>81.0810810810811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1/([.A743]-[.A743]/2))*30000" office:value-type="float" office:value="80.9716599190283" calcext:value-type="float">
            <text:p>80.9716599190283</text:p>
          </table:table-cell>
          <table:table-cell table:formula="of:=MIN([.B743];100)" office:value-type="float" office:value="80.9716599190283" calcext:value-type="float">
            <text:p>80.9716599190283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1/([.A744]-[.A744]/2))*30000" office:value-type="float" office:value="80.8625336927224" calcext:value-type="float">
            <text:p>80.8625336927224</text:p>
          </table:table-cell>
          <table:table-cell table:formula="of:=MIN([.B744];100)" office:value-type="float" office:value="80.8625336927224" calcext:value-type="float">
            <text:p>80.8625336927224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1/([.A745]-[.A745]/2))*30000" office:value-type="float" office:value="80.7537012113055" calcext:value-type="float">
            <text:p>80.7537012113055</text:p>
          </table:table-cell>
          <table:table-cell table:formula="of:=MIN([.B745];100)" office:value-type="float" office:value="80.7537012113055" calcext:value-type="float">
            <text:p>80.7537012113055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1/([.A746]-[.A746]/2))*30000" office:value-type="float" office:value="80.6451612903226" calcext:value-type="float">
            <text:p>80.6451612903226</text:p>
          </table:table-cell>
          <table:table-cell table:formula="of:=MIN([.B746];100)" office:value-type="float" office:value="80.6451612903226" calcext:value-type="float">
            <text:p>80.645161290322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1/([.A747]-[.A747]/2))*30000" office:value-type="float" office:value="80.5369127516778" calcext:value-type="float">
            <text:p>80.5369127516778</text:p>
          </table:table-cell>
          <table:table-cell table:formula="of:=MIN([.B747];100)" office:value-type="float" office:value="80.5369127516778" calcext:value-type="float">
            <text:p>80.5369127516778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1/([.A748]-[.A748]/2))*30000" office:value-type="float" office:value="80.4289544235925" calcext:value-type="float">
            <text:p>80.4289544235925</text:p>
          </table:table-cell>
          <table:table-cell table:formula="of:=MIN([.B748];100)" office:value-type="float" office:value="80.4289544235925" calcext:value-type="float">
            <text:p>80.428954423592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1/([.A749]-[.A749]/2))*30000" office:value-type="float" office:value="80.3212851405623" calcext:value-type="float">
            <text:p>80.3212851405623</text:p>
          </table:table-cell>
          <table:table-cell table:formula="of:=MIN([.B749];100)" office:value-type="float" office:value="80.3212851405623" calcext:value-type="float">
            <text:p>80.3212851405623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1/([.A750]-[.A750]/2))*30000" office:value-type="float" office:value="80.2139037433155" calcext:value-type="float">
            <text:p>80.2139037433155</text:p>
          </table:table-cell>
          <table:table-cell table:formula="of:=MIN([.B750];100)" office:value-type="float" office:value="80.2139037433155" calcext:value-type="float">
            <text:p>80.2139037433155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1/([.A751]-[.A751]/2))*30000" office:value-type="float" office:value="80.1068090787717" calcext:value-type="float">
            <text:p>80.1068090787717</text:p>
          </table:table-cell>
          <table:table-cell table:formula="of:=MIN([.B751];100)" office:value-type="float" office:value="80.1068090787717" calcext:value-type="float">
            <text:p>80.1068090787717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1/([.A752]-[.A752]/2))*30000" office:value-type="float" office:value="80" calcext:value-type="float">
            <text:p>80</text:p>
          </table:table-cell>
          <table:table-cell table:formula="of:=MIN([.B752];100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1/([.A753]-[.A753]/2))*30000" office:value-type="float" office:value="79.8934753661784" calcext:value-type="float">
            <text:p>79.8934753661784</text:p>
          </table:table-cell>
          <table:table-cell table:formula="of:=MIN([.B753];100)" office:value-type="float" office:value="79.8934753661784" calcext:value-type="float">
            <text:p>79.8934753661784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1/([.A754]-[.A754]/2))*30000" office:value-type="float" office:value="79.7872340425532" calcext:value-type="float">
            <text:p>79.7872340425532</text:p>
          </table:table-cell>
          <table:table-cell table:formula="of:=MIN([.B754];100)" office:value-type="float" office:value="79.7872340425532" calcext:value-type="float">
            <text:p>79.7872340425532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1/([.A755]-[.A755]/2))*30000" office:value-type="float" office:value="79.6812749003984" calcext:value-type="float">
            <text:p>79.6812749003984</text:p>
          </table:table-cell>
          <table:table-cell table:formula="of:=MIN([.B755];100)" office:value-type="float" office:value="79.6812749003984" calcext:value-type="float">
            <text:p>79.681274900398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1/([.A756]-[.A756]/2))*30000" office:value-type="float" office:value="79.5755968169761" calcext:value-type="float">
            <text:p>79.5755968169761</text:p>
          </table:table-cell>
          <table:table-cell table:formula="of:=MIN([.B756];100)" office:value-type="float" office:value="79.5755968169761" calcext:value-type="float">
            <text:p>79.5755968169761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1/([.A757]-[.A757]/2))*30000" office:value-type="float" office:value="79.4701986754967" calcext:value-type="float">
            <text:p>79.4701986754967</text:p>
          </table:table-cell>
          <table:table-cell table:formula="of:=MIN([.B757];100)" office:value-type="float" office:value="79.4701986754967" calcext:value-type="float">
            <text:p>79.4701986754967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1/([.A758]-[.A758]/2))*30000" office:value-type="float" office:value="79.3650793650794" calcext:value-type="float">
            <text:p>79.3650793650794</text:p>
          </table:table-cell>
          <table:table-cell table:formula="of:=MIN([.B758];100)" office:value-type="float" office:value="79.3650793650794" calcext:value-type="float">
            <text:p>79.3650793650794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1/([.A759]-[.A759]/2))*30000" office:value-type="float" office:value="79.2602377807133" calcext:value-type="float">
            <text:p>79.2602377807133</text:p>
          </table:table-cell>
          <table:table-cell table:formula="of:=MIN([.B759];100)" office:value-type="float" office:value="79.2602377807133" calcext:value-type="float">
            <text:p>79.2602377807133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1/([.A760]-[.A760]/2))*30000" office:value-type="float" office:value="79.155672823219" calcext:value-type="float">
            <text:p>79.155672823219</text:p>
          </table:table-cell>
          <table:table-cell table:formula="of:=MIN([.B760];100)" office:value-type="float" office:value="79.155672823219" calcext:value-type="float">
            <text:p>79.155672823219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1/([.A761]-[.A761]/2))*30000" office:value-type="float" office:value="79.0513833992095" calcext:value-type="float">
            <text:p>79.0513833992095</text:p>
          </table:table-cell>
          <table:table-cell table:formula="of:=MIN([.B761];100)" office:value-type="float" office:value="79.0513833992095" calcext:value-type="float">
            <text:p>79.0513833992095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/([.A762]-[.A762]/2))*30000" office:value-type="float" office:value="78.9473684210526" calcext:value-type="float">
            <text:p>78.9473684210526</text:p>
          </table:table-cell>
          <table:table-cell table:formula="of:=MIN([.B762];100)" office:value-type="float" office:value="78.9473684210526" calcext:value-type="float">
            <text:p>78.9473684210526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1/([.A763]-[.A763]/2))*30000" office:value-type="float" office:value="78.8436268068331" calcext:value-type="float">
            <text:p>78.8436268068331</text:p>
          </table:table-cell>
          <table:table-cell table:formula="of:=MIN([.B763];100)" office:value-type="float" office:value="78.8436268068331" calcext:value-type="float">
            <text:p>78.8436268068331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1/([.A764]-[.A764]/2))*30000" office:value-type="float" office:value="78.740157480315" calcext:value-type="float">
            <text:p>78.740157480315</text:p>
          </table:table-cell>
          <table:table-cell table:formula="of:=MIN([.B764];100)" office:value-type="float" office:value="78.740157480315" calcext:value-type="float">
            <text:p>78.740157480315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1/([.A765]-[.A765]/2))*30000" office:value-type="float" office:value="78.6369593709043" calcext:value-type="float">
            <text:p>78.6369593709043</text:p>
          </table:table-cell>
          <table:table-cell table:formula="of:=MIN([.B765];100)" office:value-type="float" office:value="78.6369593709043" calcext:value-type="float">
            <text:p>78.6369593709043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1/([.A766]-[.A766]/2))*30000" office:value-type="float" office:value="78.5340314136126" calcext:value-type="float">
            <text:p>78.5340314136126</text:p>
          </table:table-cell>
          <table:table-cell table:formula="of:=MIN([.B766];100)" office:value-type="float" office:value="78.5340314136126" calcext:value-type="float">
            <text:p>78.534031413612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1/([.A767]-[.A767]/2))*30000" office:value-type="float" office:value="78.4313725490196" calcext:value-type="float">
            <text:p>78.4313725490196</text:p>
          </table:table-cell>
          <table:table-cell table:formula="of:=MIN([.B767];100)" office:value-type="float" office:value="78.4313725490196" calcext:value-type="float">
            <text:p>78.4313725490196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1/([.A768]-[.A768]/2))*30000" office:value-type="float" office:value="78.3289817232376" calcext:value-type="float">
            <text:p>78.3289817232376</text:p>
          </table:table-cell>
          <table:table-cell table:formula="of:=MIN([.B768];100)" office:value-type="float" office:value="78.3289817232376" calcext:value-type="float">
            <text:p>78.32898172323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1/([.A769]-[.A769]/2))*30000" office:value-type="float" office:value="78.2268578878748" calcext:value-type="float">
            <text:p>78.2268578878748</text:p>
          </table:table-cell>
          <table:table-cell table:formula="of:=MIN([.B769];100)" office:value-type="float" office:value="78.2268578878748" calcext:value-type="float">
            <text:p>78.2268578878748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1/([.A770]-[.A770]/2))*30000" office:value-type="float" office:value="78.125" calcext:value-type="float">
            <text:p>78.125</text:p>
          </table:table-cell>
          <table:table-cell table:formula="of:=MIN([.B770];100)" office:value-type="float" office:value="78.125" calcext:value-type="float">
            <text:p>78.125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1/([.A771]-[.A771]/2))*30000" office:value-type="float" office:value="78.0234070221066" calcext:value-type="float">
            <text:p>78.0234070221066</text:p>
          </table:table-cell>
          <table:table-cell table:formula="of:=MIN([.B771];100)" office:value-type="float" office:value="78.0234070221066" calcext:value-type="float">
            <text:p>78.0234070221066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1/([.A772]-[.A772]/2))*30000" office:value-type="float" office:value="77.9220779220779" calcext:value-type="float">
            <text:p>77.9220779220779</text:p>
          </table:table-cell>
          <table:table-cell table:formula="of:=MIN([.B772];100)" office:value-type="float" office:value="77.9220779220779" calcext:value-type="float">
            <text:p>77.9220779220779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1/([.A773]-[.A773]/2))*30000" office:value-type="float" office:value="77.8210116731517" calcext:value-type="float">
            <text:p>77.8210116731517</text:p>
          </table:table-cell>
          <table:table-cell table:formula="of:=MIN([.B773];100)" office:value-type="float" office:value="77.8210116731517" calcext:value-type="float">
            <text:p>77.8210116731517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774]-[.A774]/2))*30000" office:value-type="float" office:value="77.720207253886" calcext:value-type="float">
            <text:p>77.720207253886</text:p>
          </table:table-cell>
          <table:table-cell table:formula="of:=MIN([.B774];100)" office:value-type="float" office:value="77.720207253886" calcext:value-type="float">
            <text:p>77.720207253886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1/([.A775]-[.A775]/2))*30000" office:value-type="float" office:value="77.6196636481242" calcext:value-type="float">
            <text:p>77.6196636481242</text:p>
          </table:table-cell>
          <table:table-cell table:formula="of:=MIN([.B775];100)" office:value-type="float" office:value="77.6196636481242" calcext:value-type="float">
            <text:p>77.6196636481242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1/([.A776]-[.A776]/2))*30000" office:value-type="float" office:value="77.5193798449613" calcext:value-type="float">
            <text:p>77.5193798449613</text:p>
          </table:table-cell>
          <table:table-cell table:formula="of:=MIN([.B776];100)" office:value-type="float" office:value="77.5193798449613" calcext:value-type="float">
            <text:p>77.5193798449613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1/([.A777]-[.A777]/2))*30000" office:value-type="float" office:value="77.4193548387097" calcext:value-type="float">
            <text:p>77.4193548387097</text:p>
          </table:table-cell>
          <table:table-cell table:formula="of:=MIN([.B777];100)" office:value-type="float" office:value="77.4193548387097" calcext:value-type="float">
            <text:p>77.4193548387097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1/([.A778]-[.A778]/2))*30000" office:value-type="float" office:value="77.319587628866" calcext:value-type="float">
            <text:p>77.319587628866</text:p>
          </table:table-cell>
          <table:table-cell table:formula="of:=MIN([.B778];100)" office:value-type="float" office:value="77.319587628866" calcext:value-type="float">
            <text:p>77.319587628866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1/([.A779]-[.A779]/2))*30000" office:value-type="float" office:value="77.2200772200772" calcext:value-type="float">
            <text:p>77.2200772200772</text:p>
          </table:table-cell>
          <table:table-cell table:formula="of:=MIN([.B779];100)" office:value-type="float" office:value="77.2200772200772" calcext:value-type="float">
            <text:p>77.2200772200772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1/([.A780]-[.A780]/2))*30000" office:value-type="float" office:value="77.120822622108" calcext:value-type="float">
            <text:p>77.120822622108</text:p>
          </table:table-cell>
          <table:table-cell table:formula="of:=MIN([.B780];100)" office:value-type="float" office:value="77.120822622108" calcext:value-type="float">
            <text:p>77.120822622108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1/([.A781]-[.A781]/2))*30000" office:value-type="float" office:value="77.0218228498074" calcext:value-type="float">
            <text:p>77.0218228498074</text:p>
          </table:table-cell>
          <table:table-cell table:formula="of:=MIN([.B781];100)" office:value-type="float" office:value="77.0218228498074" calcext:value-type="float">
            <text:p>77.0218228498074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782]-[.A782]/2))*30000" office:value-type="float" office:value="76.9230769230769" calcext:value-type="float">
            <text:p>76.9230769230769</text:p>
          </table:table-cell>
          <table:table-cell table:formula="of:=MIN([.B782];100)" office:value-type="float" office:value="76.9230769230769" calcext:value-type="float">
            <text:p>76.923076923076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1/([.A783]-[.A783]/2))*30000" office:value-type="float" office:value="76.8245838668374" calcext:value-type="float">
            <text:p>76.8245838668374</text:p>
          </table:table-cell>
          <table:table-cell table:formula="of:=MIN([.B783];100)" office:value-type="float" office:value="76.8245838668374" calcext:value-type="float">
            <text:p>76.8245838668374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1/([.A784]-[.A784]/2))*30000" office:value-type="float" office:value="76.7263427109974" calcext:value-type="float">
            <text:p>76.7263427109974</text:p>
          </table:table-cell>
          <table:table-cell table:formula="of:=MIN([.B784];100)" office:value-type="float" office:value="76.7263427109974" calcext:value-type="float">
            <text:p>76.7263427109974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1/([.A785]-[.A785]/2))*30000" office:value-type="float" office:value="76.6283524904215" calcext:value-type="float">
            <text:p>76.6283524904215</text:p>
          </table:table-cell>
          <table:table-cell table:formula="of:=MIN([.B785];100)" office:value-type="float" office:value="76.6283524904215" calcext:value-type="float">
            <text:p>76.628352490421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786]-[.A786]/2))*30000" office:value-type="float" office:value="76.530612244898" calcext:value-type="float">
            <text:p>76.530612244898</text:p>
          </table:table-cell>
          <table:table-cell table:formula="of:=MIN([.B786];100)" office:value-type="float" office:value="76.530612244898" calcext:value-type="float">
            <text:p>76.530612244898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1/([.A787]-[.A787]/2))*30000" office:value-type="float" office:value="76.4331210191083" calcext:value-type="float">
            <text:p>76.4331210191083</text:p>
          </table:table-cell>
          <table:table-cell table:formula="of:=MIN([.B787];100)" office:value-type="float" office:value="76.4331210191083" calcext:value-type="float">
            <text:p>76.4331210191083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1/([.A788]-[.A788]/2))*30000" office:value-type="float" office:value="76.3358778625954" calcext:value-type="float">
            <text:p>76.3358778625954</text:p>
          </table:table-cell>
          <table:table-cell table:formula="of:=MIN([.B788];100)" office:value-type="float" office:value="76.3358778625954" calcext:value-type="float">
            <text:p>76.335877862595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1/([.A789]-[.A789]/2))*30000" office:value-type="float" office:value="76.2388818297332" calcext:value-type="float">
            <text:p>76.2388818297332</text:p>
          </table:table-cell>
          <table:table-cell table:formula="of:=MIN([.B789];100)" office:value-type="float" office:value="76.2388818297332" calcext:value-type="float">
            <text:p>76.2388818297332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1/([.A790]-[.A790]/2))*30000" office:value-type="float" office:value="76.1421319796954" calcext:value-type="float">
            <text:p>76.1421319796954</text:p>
          </table:table-cell>
          <table:table-cell table:formula="of:=MIN([.B790];100)" office:value-type="float" office:value="76.1421319796954" calcext:value-type="float">
            <text:p>76.1421319796954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1/([.A791]-[.A791]/2))*30000" office:value-type="float" office:value="76.0456273764259" calcext:value-type="float">
            <text:p>76.0456273764259</text:p>
          </table:table-cell>
          <table:table-cell table:formula="of:=MIN([.B791];100)" office:value-type="float" office:value="76.0456273764259" calcext:value-type="float">
            <text:p>76.0456273764259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1/([.A792]-[.A792]/2))*30000" office:value-type="float" office:value="75.9493670886076" calcext:value-type="float">
            <text:p>75.9493670886076</text:p>
          </table:table-cell>
          <table:table-cell table:formula="of:=MIN([.B792];100)" office:value-type="float" office:value="75.9493670886076" calcext:value-type="float">
            <text:p>75.949367088607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1/([.A793]-[.A793]/2))*30000" office:value-type="float" office:value="75.8533501896334" calcext:value-type="float">
            <text:p>75.8533501896334</text:p>
          </table:table-cell>
          <table:table-cell table:formula="of:=MIN([.B793];100)" office:value-type="float" office:value="75.8533501896334" calcext:value-type="float">
            <text:p>75.8533501896334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794]-[.A794]/2))*30000" office:value-type="float" office:value="75.7575757575758" calcext:value-type="float">
            <text:p>75.7575757575758</text:p>
          </table:table-cell>
          <table:table-cell table:formula="of:=MIN([.B794];100)" office:value-type="float" office:value="75.7575757575758" calcext:value-type="float">
            <text:p>75.7575757575758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1/([.A795]-[.A795]/2))*30000" office:value-type="float" office:value="75.6620428751576" calcext:value-type="float">
            <text:p>75.6620428751576</text:p>
          </table:table-cell>
          <table:table-cell table:formula="of:=MIN([.B795];100)" office:value-type="float" office:value="75.6620428751576" calcext:value-type="float">
            <text:p>75.6620428751576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1/([.A796]-[.A796]/2))*30000" office:value-type="float" office:value="75.5667506297229" calcext:value-type="float">
            <text:p>75.5667506297229</text:p>
          </table:table-cell>
          <table:table-cell table:formula="of:=MIN([.B796];100)" office:value-type="float" office:value="75.5667506297229" calcext:value-type="float">
            <text:p>75.5667506297229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1/([.A797]-[.A797]/2))*30000" office:value-type="float" office:value="75.4716981132075" calcext:value-type="float">
            <text:p>75.4716981132075</text:p>
          </table:table-cell>
          <table:table-cell table:formula="of:=MIN([.B797];100)" office:value-type="float" office:value="75.4716981132075" calcext:value-type="float">
            <text:p>75.4716981132075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798]-[.A798]/2))*30000" office:value-type="float" office:value="75.3768844221105" calcext:value-type="float">
            <text:p>75.3768844221105</text:p>
          </table:table-cell>
          <table:table-cell table:formula="of:=MIN([.B798];100)" office:value-type="float" office:value="75.3768844221105" calcext:value-type="float">
            <text:p>75.3768844221105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1/([.A799]-[.A799]/2))*30000" office:value-type="float" office:value="75.2823086574655" calcext:value-type="float">
            <text:p>75.2823086574655</text:p>
          </table:table-cell>
          <table:table-cell table:formula="of:=MIN([.B799];100)" office:value-type="float" office:value="75.2823086574655" calcext:value-type="float">
            <text:p>75.2823086574655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1/([.A800]-[.A800]/2))*30000" office:value-type="float" office:value="75.187969924812" calcext:value-type="float">
            <text:p>75.187969924812</text:p>
          </table:table-cell>
          <table:table-cell table:formula="of:=MIN([.B800];100)" office:value-type="float" office:value="75.187969924812" calcext:value-type="float">
            <text:p>75.187969924812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1/([.A801]-[.A801]/2))*30000" office:value-type="float" office:value="75.0938673341677" calcext:value-type="float">
            <text:p>75.0938673341677</text:p>
          </table:table-cell>
          <table:table-cell table:formula="of:=MIN([.B801];100)" office:value-type="float" office:value="75.0938673341677" calcext:value-type="float">
            <text:p>75.0938673341677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802]-[.A802]/2))*30000" office:value-type="float" office:value="75" calcext:value-type="float">
            <text:p>75</text:p>
          </table:table-cell>
          <table:table-cell table:formula="of:=MIN([.B802];100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1/([.A803]-[.A803]/2))*30000" office:value-type="float" office:value="74.9063670411985" calcext:value-type="float">
            <text:p>74.9063670411985</text:p>
          </table:table-cell>
          <table:table-cell table:formula="of:=MIN([.B803];100)" office:value-type="float" office:value="74.9063670411985" calcext:value-type="float">
            <text:p>74.9063670411985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1/([.A804]-[.A804]/2))*30000" office:value-type="float" office:value="74.8129675810474" calcext:value-type="float">
            <text:p>74.8129675810474</text:p>
          </table:table-cell>
          <table:table-cell table:formula="of:=MIN([.B804];100)" office:value-type="float" office:value="74.8129675810474" calcext:value-type="float">
            <text:p>74.812967581047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1/([.A805]-[.A805]/2))*30000" office:value-type="float" office:value="74.719800747198" calcext:value-type="float">
            <text:p>74.719800747198</text:p>
          </table:table-cell>
          <table:table-cell table:formula="of:=MIN([.B805];100)" office:value-type="float" office:value="74.719800747198" calcext:value-type="float">
            <text:p>74.71980074719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806]-[.A806]/2))*30000" office:value-type="float" office:value="74.6268656716418" calcext:value-type="float">
            <text:p>74.6268656716418</text:p>
          </table:table-cell>
          <table:table-cell table:formula="of:=MIN([.B806];100)" office:value-type="float" office:value="74.6268656716418" calcext:value-type="float">
            <text:p>74.6268656716418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1/([.A807]-[.A807]/2))*30000" office:value-type="float" office:value="74.5341614906832" calcext:value-type="float">
            <text:p>74.5341614906832</text:p>
          </table:table-cell>
          <table:table-cell table:formula="of:=MIN([.B807];100)" office:value-type="float" office:value="74.5341614906832" calcext:value-type="float">
            <text:p>74.534161490683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1/([.A808]-[.A808]/2))*30000" office:value-type="float" office:value="74.4416873449132" calcext:value-type="float">
            <text:p>74.4416873449132</text:p>
          </table:table-cell>
          <table:table-cell table:formula="of:=MIN([.B808];100)" office:value-type="float" office:value="74.4416873449132" calcext:value-type="float">
            <text:p>74.441687344913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1/([.A809]-[.A809]/2))*30000" office:value-type="float" office:value="74.3494423791822" calcext:value-type="float">
            <text:p>74.3494423791822</text:p>
          </table:table-cell>
          <table:table-cell table:formula="of:=MIN([.B809];100)" office:value-type="float" office:value="74.3494423791822" calcext:value-type="float">
            <text:p>74.349442379182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1/([.A810]-[.A810]/2))*30000" office:value-type="float" office:value="74.2574257425743" calcext:value-type="float">
            <text:p>74.2574257425743</text:p>
          </table:table-cell>
          <table:table-cell table:formula="of:=MIN([.B810];100)" office:value-type="float" office:value="74.2574257425743" calcext:value-type="float">
            <text:p>74.257425742574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1/([.A811]-[.A811]/2))*30000" office:value-type="float" office:value="74.1656365883807" calcext:value-type="float">
            <text:p>74.1656365883807</text:p>
          </table:table-cell>
          <table:table-cell table:formula="of:=MIN([.B811];100)" office:value-type="float" office:value="74.1656365883807" calcext:value-type="float">
            <text:p>74.1656365883807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1/([.A812]-[.A812]/2))*30000" office:value-type="float" office:value="74.0740740740741" calcext:value-type="float">
            <text:p>74.0740740740741</text:p>
          </table:table-cell>
          <table:table-cell table:formula="of:=MIN([.B812];100)" office:value-type="float" office:value="74.0740740740741" calcext:value-type="float">
            <text:p>74.0740740740741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1/([.A813]-[.A813]/2))*30000" office:value-type="float" office:value="73.9827373612824" calcext:value-type="float">
            <text:p>73.9827373612824</text:p>
          </table:table-cell>
          <table:table-cell table:formula="of:=MIN([.B813];100)" office:value-type="float" office:value="73.9827373612824" calcext:value-type="float">
            <text:p>73.9827373612824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1/([.A814]-[.A814]/2))*30000" office:value-type="float" office:value="73.8916256157635" calcext:value-type="float">
            <text:p>73.8916256157635</text:p>
          </table:table-cell>
          <table:table-cell table:formula="of:=MIN([.B814];100)" office:value-type="float" office:value="73.8916256157635" calcext:value-type="float">
            <text:p>73.8916256157635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1/([.A815]-[.A815]/2))*30000" office:value-type="float" office:value="73.8007380073801" calcext:value-type="float">
            <text:p>73.8007380073801</text:p>
          </table:table-cell>
          <table:table-cell table:formula="of:=MIN([.B815];100)" office:value-type="float" office:value="73.8007380073801" calcext:value-type="float">
            <text:p>73.8007380073801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1/([.A816]-[.A816]/2))*30000" office:value-type="float" office:value="73.7100737100737" calcext:value-type="float">
            <text:p>73.7100737100737</text:p>
          </table:table-cell>
          <table:table-cell table:formula="of:=MIN([.B816];100)" office:value-type="float" office:value="73.7100737100737" calcext:value-type="float">
            <text:p>73.710073710073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1/([.A817]-[.A817]/2))*30000" office:value-type="float" office:value="73.6196319018405" calcext:value-type="float">
            <text:p>73.6196319018405</text:p>
          </table:table-cell>
          <table:table-cell table:formula="of:=MIN([.B817];100)" office:value-type="float" office:value="73.6196319018405" calcext:value-type="float">
            <text:p>73.6196319018405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1/([.A818]-[.A818]/2))*30000" office:value-type="float" office:value="73.5294117647059" calcext:value-type="float">
            <text:p>73.5294117647059</text:p>
          </table:table-cell>
          <table:table-cell table:formula="of:=MIN([.B818];100)" office:value-type="float" office:value="73.5294117647059" calcext:value-type="float">
            <text:p>73.5294117647059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1/([.A819]-[.A819]/2))*30000" office:value-type="float" office:value="73.4394124847001" calcext:value-type="float">
            <text:p>73.4394124847001</text:p>
          </table:table-cell>
          <table:table-cell table:formula="of:=MIN([.B819];100)" office:value-type="float" office:value="73.4394124847001" calcext:value-type="float">
            <text:p>73.4394124847001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1/([.A820]-[.A820]/2))*30000" office:value-type="float" office:value="73.3496332518337" calcext:value-type="float">
            <text:p>73.3496332518337</text:p>
          </table:table-cell>
          <table:table-cell table:formula="of:=MIN([.B820];100)" office:value-type="float" office:value="73.3496332518337" calcext:value-type="float">
            <text:p>73.3496332518337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1/([.A821]-[.A821]/2))*30000" office:value-type="float" office:value="73.2600732600733" calcext:value-type="float">
            <text:p>73.2600732600733</text:p>
          </table:table-cell>
          <table:table-cell table:formula="of:=MIN([.B821];100)" office:value-type="float" office:value="73.2600732600733" calcext:value-type="float">
            <text:p>73.2600732600733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/([.A822]-[.A822]/2))*30000" office:value-type="float" office:value="73.1707317073171" calcext:value-type="float">
            <text:p>73.1707317073171</text:p>
          </table:table-cell>
          <table:table-cell table:formula="of:=MIN([.B822];100)" office:value-type="float" office:value="73.1707317073171" calcext:value-type="float">
            <text:p>73.1707317073171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1/([.A823]-[.A823]/2))*30000" office:value-type="float" office:value="73.0816077953715" calcext:value-type="float">
            <text:p>73.0816077953715</text:p>
          </table:table-cell>
          <table:table-cell table:formula="of:=MIN([.B823];100)" office:value-type="float" office:value="73.0816077953715" calcext:value-type="float">
            <text:p>73.0816077953715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1/([.A824]-[.A824]/2))*30000" office:value-type="float" office:value="72.992700729927" calcext:value-type="float">
            <text:p>72.992700729927</text:p>
          </table:table-cell>
          <table:table-cell table:formula="of:=MIN([.B824];100)" office:value-type="float" office:value="72.992700729927" calcext:value-type="float">
            <text:p>72.992700729927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1/([.A825]-[.A825]/2))*30000" office:value-type="float" office:value="72.9040097205346" calcext:value-type="float">
            <text:p>72.9040097205346</text:p>
          </table:table-cell>
          <table:table-cell table:formula="of:=MIN([.B825];100)" office:value-type="float" office:value="72.9040097205346" calcext:value-type="float">
            <text:p>72.9040097205346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1/([.A826]-[.A826]/2))*30000" office:value-type="float" office:value="72.8155339805825" calcext:value-type="float">
            <text:p>72.8155339805825</text:p>
          </table:table-cell>
          <table:table-cell table:formula="of:=MIN([.B826];100)" office:value-type="float" office:value="72.8155339805825" calcext:value-type="float">
            <text:p>72.8155339805825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1/([.A827]-[.A827]/2))*30000" office:value-type="float" office:value="72.7272727272727" calcext:value-type="float">
            <text:p>72.7272727272727</text:p>
          </table:table-cell>
          <table:table-cell table:formula="of:=MIN([.B827];100)" office:value-type="float" office:value="72.7272727272727" calcext:value-type="float">
            <text:p>72.7272727272727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1/([.A828]-[.A828]/2))*30000" office:value-type="float" office:value="72.6392251815981" calcext:value-type="float">
            <text:p>72.6392251815981</text:p>
          </table:table-cell>
          <table:table-cell table:formula="of:=MIN([.B828];100)" office:value-type="float" office:value="72.6392251815981" calcext:value-type="float">
            <text:p>72.6392251815981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1/([.A829]-[.A829]/2))*30000" office:value-type="float" office:value="72.5513905683192" calcext:value-type="float">
            <text:p>72.5513905683192</text:p>
          </table:table-cell>
          <table:table-cell table:formula="of:=MIN([.B829];100)" office:value-type="float" office:value="72.5513905683192" calcext:value-type="float">
            <text:p>72.551390568319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1/([.A830]-[.A830]/2))*30000" office:value-type="float" office:value="72.463768115942" calcext:value-type="float">
            <text:p>72.463768115942</text:p>
          </table:table-cell>
          <table:table-cell table:formula="of:=MIN([.B830];100)" office:value-type="float" office:value="72.463768115942" calcext:value-type="float">
            <text:p>72.463768115942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1/([.A831]-[.A831]/2))*30000" office:value-type="float" office:value="72.3763570566948" calcext:value-type="float">
            <text:p>72.3763570566948</text:p>
          </table:table-cell>
          <table:table-cell table:formula="of:=MIN([.B831];100)" office:value-type="float" office:value="72.3763570566948" calcext:value-type="float">
            <text:p>72.3763570566948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1/([.A832]-[.A832]/2))*30000" office:value-type="float" office:value="72.289156626506" calcext:value-type="float">
            <text:p>72.289156626506</text:p>
          </table:table-cell>
          <table:table-cell table:formula="of:=MIN([.B832];100)" office:value-type="float" office:value="72.289156626506" calcext:value-type="float">
            <text:p>72.289156626506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1/([.A833]-[.A833]/2))*30000" office:value-type="float" office:value="72.202166064982" calcext:value-type="float">
            <text:p>72.202166064982</text:p>
          </table:table-cell>
          <table:table-cell table:formula="of:=MIN([.B833];100)" office:value-type="float" office:value="72.202166064982" calcext:value-type="float">
            <text:p>72.202166064982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1/([.A834]-[.A834]/2))*30000" office:value-type="float" office:value="72.1153846153846" calcext:value-type="float">
            <text:p>72.1153846153846</text:p>
          </table:table-cell>
          <table:table-cell table:formula="of:=MIN([.B834];100)" office:value-type="float" office:value="72.1153846153846" calcext:value-type="float">
            <text:p>72.1153846153846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1/([.A835]-[.A835]/2))*30000" office:value-type="float" office:value="72.0288115246098" calcext:value-type="float">
            <text:p>72.0288115246098</text:p>
          </table:table-cell>
          <table:table-cell table:formula="of:=MIN([.B835];100)" office:value-type="float" office:value="72.0288115246098" calcext:value-type="float">
            <text:p>72.028811524609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1/([.A836]-[.A836]/2))*30000" office:value-type="float" office:value="71.9424460431655" calcext:value-type="float">
            <text:p>71.9424460431655</text:p>
          </table:table-cell>
          <table:table-cell table:formula="of:=MIN([.B836];100)" office:value-type="float" office:value="71.9424460431655" calcext:value-type="float">
            <text:p>71.9424460431655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1/([.A837]-[.A837]/2))*30000" office:value-type="float" office:value="71.8562874251497" calcext:value-type="float">
            <text:p>71.8562874251497</text:p>
          </table:table-cell>
          <table:table-cell table:formula="of:=MIN([.B837];100)" office:value-type="float" office:value="71.8562874251497" calcext:value-type="float">
            <text:p>71.8562874251497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1/([.A838]-[.A838]/2))*30000" office:value-type="float" office:value="71.7703349282297" calcext:value-type="float">
            <text:p>71.7703349282297</text:p>
          </table:table-cell>
          <table:table-cell table:formula="of:=MIN([.B838];100)" office:value-type="float" office:value="71.7703349282297" calcext:value-type="float">
            <text:p>71.7703349282297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1/([.A839]-[.A839]/2))*30000" office:value-type="float" office:value="71.6845878136201" calcext:value-type="float">
            <text:p>71.6845878136201</text:p>
          </table:table-cell>
          <table:table-cell table:formula="of:=MIN([.B839];100)" office:value-type="float" office:value="71.6845878136201" calcext:value-type="float">
            <text:p>71.6845878136201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1/([.A840]-[.A840]/2))*30000" office:value-type="float" office:value="71.5990453460621" calcext:value-type="float">
            <text:p>71.5990453460621</text:p>
          </table:table-cell>
          <table:table-cell table:formula="of:=MIN([.B840];100)" office:value-type="float" office:value="71.5990453460621" calcext:value-type="float">
            <text:p>71.5990453460621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1/([.A841]-[.A841]/2))*30000" office:value-type="float" office:value="71.5137067938021" calcext:value-type="float">
            <text:p>71.5137067938021</text:p>
          </table:table-cell>
          <table:table-cell table:formula="of:=MIN([.B841];100)" office:value-type="float" office:value="71.5137067938021" calcext:value-type="float">
            <text:p>71.5137067938021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842]-[.A842]/2))*30000" office:value-type="float" office:value="71.4285714285714" calcext:value-type="float">
            <text:p>71.4285714285714</text:p>
          </table:table-cell>
          <table:table-cell table:formula="of:=MIN([.B842];100)" office:value-type="float" office:value="71.4285714285714" calcext:value-type="float">
            <text:p>71.4285714285714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1/([.A843]-[.A843]/2))*30000" office:value-type="float" office:value="71.3436385255648" calcext:value-type="float">
            <text:p>71.3436385255648</text:p>
          </table:table-cell>
          <table:table-cell table:formula="of:=MIN([.B843];100)" office:value-type="float" office:value="71.3436385255648" calcext:value-type="float">
            <text:p>71.3436385255648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1/([.A844]-[.A844]/2))*30000" office:value-type="float" office:value="71.2589073634204" calcext:value-type="float">
            <text:p>71.2589073634204</text:p>
          </table:table-cell>
          <table:table-cell table:formula="of:=MIN([.B844];100)" office:value-type="float" office:value="71.2589073634204" calcext:value-type="float">
            <text:p>71.2589073634204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1/([.A845]-[.A845]/2))*30000" office:value-type="float" office:value="71.1743772241993" calcext:value-type="float">
            <text:p>71.1743772241993</text:p>
          </table:table-cell>
          <table:table-cell table:formula="of:=MIN([.B845];100)" office:value-type="float" office:value="71.1743772241993" calcext:value-type="float">
            <text:p>71.1743772241993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846]-[.A846]/2))*30000" office:value-type="float" office:value="71.0900473933649" calcext:value-type="float">
            <text:p>71.0900473933649</text:p>
          </table:table-cell>
          <table:table-cell table:formula="of:=MIN([.B846];100)" office:value-type="float" office:value="71.0900473933649" calcext:value-type="float">
            <text:p>71.0900473933649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1/([.A847]-[.A847]/2))*30000" office:value-type="float" office:value="71.0059171597633" calcext:value-type="float">
            <text:p>71.0059171597633</text:p>
          </table:table-cell>
          <table:table-cell table:formula="of:=MIN([.B847];100)" office:value-type="float" office:value="71.0059171597633" calcext:value-type="float">
            <text:p>71.0059171597633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1/([.A848]-[.A848]/2))*30000" office:value-type="float" office:value="70.9219858156028" calcext:value-type="float">
            <text:p>70.9219858156028</text:p>
          </table:table-cell>
          <table:table-cell table:formula="of:=MIN([.B848];100)" office:value-type="float" office:value="70.9219858156028" calcext:value-type="float">
            <text:p>70.9219858156028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1/([.A849]-[.A849]/2))*30000" office:value-type="float" office:value="70.8382526564345" calcext:value-type="float">
            <text:p>70.8382526564345</text:p>
          </table:table-cell>
          <table:table-cell table:formula="of:=MIN([.B849];100)" office:value-type="float" office:value="70.8382526564345" calcext:value-type="float">
            <text:p>70.8382526564345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1/([.A850]-[.A850]/2))*30000" office:value-type="float" office:value="70.7547169811321" calcext:value-type="float">
            <text:p>70.7547169811321</text:p>
          </table:table-cell>
          <table:table-cell table:formula="of:=MIN([.B850];100)" office:value-type="float" office:value="70.7547169811321" calcext:value-type="float">
            <text:p>70.7547169811321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1/([.A851]-[.A851]/2))*30000" office:value-type="float" office:value="70.6713780918728" calcext:value-type="float">
            <text:p>70.6713780918728</text:p>
          </table:table-cell>
          <table:table-cell table:formula="of:=MIN([.B851];100)" office:value-type="float" office:value="70.6713780918728" calcext:value-type="float">
            <text:p>70.6713780918728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1/([.A852]-[.A852]/2))*30000" office:value-type="float" office:value="70.5882352941176" calcext:value-type="float">
            <text:p>70.5882352941176</text:p>
          </table:table-cell>
          <table:table-cell table:formula="of:=MIN([.B852];100)" office:value-type="float" office:value="70.5882352941176" calcext:value-type="float">
            <text:p>70.588235294117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1/([.A853]-[.A853]/2))*30000" office:value-type="float" office:value="70.5052878965922" calcext:value-type="float">
            <text:p>70.5052878965922</text:p>
          </table:table-cell>
          <table:table-cell table:formula="of:=MIN([.B853];100)" office:value-type="float" office:value="70.5052878965922" calcext:value-type="float">
            <text:p>70.5052878965922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854]-[.A854]/2))*30000" office:value-type="float" office:value="70.4225352112676" calcext:value-type="float">
            <text:p>70.4225352112676</text:p>
          </table:table-cell>
          <table:table-cell table:formula="of:=MIN([.B854];100)" office:value-type="float" office:value="70.4225352112676" calcext:value-type="float">
            <text:p>70.4225352112676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1/([.A855]-[.A855]/2))*30000" office:value-type="float" office:value="70.3399765533411" calcext:value-type="float">
            <text:p>70.3399765533411</text:p>
          </table:table-cell>
          <table:table-cell table:formula="of:=MIN([.B855];100)" office:value-type="float" office:value="70.3399765533411" calcext:value-type="float">
            <text:p>70.3399765533411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1/([.A856]-[.A856]/2))*30000" office:value-type="float" office:value="70.2576112412178" calcext:value-type="float">
            <text:p>70.2576112412178</text:p>
          </table:table-cell>
          <table:table-cell table:formula="of:=MIN([.B856];100)" office:value-type="float" office:value="70.2576112412178" calcext:value-type="float">
            <text:p>70.2576112412178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1/([.A857]-[.A857]/2))*30000" office:value-type="float" office:value="70.1754385964912" calcext:value-type="float">
            <text:p>70.1754385964912</text:p>
          </table:table-cell>
          <table:table-cell table:formula="of:=MIN([.B857];100)" office:value-type="float" office:value="70.1754385964912" calcext:value-type="float">
            <text:p>70.1754385964912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858]-[.A858]/2))*30000" office:value-type="float" office:value="70.0934579439252" calcext:value-type="float">
            <text:p>70.0934579439252</text:p>
          </table:table-cell>
          <table:table-cell table:formula="of:=MIN([.B858];100)" office:value-type="float" office:value="70.0934579439252" calcext:value-type="float">
            <text:p>70.0934579439252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1/([.A859]-[.A859]/2))*30000" office:value-type="float" office:value="70.0116686114352" calcext:value-type="float">
            <text:p>70.0116686114352</text:p>
          </table:table-cell>
          <table:table-cell table:formula="of:=MIN([.B859];100)" office:value-type="float" office:value="70.0116686114352" calcext:value-type="float">
            <text:p>70.0116686114352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1/([.A860]-[.A860]/2))*30000" office:value-type="float" office:value="69.9300699300699" calcext:value-type="float">
            <text:p>69.9300699300699</text:p>
          </table:table-cell>
          <table:table-cell table:formula="of:=MIN([.B860];100)" office:value-type="float" office:value="69.9300699300699" calcext:value-type="float">
            <text:p>69.9300699300699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1/([.A861]-[.A861]/2))*30000" office:value-type="float" office:value="69.848661233993" calcext:value-type="float">
            <text:p>69.848661233993</text:p>
          </table:table-cell>
          <table:table-cell table:formula="of:=MIN([.B861];100)" office:value-type="float" office:value="69.848661233993" calcext:value-type="float">
            <text:p>69.848661233993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862]-[.A862]/2))*30000" office:value-type="float" office:value="69.7674418604651" calcext:value-type="float">
            <text:p>69.7674418604651</text:p>
          </table:table-cell>
          <table:table-cell table:formula="of:=MIN([.B862];100)" office:value-type="float" office:value="69.7674418604651" calcext:value-type="float">
            <text:p>69.7674418604651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1/([.A863]-[.A863]/2))*30000" office:value-type="float" office:value="69.6864111498258" calcext:value-type="float">
            <text:p>69.6864111498258</text:p>
          </table:table-cell>
          <table:table-cell table:formula="of:=MIN([.B863];100)" office:value-type="float" office:value="69.6864111498258" calcext:value-type="float">
            <text:p>69.6864111498258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1/([.A864]-[.A864]/2))*30000" office:value-type="float" office:value="69.6055684454756" calcext:value-type="float">
            <text:p>69.6055684454756</text:p>
          </table:table-cell>
          <table:table-cell table:formula="of:=MIN([.B864];100)" office:value-type="float" office:value="69.6055684454756" calcext:value-type="float">
            <text:p>69.6055684454756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1/([.A865]-[.A865]/2))*30000" office:value-type="float" office:value="69.5249130938586" calcext:value-type="float">
            <text:p>69.5249130938586</text:p>
          </table:table-cell>
          <table:table-cell table:formula="of:=MIN([.B865];100)" office:value-type="float" office:value="69.5249130938586" calcext:value-type="float">
            <text:p>69.5249130938586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1/([.A866]-[.A866]/2))*30000" office:value-type="float" office:value="69.4444444444444" calcext:value-type="float">
            <text:p>69.4444444444444</text:p>
          </table:table-cell>
          <table:table-cell table:formula="of:=MIN([.B866];100)" office:value-type="float" office:value="69.4444444444444" calcext:value-type="float">
            <text:p>69.4444444444444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1/([.A867]-[.A867]/2))*30000" office:value-type="float" office:value="69.364161849711" calcext:value-type="float">
            <text:p>69.364161849711</text:p>
          </table:table-cell>
          <table:table-cell table:formula="of:=MIN([.B867];100)" office:value-type="float" office:value="69.364161849711" calcext:value-type="float">
            <text:p>69.364161849711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1/([.A868]-[.A868]/2))*30000" office:value-type="float" office:value="69.284064665127" calcext:value-type="float">
            <text:p>69.284064665127</text:p>
          </table:table-cell>
          <table:table-cell table:formula="of:=MIN([.B868];100)" office:value-type="float" office:value="69.284064665127" calcext:value-type="float">
            <text:p>69.284064665127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1/([.A869]-[.A869]/2))*30000" office:value-type="float" office:value="69.204152249135" calcext:value-type="float">
            <text:p>69.204152249135</text:p>
          </table:table-cell>
          <table:table-cell table:formula="of:=MIN([.B869];100)" office:value-type="float" office:value="69.204152249135" calcext:value-type="float">
            <text:p>69.204152249135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1/([.A870]-[.A870]/2))*30000" office:value-type="float" office:value="69.1244239631336" calcext:value-type="float">
            <text:p>69.1244239631336</text:p>
          </table:table-cell>
          <table:table-cell table:formula="of:=MIN([.B870];100)" office:value-type="float" office:value="69.1244239631336" calcext:value-type="float">
            <text:p>69.1244239631336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1/([.A871]-[.A871]/2))*30000" office:value-type="float" office:value="69.0448791714614" calcext:value-type="float">
            <text:p>69.0448791714614</text:p>
          </table:table-cell>
          <table:table-cell table:formula="of:=MIN([.B871];100)" office:value-type="float" office:value="69.0448791714614" calcext:value-type="float">
            <text:p>69.0448791714614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1/([.A872]-[.A872]/2))*30000" office:value-type="float" office:value="68.9655172413793" calcext:value-type="float">
            <text:p>68.9655172413793</text:p>
          </table:table-cell>
          <table:table-cell table:formula="of:=MIN([.B872];100)" office:value-type="float" office:value="68.9655172413793" calcext:value-type="float">
            <text:p>68.9655172413793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1/([.A873]-[.A873]/2))*30000" office:value-type="float" office:value="68.886337543054" calcext:value-type="float">
            <text:p>68.886337543054</text:p>
          </table:table-cell>
          <table:table-cell table:formula="of:=MIN([.B873];100)" office:value-type="float" office:value="68.886337543054" calcext:value-type="float">
            <text:p>68.886337543054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1/([.A874]-[.A874]/2))*30000" office:value-type="float" office:value="68.8073394495413" calcext:value-type="float">
            <text:p>68.8073394495413</text:p>
          </table:table-cell>
          <table:table-cell table:formula="of:=MIN([.B874];100)" office:value-type="float" office:value="68.8073394495413" calcext:value-type="float">
            <text:p>68.8073394495413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1/([.A875]-[.A875]/2))*30000" office:value-type="float" office:value="68.7285223367698" calcext:value-type="float">
            <text:p>68.7285223367698</text:p>
          </table:table-cell>
          <table:table-cell table:formula="of:=MIN([.B875];100)" office:value-type="float" office:value="68.7285223367698" calcext:value-type="float">
            <text:p>68.7285223367698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1/([.A876]-[.A876]/2))*30000" office:value-type="float" office:value="68.649885583524" calcext:value-type="float">
            <text:p>68.649885583524</text:p>
          </table:table-cell>
          <table:table-cell table:formula="of:=MIN([.B876];100)" office:value-type="float" office:value="68.649885583524" calcext:value-type="float">
            <text:p>68.649885583524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1/([.A877]-[.A877]/2))*30000" office:value-type="float" office:value="68.5714285714286" calcext:value-type="float">
            <text:p>68.5714285714286</text:p>
          </table:table-cell>
          <table:table-cell table:formula="of:=MIN([.B877];100)" office:value-type="float" office:value="68.5714285714286" calcext:value-type="float">
            <text:p>68.5714285714286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1/([.A878]-[.A878]/2))*30000" office:value-type="float" office:value="68.4931506849315" calcext:value-type="float">
            <text:p>68.4931506849315</text:p>
          </table:table-cell>
          <table:table-cell table:formula="of:=MIN([.B878];100)" office:value-type="float" office:value="68.4931506849315" calcext:value-type="float">
            <text:p>68.4931506849315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1/([.A879]-[.A879]/2))*30000" office:value-type="float" office:value="68.4150513112885" calcext:value-type="float">
            <text:p>68.4150513112885</text:p>
          </table:table-cell>
          <table:table-cell table:formula="of:=MIN([.B879];100)" office:value-type="float" office:value="68.4150513112885" calcext:value-type="float">
            <text:p>68.4150513112885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1/([.A880]-[.A880]/2))*30000" office:value-type="float" office:value="68.3371298405467" calcext:value-type="float">
            <text:p>68.3371298405467</text:p>
          </table:table-cell>
          <table:table-cell table:formula="of:=MIN([.B880];100)" office:value-type="float" office:value="68.3371298405467" calcext:value-type="float">
            <text:p>68.3371298405467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1/([.A881]-[.A881]/2))*30000" office:value-type="float" office:value="68.259385665529" calcext:value-type="float">
            <text:p>68.259385665529</text:p>
          </table:table-cell>
          <table:table-cell table:formula="of:=MIN([.B881];100)" office:value-type="float" office:value="68.259385665529" calcext:value-type="float">
            <text:p>68.259385665529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1/([.A882]-[.A882]/2))*30000" office:value-type="float" office:value="68.1818181818182" calcext:value-type="float">
            <text:p>68.1818181818182</text:p>
          </table:table-cell>
          <table:table-cell table:formula="of:=MIN([.B882];100)" office:value-type="float" office:value="68.1818181818182" calcext:value-type="float">
            <text:p>68.1818181818182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1/([.A883]-[.A883]/2))*30000" office:value-type="float" office:value="68.1044267877412" calcext:value-type="float">
            <text:p>68.1044267877412</text:p>
          </table:table-cell>
          <table:table-cell table:formula="of:=MIN([.B883];100)" office:value-type="float" office:value="68.1044267877412" calcext:value-type="float">
            <text:p>68.1044267877412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1/([.A884]-[.A884]/2))*30000" office:value-type="float" office:value="68.0272108843537" calcext:value-type="float">
            <text:p>68.0272108843537</text:p>
          </table:table-cell>
          <table:table-cell table:formula="of:=MIN([.B884];100)" office:value-type="float" office:value="68.0272108843537" calcext:value-type="float">
            <text:p>68.0272108843537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1/([.A885]-[.A885]/2))*30000" office:value-type="float" office:value="67.9501698754247" calcext:value-type="float">
            <text:p>67.9501698754247</text:p>
          </table:table-cell>
          <table:table-cell table:formula="of:=MIN([.B885];100)" office:value-type="float" office:value="67.9501698754247" calcext:value-type="float">
            <text:p>67.9501698754247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1/([.A886]-[.A886]/2))*30000" office:value-type="float" office:value="67.8733031674208" calcext:value-type="float">
            <text:p>67.8733031674208</text:p>
          </table:table-cell>
          <table:table-cell table:formula="of:=MIN([.B886];100)" office:value-type="float" office:value="67.8733031674208" calcext:value-type="float">
            <text:p>67.873303167420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1/([.A887]-[.A887]/2))*30000" office:value-type="float" office:value="67.7966101694915" calcext:value-type="float">
            <text:p>67.7966101694915</text:p>
          </table:table-cell>
          <table:table-cell table:formula="of:=MIN([.B887];100)" office:value-type="float" office:value="67.7966101694915" calcext:value-type="float">
            <text:p>67.7966101694915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1/([.A888]-[.A888]/2))*30000" office:value-type="float" office:value="67.7200902934537" calcext:value-type="float">
            <text:p>67.7200902934537</text:p>
          </table:table-cell>
          <table:table-cell table:formula="of:=MIN([.B888];100)" office:value-type="float" office:value="67.7200902934537" calcext:value-type="float">
            <text:p>67.7200902934537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1/([.A889]-[.A889]/2))*30000" office:value-type="float" office:value="67.6437429537768" calcext:value-type="float">
            <text:p>67.6437429537768</text:p>
          </table:table-cell>
          <table:table-cell table:formula="of:=MIN([.B889];100)" office:value-type="float" office:value="67.6437429537768" calcext:value-type="float">
            <text:p>67.6437429537768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1/([.A890]-[.A890]/2))*30000" office:value-type="float" office:value="67.5675675675676" calcext:value-type="float">
            <text:p>67.5675675675676</text:p>
          </table:table-cell>
          <table:table-cell table:formula="of:=MIN([.B890];100)" office:value-type="float" office:value="67.5675675675676" calcext:value-type="float">
            <text:p>67.5675675675676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1/([.A891]-[.A891]/2))*30000" office:value-type="float" office:value="67.4915635545557" calcext:value-type="float">
            <text:p>67.4915635545557</text:p>
          </table:table-cell>
          <table:table-cell table:formula="of:=MIN([.B891];100)" office:value-type="float" office:value="67.4915635545557" calcext:value-type="float">
            <text:p>67.4915635545557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1/([.A892]-[.A892]/2))*30000" office:value-type="float" office:value="67.4157303370787" calcext:value-type="float">
            <text:p>67.4157303370787</text:p>
          </table:table-cell>
          <table:table-cell table:formula="of:=MIN([.B892];100)" office:value-type="float" office:value="67.4157303370787" calcext:value-type="float">
            <text:p>67.4157303370787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1/([.A893]-[.A893]/2))*30000" office:value-type="float" office:value="67.3400673400674" calcext:value-type="float">
            <text:p>67.3400673400674</text:p>
          </table:table-cell>
          <table:table-cell table:formula="of:=MIN([.B893];100)" office:value-type="float" office:value="67.3400673400674" calcext:value-type="float">
            <text:p>67.3400673400674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1/([.A894]-[.A894]/2))*30000" office:value-type="float" office:value="67.2645739910314" calcext:value-type="float">
            <text:p>67.2645739910314</text:p>
          </table:table-cell>
          <table:table-cell table:formula="of:=MIN([.B894];100)" office:value-type="float" office:value="67.2645739910314" calcext:value-type="float">
            <text:p>67.2645739910314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1/([.A895]-[.A895]/2))*30000" office:value-type="float" office:value="67.1892497200448" calcext:value-type="float">
            <text:p>67.1892497200448</text:p>
          </table:table-cell>
          <table:table-cell table:formula="of:=MIN([.B895];100)" office:value-type="float" office:value="67.1892497200448" calcext:value-type="float">
            <text:p>67.1892497200448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1/([.A896]-[.A896]/2))*30000" office:value-type="float" office:value="67.1140939597315" calcext:value-type="float">
            <text:p>67.1140939597315</text:p>
          </table:table-cell>
          <table:table-cell table:formula="of:=MIN([.B896];100)" office:value-type="float" office:value="67.1140939597315" calcext:value-type="float">
            <text:p>67.1140939597315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1/([.A897]-[.A897]/2))*30000" office:value-type="float" office:value="67.0391061452514" calcext:value-type="float">
            <text:p>67.0391061452514</text:p>
          </table:table-cell>
          <table:table-cell table:formula="of:=MIN([.B897];100)" office:value-type="float" office:value="67.0391061452514" calcext:value-type="float">
            <text:p>67.0391061452514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1/([.A898]-[.A898]/2))*30000" office:value-type="float" office:value="66.9642857142857" calcext:value-type="float">
            <text:p>66.9642857142857</text:p>
          </table:table-cell>
          <table:table-cell table:formula="of:=MIN([.B898];100)" office:value-type="float" office:value="66.9642857142857" calcext:value-type="float">
            <text:p>66.964285714285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1/([.A899]-[.A899]/2))*30000" office:value-type="float" office:value="66.8896321070234" calcext:value-type="float">
            <text:p>66.8896321070234</text:p>
          </table:table-cell>
          <table:table-cell table:formula="of:=MIN([.B899];100)" office:value-type="float" office:value="66.8896321070234" calcext:value-type="float">
            <text:p>66.8896321070234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1/([.A900]-[.A900]/2))*30000" office:value-type="float" office:value="66.815144766147" calcext:value-type="float">
            <text:p>66.815144766147</text:p>
          </table:table-cell>
          <table:table-cell table:formula="of:=MIN([.B900];100)" office:value-type="float" office:value="66.815144766147" calcext:value-type="float">
            <text:p>66.815144766147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1/([.A901]-[.A901]/2))*30000" office:value-type="float" office:value="66.7408231368187" calcext:value-type="float">
            <text:p>66.7408231368187</text:p>
          </table:table-cell>
          <table:table-cell table:formula="of:=MIN([.B901];100)" office:value-type="float" office:value="66.7408231368187" calcext:value-type="float">
            <text:p>66.740823136818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1/([.A902]-[.A902]/2))*30000" office:value-type="float" office:value="66.6666666666667" calcext:value-type="float">
            <text:p>66.6666666666667</text:p>
          </table:table-cell>
          <table:table-cell table:formula="of:=MIN([.B902];100)" office:value-type="float" office:value="66.6666666666667" calcext:value-type="float">
            <text:p>66.6666666666667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1/([.A903]-[.A903]/2))*30000" office:value-type="float" office:value="66.5926748057714" calcext:value-type="float">
            <text:p>66.5926748057714</text:p>
          </table:table-cell>
          <table:table-cell table:formula="of:=MIN([.B903];100)" office:value-type="float" office:value="66.5926748057714" calcext:value-type="float">
            <text:p>66.5926748057714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1/([.A904]-[.A904]/2))*30000" office:value-type="float" office:value="66.5188470066519" calcext:value-type="float">
            <text:p>66.5188470066519</text:p>
          </table:table-cell>
          <table:table-cell table:formula="of:=MIN([.B904];100)" office:value-type="float" office:value="66.5188470066519" calcext:value-type="float">
            <text:p>66.5188470066519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1/([.A905]-[.A905]/2))*30000" office:value-type="float" office:value="66.4451827242525" calcext:value-type="float">
            <text:p>66.4451827242525</text:p>
          </table:table-cell>
          <table:table-cell table:formula="of:=MIN([.B905];100)" office:value-type="float" office:value="66.4451827242525" calcext:value-type="float">
            <text:p>66.445182724252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1/([.A906]-[.A906]/2))*30000" office:value-type="float" office:value="66.3716814159292" calcext:value-type="float">
            <text:p>66.3716814159292</text:p>
          </table:table-cell>
          <table:table-cell table:formula="of:=MIN([.B906];100)" office:value-type="float" office:value="66.3716814159292" calcext:value-type="float">
            <text:p>66.3716814159292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1/([.A907]-[.A907]/2))*30000" office:value-type="float" office:value="66.2983425414365" calcext:value-type="float">
            <text:p>66.2983425414365</text:p>
          </table:table-cell>
          <table:table-cell table:formula="of:=MIN([.B907];100)" office:value-type="float" office:value="66.2983425414365" calcext:value-type="float">
            <text:p>66.2983425414365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1/([.A908]-[.A908]/2))*30000" office:value-type="float" office:value="66.2251655629139" calcext:value-type="float">
            <text:p>66.2251655629139</text:p>
          </table:table-cell>
          <table:table-cell table:formula="of:=MIN([.B908];100)" office:value-type="float" office:value="66.2251655629139" calcext:value-type="float">
            <text:p>66.2251655629139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1/([.A909]-[.A909]/2))*30000" office:value-type="float" office:value="66.1521499448732" calcext:value-type="float">
            <text:p>66.1521499448732</text:p>
          </table:table-cell>
          <table:table-cell table:formula="of:=MIN([.B909];100)" office:value-type="float" office:value="66.1521499448732" calcext:value-type="float">
            <text:p>66.1521499448732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1/([.A910]-[.A910]/2))*30000" office:value-type="float" office:value="66.079295154185" calcext:value-type="float">
            <text:p>66.079295154185</text:p>
          </table:table-cell>
          <table:table-cell table:formula="of:=MIN([.B910];100)" office:value-type="float" office:value="66.079295154185" calcext:value-type="float">
            <text:p>66.079295154185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1/([.A911]-[.A911]/2))*30000" office:value-type="float" office:value="66.006600660066" calcext:value-type="float">
            <text:p>66.006600660066</text:p>
          </table:table-cell>
          <table:table-cell table:formula="of:=MIN([.B911];100)" office:value-type="float" office:value="66.006600660066" calcext:value-type="float">
            <text:p>66.006600660066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1/([.A912]-[.A912]/2))*30000" office:value-type="float" office:value="65.9340659340659" calcext:value-type="float">
            <text:p>65.9340659340659</text:p>
          </table:table-cell>
          <table:table-cell table:formula="of:=MIN([.B912];100)" office:value-type="float" office:value="65.9340659340659" calcext:value-type="float">
            <text:p>65.9340659340659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1/([.A913]-[.A913]/2))*30000" office:value-type="float" office:value="65.8616904500549" calcext:value-type="float">
            <text:p>65.8616904500549</text:p>
          </table:table-cell>
          <table:table-cell table:formula="of:=MIN([.B913];100)" office:value-type="float" office:value="65.8616904500549" calcext:value-type="float">
            <text:p>65.8616904500549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1/([.A914]-[.A914]/2))*30000" office:value-type="float" office:value="65.7894736842105" calcext:value-type="float">
            <text:p>65.7894736842105</text:p>
          </table:table-cell>
          <table:table-cell table:formula="of:=MIN([.B914];100)" office:value-type="float" office:value="65.7894736842105" calcext:value-type="float">
            <text:p>65.7894736842105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1/([.A915]-[.A915]/2))*30000" office:value-type="float" office:value="65.7174151150055" calcext:value-type="float">
            <text:p>65.7174151150055</text:p>
          </table:table-cell>
          <table:table-cell table:formula="of:=MIN([.B915];100)" office:value-type="float" office:value="65.7174151150055" calcext:value-type="float">
            <text:p>65.7174151150055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1/([.A916]-[.A916]/2))*30000" office:value-type="float" office:value="65.6455142231948" calcext:value-type="float">
            <text:p>65.6455142231948</text:p>
          </table:table-cell>
          <table:table-cell table:formula="of:=MIN([.B916];100)" office:value-type="float" office:value="65.6455142231948" calcext:value-type="float">
            <text:p>65.6455142231948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1/([.A917]-[.A917]/2))*30000" office:value-type="float" office:value="65.5737704918033" calcext:value-type="float">
            <text:p>65.5737704918033</text:p>
          </table:table-cell>
          <table:table-cell table:formula="of:=MIN([.B917];100)" office:value-type="float" office:value="65.5737704918033" calcext:value-type="float">
            <text:p>65.5737704918033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1/([.A918]-[.A918]/2))*30000" office:value-type="float" office:value="65.5021834061135" calcext:value-type="float">
            <text:p>65.5021834061135</text:p>
          </table:table-cell>
          <table:table-cell table:formula="of:=MIN([.B918];100)" office:value-type="float" office:value="65.5021834061135" calcext:value-type="float">
            <text:p>65.5021834061135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1/([.A919]-[.A919]/2))*30000" office:value-type="float" office:value="65.4307524536532" calcext:value-type="float">
            <text:p>65.4307524536532</text:p>
          </table:table-cell>
          <table:table-cell table:formula="of:=MIN([.B919];100)" office:value-type="float" office:value="65.4307524536532" calcext:value-type="float">
            <text:p>65.4307524536532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1/([.A920]-[.A920]/2))*30000" office:value-type="float" office:value="65.359477124183" calcext:value-type="float">
            <text:p>65.359477124183</text:p>
          </table:table-cell>
          <table:table-cell table:formula="of:=MIN([.B920];100)" office:value-type="float" office:value="65.359477124183" calcext:value-type="float">
            <text:p>65.359477124183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1/([.A921]-[.A921]/2))*30000" office:value-type="float" office:value="65.2883569096844" calcext:value-type="float">
            <text:p>65.2883569096844</text:p>
          </table:table-cell>
          <table:table-cell table:formula="of:=MIN([.B921];100)" office:value-type="float" office:value="65.2883569096844" calcext:value-type="float">
            <text:p>65.2883569096844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1/([.A922]-[.A922]/2))*30000" office:value-type="float" office:value="65.2173913043478" calcext:value-type="float">
            <text:p>65.2173913043478</text:p>
          </table:table-cell>
          <table:table-cell table:formula="of:=MIN([.B922];100)" office:value-type="float" office:value="65.2173913043478" calcext:value-type="float">
            <text:p>65.2173913043478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1/([.A923]-[.A923]/2))*30000" office:value-type="float" office:value="65.1465798045603" calcext:value-type="float">
            <text:p>65.1465798045603</text:p>
          </table:table-cell>
          <table:table-cell table:formula="of:=MIN([.B923];100)" office:value-type="float" office:value="65.1465798045603" calcext:value-type="float">
            <text:p>65.1465798045603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1/([.A924]-[.A924]/2))*30000" office:value-type="float" office:value="65.0759219088937" calcext:value-type="float">
            <text:p>65.0759219088937</text:p>
          </table:table-cell>
          <table:table-cell table:formula="of:=MIN([.B924];100)" office:value-type="float" office:value="65.0759219088937" calcext:value-type="float">
            <text:p>65.0759219088937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1/([.A925]-[.A925]/2))*30000" office:value-type="float" office:value="65.0054171180932" calcext:value-type="float">
            <text:p>65.0054171180932</text:p>
          </table:table-cell>
          <table:table-cell table:formula="of:=MIN([.B925];100)" office:value-type="float" office:value="65.0054171180932" calcext:value-type="float">
            <text:p>65.0054171180932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1/([.A926]-[.A926]/2))*30000" office:value-type="float" office:value="64.9350649350649" calcext:value-type="float">
            <text:p>64.9350649350649</text:p>
          </table:table-cell>
          <table:table-cell table:formula="of:=MIN([.B926];100)" office:value-type="float" office:value="64.9350649350649" calcext:value-type="float">
            <text:p>64.9350649350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1/([.A927]-[.A927]/2))*30000" office:value-type="float" office:value="64.8648648648649" calcext:value-type="float">
            <text:p>64.8648648648649</text:p>
          </table:table-cell>
          <table:table-cell table:formula="of:=MIN([.B927];100)" office:value-type="float" office:value="64.8648648648649" calcext:value-type="float">
            <text:p>64.8648648648649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1/([.A928]-[.A928]/2))*30000" office:value-type="float" office:value="64.7948164146868" calcext:value-type="float">
            <text:p>64.7948164146868</text:p>
          </table:table-cell>
          <table:table-cell table:formula="of:=MIN([.B928];100)" office:value-type="float" office:value="64.7948164146868" calcext:value-type="float">
            <text:p>64.7948164146868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1/([.A929]-[.A929]/2))*30000" office:value-type="float" office:value="64.7249190938511" calcext:value-type="float">
            <text:p>64.7249190938511</text:p>
          </table:table-cell>
          <table:table-cell table:formula="of:=MIN([.B929];100)" office:value-type="float" office:value="64.7249190938511" calcext:value-type="float">
            <text:p>64.7249190938511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1/([.A930]-[.A930]/2))*30000" office:value-type="float" office:value="64.6551724137931" calcext:value-type="float">
            <text:p>64.6551724137931</text:p>
          </table:table-cell>
          <table:table-cell table:formula="of:=MIN([.B930];100)" office:value-type="float" office:value="64.6551724137931" calcext:value-type="float">
            <text:p>64.6551724137931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1/([.A931]-[.A931]/2))*30000" office:value-type="float" office:value="64.5855758880517" calcext:value-type="float">
            <text:p>64.5855758880517</text:p>
          </table:table-cell>
          <table:table-cell table:formula="of:=MIN([.B931];100)" office:value-type="float" office:value="64.5855758880517" calcext:value-type="float">
            <text:p>64.5855758880517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1/([.A932]-[.A932]/2))*30000" office:value-type="float" office:value="64.5161290322581" calcext:value-type="float">
            <text:p>64.5161290322581</text:p>
          </table:table-cell>
          <table:table-cell table:formula="of:=MIN([.B932];100)" office:value-type="float" office:value="64.5161290322581" calcext:value-type="float">
            <text:p>64.5161290322581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1/([.A933]-[.A933]/2))*30000" office:value-type="float" office:value="64.4468313641246" calcext:value-type="float">
            <text:p>64.4468313641246</text:p>
          </table:table-cell>
          <table:table-cell table:formula="of:=MIN([.B933];100)" office:value-type="float" office:value="64.4468313641246" calcext:value-type="float">
            <text:p>64.4468313641246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1/([.A934]-[.A934]/2))*30000" office:value-type="float" office:value="64.3776824034335" calcext:value-type="float">
            <text:p>64.3776824034335</text:p>
          </table:table-cell>
          <table:table-cell table:formula="of:=MIN([.B934];100)" office:value-type="float" office:value="64.3776824034335" calcext:value-type="float">
            <text:p>64.3776824034335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1/([.A935]-[.A935]/2))*30000" office:value-type="float" office:value="64.3086816720257" calcext:value-type="float">
            <text:p>64.3086816720257</text:p>
          </table:table-cell>
          <table:table-cell table:formula="of:=MIN([.B935];100)" office:value-type="float" office:value="64.3086816720257" calcext:value-type="float">
            <text:p>64.3086816720257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1/([.A936]-[.A936]/2))*30000" office:value-type="float" office:value="64.2398286937902" calcext:value-type="float">
            <text:p>64.2398286937902</text:p>
          </table:table-cell>
          <table:table-cell table:formula="of:=MIN([.B936];100)" office:value-type="float" office:value="64.2398286937902" calcext:value-type="float">
            <text:p>64.2398286937902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1/([.A937]-[.A937]/2))*30000" office:value-type="float" office:value="64.1711229946524" calcext:value-type="float">
            <text:p>64.1711229946524</text:p>
          </table:table-cell>
          <table:table-cell table:formula="of:=MIN([.B937];100)" office:value-type="float" office:value="64.1711229946524" calcext:value-type="float">
            <text:p>64.1711229946524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1/([.A938]-[.A938]/2))*30000" office:value-type="float" office:value="64.1025641025641" calcext:value-type="float">
            <text:p>64.1025641025641</text:p>
          </table:table-cell>
          <table:table-cell table:formula="of:=MIN([.B938];100)" office:value-type="float" office:value="64.1025641025641" calcext:value-type="float">
            <text:p>64.1025641025641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1/([.A939]-[.A939]/2))*30000" office:value-type="float" office:value="64.034151547492" calcext:value-type="float">
            <text:p>64.034151547492</text:p>
          </table:table-cell>
          <table:table-cell table:formula="of:=MIN([.B939];100)" office:value-type="float" office:value="64.034151547492" calcext:value-type="float">
            <text:p>64.034151547492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1/([.A940]-[.A940]/2))*30000" office:value-type="float" office:value="63.9658848614072" calcext:value-type="float">
            <text:p>63.9658848614072</text:p>
          </table:table-cell>
          <table:table-cell table:formula="of:=MIN([.B940];100)" office:value-type="float" office:value="63.9658848614072" calcext:value-type="float">
            <text:p>63.9658848614072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1/([.A941]-[.A941]/2))*30000" office:value-type="float" office:value="63.8977635782748" calcext:value-type="float">
            <text:p>63.8977635782748</text:p>
          </table:table-cell>
          <table:table-cell table:formula="of:=MIN([.B941];100)" office:value-type="float" office:value="63.8977635782748" calcext:value-type="float">
            <text:p>63.8977635782748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1/([.A942]-[.A942]/2))*30000" office:value-type="float" office:value="63.8297872340426" calcext:value-type="float">
            <text:p>63.8297872340426</text:p>
          </table:table-cell>
          <table:table-cell table:formula="of:=MIN([.B942];100)" office:value-type="float" office:value="63.8297872340426" calcext:value-type="float">
            <text:p>63.8297872340426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1/([.A943]-[.A943]/2))*30000" office:value-type="float" office:value="63.7619553666312" calcext:value-type="float">
            <text:p>63.7619553666312</text:p>
          </table:table-cell>
          <table:table-cell table:formula="of:=MIN([.B943];100)" office:value-type="float" office:value="63.7619553666312" calcext:value-type="float">
            <text:p>63.7619553666312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1/([.A944]-[.A944]/2))*30000" office:value-type="float" office:value="63.6942675159236" calcext:value-type="float">
            <text:p>63.6942675159236</text:p>
          </table:table-cell>
          <table:table-cell table:formula="of:=MIN([.B944];100)" office:value-type="float" office:value="63.6942675159236" calcext:value-type="float">
            <text:p>63.6942675159236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1/([.A945]-[.A945]/2))*30000" office:value-type="float" office:value="63.626723223754" calcext:value-type="float">
            <text:p>63.626723223754</text:p>
          </table:table-cell>
          <table:table-cell table:formula="of:=MIN([.B945];100)" office:value-type="float" office:value="63.626723223754" calcext:value-type="float">
            <text:p>63.626723223754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1/([.A946]-[.A946]/2))*30000" office:value-type="float" office:value="63.5593220338983" calcext:value-type="float">
            <text:p>63.5593220338983</text:p>
          </table:table-cell>
          <table:table-cell table:formula="of:=MIN([.B946];100)" office:value-type="float" office:value="63.5593220338983" calcext:value-type="float">
            <text:p>63.5593220338983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1/([.A947]-[.A947]/2))*30000" office:value-type="float" office:value="63.4920634920635" calcext:value-type="float">
            <text:p>63.4920634920635</text:p>
          </table:table-cell>
          <table:table-cell table:formula="of:=MIN([.B947];100)" office:value-type="float" office:value="63.4920634920635" calcext:value-type="float">
            <text:p>63.4920634920635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1/([.A948]-[.A948]/2))*30000" office:value-type="float" office:value="63.4249471458774" calcext:value-type="float">
            <text:p>63.4249471458774</text:p>
          </table:table-cell>
          <table:table-cell table:formula="of:=MIN([.B948];100)" office:value-type="float" office:value="63.4249471458774" calcext:value-type="float">
            <text:p>63.4249471458774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1/([.A949]-[.A949]/2))*30000" office:value-type="float" office:value="63.3579725448786" calcext:value-type="float">
            <text:p>63.3579725448786</text:p>
          </table:table-cell>
          <table:table-cell table:formula="of:=MIN([.B949];100)" office:value-type="float" office:value="63.3579725448786" calcext:value-type="float">
            <text:p>63.3579725448786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1/([.A950]-[.A950]/2))*30000" office:value-type="float" office:value="63.2911392405063" calcext:value-type="float">
            <text:p>63.2911392405063</text:p>
          </table:table-cell>
          <table:table-cell table:formula="of:=MIN([.B950];100)" office:value-type="float" office:value="63.2911392405063" calcext:value-type="float">
            <text:p>63.2911392405063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1/([.A951]-[.A951]/2))*30000" office:value-type="float" office:value="63.2244467860906" calcext:value-type="float">
            <text:p>63.2244467860906</text:p>
          </table:table-cell>
          <table:table-cell table:formula="of:=MIN([.B951];100)" office:value-type="float" office:value="63.2244467860906" calcext:value-type="float">
            <text:p>63.2244467860906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1/([.A952]-[.A952]/2))*30000" office:value-type="float" office:value="63.1578947368421" calcext:value-type="float">
            <text:p>63.1578947368421</text:p>
          </table:table-cell>
          <table:table-cell table:formula="of:=MIN([.B952];100)" office:value-type="float" office:value="63.1578947368421" calcext:value-type="float">
            <text:p>63.1578947368421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1/([.A953]-[.A953]/2))*30000" office:value-type="float" office:value="63.0914826498423" calcext:value-type="float">
            <text:p>63.0914826498423</text:p>
          </table:table-cell>
          <table:table-cell table:formula="of:=MIN([.B953];100)" office:value-type="float" office:value="63.0914826498423" calcext:value-type="float">
            <text:p>63.0914826498423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1/([.A954]-[.A954]/2))*30000" office:value-type="float" office:value="63.0252100840336" calcext:value-type="float">
            <text:p>63.0252100840336</text:p>
          </table:table-cell>
          <table:table-cell table:formula="of:=MIN([.B954];100)" office:value-type="float" office:value="63.0252100840336" calcext:value-type="float">
            <text:p>63.0252100840336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1/([.A955]-[.A955]/2))*30000" office:value-type="float" office:value="62.9590766002099" calcext:value-type="float">
            <text:p>62.9590766002099</text:p>
          </table:table-cell>
          <table:table-cell table:formula="of:=MIN([.B955];100)" office:value-type="float" office:value="62.9590766002099" calcext:value-type="float">
            <text:p>62.9590766002099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1/([.A956]-[.A956]/2))*30000" office:value-type="float" office:value="62.8930817610063" calcext:value-type="float">
            <text:p>62.8930817610063</text:p>
          </table:table-cell>
          <table:table-cell table:formula="of:=MIN([.B956];100)" office:value-type="float" office:value="62.8930817610063" calcext:value-type="float">
            <text:p>62.893081761006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1/([.A957]-[.A957]/2))*30000" office:value-type="float" office:value="62.8272251308901" calcext:value-type="float">
            <text:p>62.8272251308901</text:p>
          </table:table-cell>
          <table:table-cell table:formula="of:=MIN([.B957];100)" office:value-type="float" office:value="62.8272251308901" calcext:value-type="float">
            <text:p>62.8272251308901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1/([.A958]-[.A958]/2))*30000" office:value-type="float" office:value="62.7615062761506" calcext:value-type="float">
            <text:p>62.7615062761506</text:p>
          </table:table-cell>
          <table:table-cell table:formula="of:=MIN([.B958];100)" office:value-type="float" office:value="62.7615062761506" calcext:value-type="float">
            <text:p>62.76150627615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1/([.A959]-[.A959]/2))*30000" office:value-type="float" office:value="62.6959247648903" calcext:value-type="float">
            <text:p>62.6959247648903</text:p>
          </table:table-cell>
          <table:table-cell table:formula="of:=MIN([.B959];100)" office:value-type="float" office:value="62.6959247648903" calcext:value-type="float">
            <text:p>62.6959247648903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1/([.A960]-[.A960]/2))*30000" office:value-type="float" office:value="62.6304801670146" calcext:value-type="float">
            <text:p>62.6304801670146</text:p>
          </table:table-cell>
          <table:table-cell table:formula="of:=MIN([.B960];100)" office:value-type="float" office:value="62.6304801670146" calcext:value-type="float">
            <text:p>62.6304801670146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1/([.A961]-[.A961]/2))*30000" office:value-type="float" office:value="62.5651720542231" calcext:value-type="float">
            <text:p>62.5651720542231</text:p>
          </table:table-cell>
          <table:table-cell table:formula="of:=MIN([.B961];100)" office:value-type="float" office:value="62.5651720542231" calcext:value-type="float">
            <text:p>62.5651720542231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1/([.A962]-[.A962]/2))*30000" office:value-type="float" office:value="62.5" calcext:value-type="float">
            <text:p>62.5</text:p>
          </table:table-cell>
          <table:table-cell table:formula="of:=MIN([.B962];100)" office:value-type="float" office:value="62.5" calcext:value-type="float">
            <text:p>62.5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1/([.A963]-[.A963]/2))*30000" office:value-type="float" office:value="62.4349635796046" calcext:value-type="float">
            <text:p>62.4349635796046</text:p>
          </table:table-cell>
          <table:table-cell table:formula="of:=MIN([.B963];100)" office:value-type="float" office:value="62.4349635796046" calcext:value-type="float">
            <text:p>62.4349635796046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1/([.A964]-[.A964]/2))*30000" office:value-type="float" office:value="62.3700623700624" calcext:value-type="float">
            <text:p>62.3700623700624</text:p>
          </table:table-cell>
          <table:table-cell table:formula="of:=MIN([.B964];100)" office:value-type="float" office:value="62.3700623700624" calcext:value-type="float">
            <text:p>62.3700623700624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1/([.A965]-[.A965]/2))*30000" office:value-type="float" office:value="62.3052959501558" calcext:value-type="float">
            <text:p>62.3052959501558</text:p>
          </table:table-cell>
          <table:table-cell table:formula="of:=MIN([.B965];100)" office:value-type="float" office:value="62.3052959501558" calcext:value-type="float">
            <text:p>62.3052959501558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1/([.A966]-[.A966]/2))*30000" office:value-type="float" office:value="62.2406639004149" calcext:value-type="float">
            <text:p>62.2406639004149</text:p>
          </table:table-cell>
          <table:table-cell table:formula="of:=MIN([.B966];100)" office:value-type="float" office:value="62.2406639004149" calcext:value-type="float">
            <text:p>62.2406639004149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1/([.A967]-[.A967]/2))*30000" office:value-type="float" office:value="62.1761658031088" calcext:value-type="float">
            <text:p>62.1761658031088</text:p>
          </table:table-cell>
          <table:table-cell table:formula="of:=MIN([.B967];100)" office:value-type="float" office:value="62.1761658031088" calcext:value-type="float">
            <text:p>62.1761658031088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1/([.A968]-[.A968]/2))*30000" office:value-type="float" office:value="62.111801242236" calcext:value-type="float">
            <text:p>62.111801242236</text:p>
          </table:table-cell>
          <table:table-cell table:formula="of:=MIN([.B968];100)" office:value-type="float" office:value="62.111801242236" calcext:value-type="float">
            <text:p>62.111801242236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1/([.A969]-[.A969]/2))*30000" office:value-type="float" office:value="62.047569803516" calcext:value-type="float">
            <text:p>62.047569803516</text:p>
          </table:table-cell>
          <table:table-cell table:formula="of:=MIN([.B969];100)" office:value-type="float" office:value="62.047569803516" calcext:value-type="float">
            <text:p>62.047569803516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1/([.A970]-[.A970]/2))*30000" office:value-type="float" office:value="61.9834710743802" calcext:value-type="float">
            <text:p>61.9834710743802</text:p>
          </table:table-cell>
          <table:table-cell table:formula="of:=MIN([.B970];100)" office:value-type="float" office:value="61.9834710743802" calcext:value-type="float">
            <text:p>61.9834710743802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1/([.A971]-[.A971]/2))*30000" office:value-type="float" office:value="61.9195046439628" calcext:value-type="float">
            <text:p>61.9195046439628</text:p>
          </table:table-cell>
          <table:table-cell table:formula="of:=MIN([.B971];100)" office:value-type="float" office:value="61.9195046439628" calcext:value-type="float">
            <text:p>61.9195046439628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1/([.A972]-[.A972]/2))*30000" office:value-type="float" office:value="61.8556701030928" calcext:value-type="float">
            <text:p>61.8556701030928</text:p>
          </table:table-cell>
          <table:table-cell table:formula="of:=MIN([.B972];100)" office:value-type="float" office:value="61.8556701030928" calcext:value-type="float">
            <text:p>61.8556701030928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1/([.A973]-[.A973]/2))*30000" office:value-type="float" office:value="61.7919670442842" calcext:value-type="float">
            <text:p>61.7919670442842</text:p>
          </table:table-cell>
          <table:table-cell table:formula="of:=MIN([.B973];100)" office:value-type="float" office:value="61.7919670442842" calcext:value-type="float">
            <text:p>61.7919670442842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1/([.A974]-[.A974]/2))*30000" office:value-type="float" office:value="61.7283950617284" calcext:value-type="float">
            <text:p>61.7283950617284</text:p>
          </table:table-cell>
          <table:table-cell table:formula="of:=MIN([.B974];100)" office:value-type="float" office:value="61.7283950617284" calcext:value-type="float">
            <text:p>61.7283950617284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1/([.A975]-[.A975]/2))*30000" office:value-type="float" office:value="61.6649537512847" calcext:value-type="float">
            <text:p>61.6649537512847</text:p>
          </table:table-cell>
          <table:table-cell table:formula="of:=MIN([.B975];100)" office:value-type="float" office:value="61.6649537512847" calcext:value-type="float">
            <text:p>61.6649537512847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1/([.A976]-[.A976]/2))*30000" office:value-type="float" office:value="61.6016427104723" calcext:value-type="float">
            <text:p>61.6016427104723</text:p>
          </table:table-cell>
          <table:table-cell table:formula="of:=MIN([.B976];100)" office:value-type="float" office:value="61.6016427104723" calcext:value-type="float">
            <text:p>61.6016427104723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1/([.A977]-[.A977]/2))*30000" office:value-type="float" office:value="61.5384615384615" calcext:value-type="float">
            <text:p>61.5384615384615</text:p>
          </table:table-cell>
          <table:table-cell table:formula="of:=MIN([.B977];100)" office:value-type="float" office:value="61.5384615384615" calcext:value-type="float">
            <text:p>61.53846153846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1/([.A978]-[.A978]/2))*30000" office:value-type="float" office:value="61.4754098360656" calcext:value-type="float">
            <text:p>61.4754098360656</text:p>
          </table:table-cell>
          <table:table-cell table:formula="of:=MIN([.B978];100)" office:value-type="float" office:value="61.4754098360656" calcext:value-type="float">
            <text:p>61.4754098360656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1/([.A979]-[.A979]/2))*30000" office:value-type="float" office:value="61.4124872057318" calcext:value-type="float">
            <text:p>61.4124872057318</text:p>
          </table:table-cell>
          <table:table-cell table:formula="of:=MIN([.B979];100)" office:value-type="float" office:value="61.4124872057318" calcext:value-type="float">
            <text:p>61.4124872057318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1/([.A980]-[.A980]/2))*30000" office:value-type="float" office:value="61.3496932515338" calcext:value-type="float">
            <text:p>61.3496932515338</text:p>
          </table:table-cell>
          <table:table-cell table:formula="of:=MIN([.B980];100)" office:value-type="float" office:value="61.3496932515338" calcext:value-type="float">
            <text:p>61.3496932515338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1/([.A981]-[.A981]/2))*30000" office:value-type="float" office:value="61.2870275791624" calcext:value-type="float">
            <text:p>61.2870275791624</text:p>
          </table:table-cell>
          <table:table-cell table:formula="of:=MIN([.B981];100)" office:value-type="float" office:value="61.2870275791624" calcext:value-type="float">
            <text:p>61.2870275791624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1/([.A982]-[.A982]/2))*30000" office:value-type="float" office:value="61.2244897959184" calcext:value-type="float">
            <text:p>61.2244897959184</text:p>
          </table:table-cell>
          <table:table-cell table:formula="of:=MIN([.B982];100)" office:value-type="float" office:value="61.2244897959184" calcext:value-type="float">
            <text:p>61.224489795918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1/([.A983]-[.A983]/2))*30000" office:value-type="float" office:value="61.1620795107034" calcext:value-type="float">
            <text:p>61.1620795107034</text:p>
          </table:table-cell>
          <table:table-cell table:formula="of:=MIN([.B983];100)" office:value-type="float" office:value="61.1620795107034" calcext:value-type="float">
            <text:p>61.1620795107034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1/([.A984]-[.A984]/2))*30000" office:value-type="float" office:value="61.0997963340122" calcext:value-type="float">
            <text:p>61.0997963340122</text:p>
          </table:table-cell>
          <table:table-cell table:formula="of:=MIN([.B984];100)" office:value-type="float" office:value="61.0997963340122" calcext:value-type="float">
            <text:p>61.0997963340122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1/([.A985]-[.A985]/2))*30000" office:value-type="float" office:value="61.0376398779247" calcext:value-type="float">
            <text:p>61.0376398779247</text:p>
          </table:table-cell>
          <table:table-cell table:formula="of:=MIN([.B985];100)" office:value-type="float" office:value="61.0376398779247" calcext:value-type="float">
            <text:p>61.0376398779247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1/([.A986]-[.A986]/2))*30000" office:value-type="float" office:value="60.9756097560976" calcext:value-type="float">
            <text:p>60.9756097560976</text:p>
          </table:table-cell>
          <table:table-cell table:formula="of:=MIN([.B986];100)" office:value-type="float" office:value="60.9756097560976" calcext:value-type="float">
            <text:p>60.9756097560976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1/([.A987]-[.A987]/2))*30000" office:value-type="float" office:value="60.9137055837564" calcext:value-type="float">
            <text:p>60.9137055837564</text:p>
          </table:table-cell>
          <table:table-cell table:formula="of:=MIN([.B987];100)" office:value-type="float" office:value="60.9137055837564" calcext:value-type="float">
            <text:p>60.9137055837564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1/([.A988]-[.A988]/2))*30000" office:value-type="float" office:value="60.8519269776876" calcext:value-type="float">
            <text:p>60.8519269776876</text:p>
          </table:table-cell>
          <table:table-cell table:formula="of:=MIN([.B988];100)" office:value-type="float" office:value="60.8519269776876" calcext:value-type="float">
            <text:p>60.8519269776876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1/([.A989]-[.A989]/2))*30000" office:value-type="float" office:value="60.790273556231" calcext:value-type="float">
            <text:p>60.790273556231</text:p>
          </table:table-cell>
          <table:table-cell table:formula="of:=MIN([.B989];100)" office:value-type="float" office:value="60.790273556231" calcext:value-type="float">
            <text:p>60.7902735562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1/([.A990]-[.A990]/2))*30000" office:value-type="float" office:value="60.7287449392713" calcext:value-type="float">
            <text:p>60.7287449392713</text:p>
          </table:table-cell>
          <table:table-cell table:formula="of:=MIN([.B990];100)" office:value-type="float" office:value="60.7287449392713" calcext:value-type="float">
            <text:p>60.7287449392713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1/([.A991]-[.A991]/2))*30000" office:value-type="float" office:value="60.6673407482305" calcext:value-type="float">
            <text:p>60.6673407482305</text:p>
          </table:table-cell>
          <table:table-cell table:formula="of:=MIN([.B991];100)" office:value-type="float" office:value="60.6673407482305" calcext:value-type="float">
            <text:p>60.6673407482305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1/([.A992]-[.A992]/2))*30000" office:value-type="float" office:value="60.6060606060606" calcext:value-type="float">
            <text:p>60.6060606060606</text:p>
          </table:table-cell>
          <table:table-cell table:formula="of:=MIN([.B992];100)" office:value-type="float" office:value="60.6060606060606" calcext:value-type="float">
            <text:p>60.606060606060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1/([.A993]-[.A993]/2))*30000" office:value-type="float" office:value="60.5449041372351" calcext:value-type="float">
            <text:p>60.5449041372351</text:p>
          </table:table-cell>
          <table:table-cell table:formula="of:=MIN([.B993];100)" office:value-type="float" office:value="60.5449041372351" calcext:value-type="float">
            <text:p>60.5449041372351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1/([.A994]-[.A994]/2))*30000" office:value-type="float" office:value="60.4838709677419" calcext:value-type="float">
            <text:p>60.4838709677419</text:p>
          </table:table-cell>
          <table:table-cell table:formula="of:=MIN([.B994];100)" office:value-type="float" office:value="60.4838709677419" calcext:value-type="float">
            <text:p>60.4838709677419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1/([.A995]-[.A995]/2))*30000" office:value-type="float" office:value="60.4229607250755" calcext:value-type="float">
            <text:p>60.4229607250755</text:p>
          </table:table-cell>
          <table:table-cell table:formula="of:=MIN([.B995];100)" office:value-type="float" office:value="60.4229607250755" calcext:value-type="float">
            <text:p>60.422960725075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1/([.A996]-[.A996]/2))*30000" office:value-type="float" office:value="60.3621730382294" calcext:value-type="float">
            <text:p>60.3621730382294</text:p>
          </table:table-cell>
          <table:table-cell table:formula="of:=MIN([.B996];100)" office:value-type="float" office:value="60.3621730382294" calcext:value-type="float">
            <text:p>60.3621730382294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1/([.A997]-[.A997]/2))*30000" office:value-type="float" office:value="60.3015075376885" calcext:value-type="float">
            <text:p>60.3015075376885</text:p>
          </table:table-cell>
          <table:table-cell table:formula="of:=MIN([.B997];100)" office:value-type="float" office:value="60.3015075376885" calcext:value-type="float">
            <text:p>60.3015075376885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1/([.A998]-[.A998]/2))*30000" office:value-type="float" office:value="60.2409638554217" calcext:value-type="float">
            <text:p>60.2409638554217</text:p>
          </table:table-cell>
          <table:table-cell table:formula="of:=MIN([.B998];100)" office:value-type="float" office:value="60.2409638554217" calcext:value-type="float">
            <text:p>60.2409638554217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1/([.A999]-[.A999]/2))*30000" office:value-type="float" office:value="60.1805416248746" calcext:value-type="float">
            <text:p>60.1805416248746</text:p>
          </table:table-cell>
          <table:table-cell table:formula="of:=MIN([.B999];100)" office:value-type="float" office:value="60.1805416248746" calcext:value-type="float">
            <text:p>60.1805416248746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1/([.A1000]-[.A1000]/2))*30000" office:value-type="float" office:value="60.1202404809619" calcext:value-type="float">
            <text:p>60.1202404809619</text:p>
          </table:table-cell>
          <table:table-cell table:formula="of:=MIN([.B1000];100)" office:value-type="float" office:value="60.1202404809619" calcext:value-type="float">
            <text:p>60.1202404809619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1/([.A1001]-[.A1001]/2))*30000" office:value-type="float" office:value="60.0600600600601" calcext:value-type="float">
            <text:p>60.0600600600601</text:p>
          </table:table-cell>
          <table:table-cell table:formula="of:=MIN([.B1001];100)" office:value-type="float" office:value="60.0600600600601" calcext:value-type="float">
            <text:p>60.0600600600601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1/([.A1002]-[.A1002]/2))*30000" office:value-type="float" office:value="60" calcext:value-type="float">
            <text:p>60</text:p>
          </table:table-cell>
          <table:table-cell table:formula="of:=MIN([.B1002];100)" office:value-type="float" office:value="60" calcext:value-type="float">
            <text:p>60</text:p>
          </table:table-cell>
          <table:table-cell table:number-columns-repeated="1021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ormulaCells" table:base-cell-address="$Sheet1.$B$2" table:cell-range-address="$Sheet1.$B$2:.$B$100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 Hundley</meta:initial-creator>
    <meta:creation-date>2024-03-28T22:28:27</meta:creation-date>
    <dc:date>2024-03-29T00:53:05.334000000</dc:date>
    <meta:generator>LibreOffice/7.3.5.2$Windows_X86_64 LibreOffice_project/184fe81b8c8c30d8b5082578aee2fed2ea847c01</meta:generator>
    <meta:editing-duration>PT34M54S</meta:editing-duration>
    <meta:editing-cycles>4</meta:editing-cycles>
    <meta:document-statistic meta:table-count="1" meta:cell-count="3027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2.598cm" svg:height="17.04cm" xlink:href=".." xlink:type="simple" chart:class="chart:line" chart:style-name="ch1">
        <chart:legend chart:legend-position="top" svg:x="14.593cm" svg:y="0.185cm" style:legend-expansion="wide" chart:style-name="ch2"/>
        <chart:plot-area chart:style-name="ch3" table:cell-range-address="Sheet1.A2:Sheet1.A1002 Sheet1.C1:Sheet1.C1002" chart:data-source-has-labels="both" svg:x="0.651cm" svg:y="1.044cm" svg:width="31.296cm" svg:height="14.679cm">
          <chart:coordinate-region svg:x="1.228cm" svg:y="1.204cm" svg:width="30.719cm" svg:height="14.101cm"/>
          <chart:axis chart:dimension="x" chart:name="primary-x" chart:style-name="ch4" chartooo:axis-type="auto">
            <chartooo:date-scale/>
            <chart:title svg:x="15.243cm" svg:y="16.063cm" chart:style-name="ch5">
              <text:p>Temperature</text:p>
            </chart:title>
            <chart:categories table:cell-range-address="Sheet1.A2:Sheet1.A10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002" chart:label-cell-address="Sheet1.C1:Sheet1.C1" chart:class="chart:line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t Per Secon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100">
                <text:p>100</text:p>
                <draw:g>
                  <svg:desc>Sheet1.C2:Sheet1.C10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99.8336106489185">
                <text:p>99.833610648918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99.6677740863787">
                <text:p>99.667774086378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99.5024875621891">
                <text:p>99.5024875621891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99.3377483443709">
                <text:p>99.337748344370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99.1735537190083">
                <text:p>99.1735537190083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99.009900990099">
                <text:p>99.00990099009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98.8467874794069">
                <text:p>98.846787479406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98.6842105263158">
                <text:p>98.6842105263158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98.5221674876847">
                <text:p>98.522167487684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98.3606557377049">
                <text:p>98.360655737704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98.1996726677578">
                <text:p>98.199672667757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97.8792822185971">
                <text:p>97.8792822185971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97.7198697068404">
                <text:p>97.719869706840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97.5609756097561">
                <text:p>97.560975609756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97.4025974025974">
                <text:p>97.4025974025974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97.2447325769854">
                <text:p>97.244732576985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97.0873786407767">
                <text:p>97.087378640776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96.9305331179322">
                <text:p>96.93053311793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96.7741935483871">
                <text:p>96.7741935483871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96.6183574879227">
                <text:p>96.6183574879227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96.4630225080386">
                <text:p>96.463022508038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96.3081861958267">
                <text:p>96.308186195826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95.8466453674121">
                <text:p>95.8466453674121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95.6937799043062">
                <text:p>95.693779904306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95.5414012738854">
                <text:p>95.541401273885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95.389507154213">
                <text:p>95.38950715421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95.0871632329636">
                <text:p>95.0871632329636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94.9367088607595">
                <text:p>94.936708860759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94.7867298578199">
                <text:p>94.7867298578199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94.6372239747634">
                <text:p>94.637223974763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94.488188976378">
                <text:p>94.48818897637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94.3396226415094">
                <text:p>94.339622641509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94.1915227629513">
                <text:p>94.1915227629513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94.0438871473354">
                <text:p>94.0438871473354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93.8967136150235">
                <text:p>93.896713615023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93.603744149766">
                <text:p>93.603744149766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93.4579439252336">
                <text:p>93.457943925233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93.3125972006221">
                <text:p>93.3125972006221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93.167701863354">
                <text:p>93.16770186335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93.0232558139535">
                <text:p>93.0232558139535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92.8792569659443">
                <text:p>92.879256965944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92.7357032457496">
                <text:p>92.7357032457496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92.5925925925926">
                <text:p>92.592592592592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92.4499229583975">
                <text:p>92.449922958397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2.3076923076923">
                <text:p>92.307692307692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92.1658986175115">
                <text:p>92.165898617511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92.0245398773006">
                <text:p>92.0245398773006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91.8836140888208">
                <text:p>91.883614088820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91.743119266055">
                <text:p>91.74311926605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91.6030534351145">
                <text:p>91.603053435114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91.4634146341463">
                <text:p>91.4634146341463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91.324200913242">
                <text:p>91.32420091324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91.1854103343465">
                <text:p>91.185410334346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91.0470409711684">
                <text:p>91.047040971168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90.7715582450832">
                <text:p>90.771558245083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90.6344410876133">
                <text:p>90.634441087613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90.4977375565611">
                <text:p>90.497737556561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90.3614457831325">
                <text:p>90.361445783132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90.2255639097744">
                <text:p>90.225563909774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90.0900900900901">
                <text:p>90.0900900900901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89.9550224887556">
                <text:p>89.955022488755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89.8203592814371">
                <text:p>89.820359281437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89.6860986547085">
                <text:p>89.686098654708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89.5522388059701">
                <text:p>89.5522388059701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89.4187779433681">
                <text:p>89.418777943368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89.2857142857143">
                <text:p>89.285714285714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89.1530460624071">
                <text:p>89.153046062407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89.0207715133531">
                <text:p>89.0207715133531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88.7573964497041">
                <text:p>88.757396449704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88.6262924667652">
                <text:p>88.626292466765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88.4955752212389">
                <text:p>88.4955752212389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88.3652430044183">
                <text:p>88.365243004418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88.1057268722467">
                <text:p>88.105726872246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87.9765395894428">
                <text:p>87.9765395894428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7.8477306002928">
                <text:p>87.847730600292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7.719298245614">
                <text:p>87.71929824561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7.5912408759124">
                <text:p>87.591240875912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87.463556851312">
                <text:p>87.46355685131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7.3362445414847">
                <text:p>87.3362445414847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87.2093023255814">
                <text:p>87.209302325581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87.0827285921625">
                <text:p>87.082728592162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6.9565217391304">
                <text:p>86.956521739130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86.8306801736614">
                <text:p>86.830680173661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86.7052023121387">
                <text:p>86.705202312138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6.5800865800866">
                <text:p>86.580086580086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86.4553314121038">
                <text:p>86.4553314121038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86.3309352517986">
                <text:p>86.3309352517986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86.2068965517241">
                <text:p>86.206896551724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86.0832137733142">
                <text:p>86.083213773314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85.9598853868195">
                <text:p>85.959885386819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85.8369098712446">
                <text:p>85.83690987124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85.5920114122682">
                <text:p>85.592011412268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85.4700854700855">
                <text:p>85.470085470085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85.348506401138">
                <text:p>85.34850640113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85.2272727272727">
                <text:p>85.2272727272727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85.1063829787234">
                <text:p>85.1063829787234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4.985835694051">
                <text:p>84.985835694051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84.8656294200849">
                <text:p>84.865629420084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84.7457627118644">
                <text:p>84.745762711864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84.6262341325811">
                <text:p>84.626234132581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4.5070422535211">
                <text:p>84.5070422535211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84.3881856540084">
                <text:p>84.388185654008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84.2696629213483">
                <text:p>84.269662921348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84.1514726507714">
                <text:p>84.151472650771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84.0336134453782">
                <text:p>84.033613445378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83.9160839160839">
                <text:p>83.916083916083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83.7988826815642">
                <text:p>83.798882681564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83.6820083682008">
                <text:p>83.682008368200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83.5654596100279">
                <text:p>83.565459610027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83.4492350486787">
                <text:p>83.449235048678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83.2177531206657">
                <text:p>83.2177531206657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83.1024930747923">
                <text:p>83.102493074792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82.9875518672199">
                <text:p>82.987551867219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82.8729281767956">
                <text:p>82.872928176795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82.7586206896552">
                <text:p>82.758620689655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82.6446280991736">
                <text:p>82.644628099173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82.5309491059147">
                <text:p>82.5309491059147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82.4175824175824">
                <text:p>82.4175824175824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82.3045267489712">
                <text:p>82.30452674897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82.0793433652531">
                <text:p>82.0793433652531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81.9672131147541">
                <text:p>81.967213114754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81.8553888130969">
                <text:p>81.8553888130969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81.7438692098093">
                <text:p>81.743869209809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81.6326530612245">
                <text:p>81.632653061224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81.5217391304348">
                <text:p>81.521739130434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81.4111261872456">
                <text:p>81.411126187245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81.190798376184">
                <text:p>81.19079837618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81.0810810810811">
                <text:p>81.081081081081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80.9716599190283">
                <text:p>80.9716599190283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80.8625336927224">
                <text:p>80.8625336927224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80.7537012113055">
                <text:p>80.7537012113055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80.6451612903226">
                <text:p>80.6451612903226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80.5369127516778">
                <text:p>80.5369127516778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80.4289544235925">
                <text:p>80.4289544235925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80.3212851405623">
                <text:p>80.321285140562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80.2139037433155">
                <text:p>80.213903743315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80.1068090787717">
                <text:p>80.106809078771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79.8934753661784">
                <text:p>79.893475366178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79.7872340425532">
                <text:p>79.787234042553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79.6812749003984">
                <text:p>79.681274900398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79.5755968169761">
                <text:p>79.5755968169761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79.4701986754967">
                <text:p>79.470198675496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79.3650793650794">
                <text:p>79.365079365079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79.2602377807133">
                <text:p>79.2602377807133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79.155672823219">
                <text:p>79.155672823219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79.0513833992095">
                <text:p>79.05138339920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8.9473684210526">
                <text:p>78.947368421052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78.8436268068331">
                <text:p>78.843626806833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78.740157480315">
                <text:p>78.74015748031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78.6369593709043">
                <text:p>78.636959370904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78.5340314136126">
                <text:p>78.534031413612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78.4313725490196">
                <text:p>78.431372549019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78.3289817232376">
                <text:p>78.3289817232376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78.2268578878748">
                <text:p>78.226857887874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78.0234070221066">
                <text:p>78.023407022106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.9220779220779">
                <text:p>77.9220779220779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77.8210116731517">
                <text:p>77.8210116731517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77.720207253886">
                <text:p>77.720207253886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.6196636481242">
                <text:p>77.619663648124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77.5193798449613">
                <text:p>77.519379844961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77.319587628866">
                <text:p>77.319587628866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77.2200772200772">
                <text:p>77.220077220077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77.120822622108">
                <text:p>77.120822622108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77.0218228498074">
                <text:p>77.02182284980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76.8245838668374">
                <text:p>76.824583866837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76.7263427109974">
                <text:p>76.726342710997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76.6283524904215">
                <text:p>76.628352490421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76.530612244898">
                <text:p>76.53061224489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76.4331210191083">
                <text:p>76.433121019108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76.3358778625954">
                <text:p>76.335877862595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76.2388818297332">
                <text:p>76.238881829733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76.1421319796954">
                <text:p>76.142131979695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76.0456273764259">
                <text:p>76.045627376425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5.9493670886076">
                <text:p>75.949367088607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75.8533501896334">
                <text:p>75.8533501896334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75.7575757575758">
                <text:p>75.757575757575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75.6620428751576">
                <text:p>75.6620428751576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75.4716981132075">
                <text:p>75.471698113207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75.3768844221105">
                <text:p>75.376884422110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75.2823086574655">
                <text:p>75.282308657465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75.187969924812">
                <text:p>75.187969924812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75.0938673341677">
                <text:p>75.093867334167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74.9063670411985">
                <text:p>74.906367041198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74.8129675810474">
                <text:p>74.8129675810474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74.719800747198">
                <text:p>74.71980074719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74.6268656716418">
                <text:p>74.626865671641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74.5341614906832">
                <text:p>74.534161490683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74.4416873449132">
                <text:p>74.441687344913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74.3494423791822">
                <text:p>74.349442379182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74.2574257425743">
                <text:p>74.2574257425743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74.1656365883807">
                <text:p>74.165636588380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73.9827373612824">
                <text:p>73.9827373612824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73.8916256157635">
                <text:p>73.8916256157635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73.8007380073801">
                <text:p>73.8007380073801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73.7100737100737">
                <text:p>73.710073710073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73.5294117647059">
                <text:p>73.5294117647059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73.4394124847001">
                <text:p>73.4394124847001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73.3496332518337">
                <text:p>73.349633251833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73.2600732600733">
                <text:p>73.260073260073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3.1707317073171">
                <text:p>73.1707317073171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73.0816077953715">
                <text:p>73.0816077953715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72.992700729927">
                <text:p>72.99270072992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72.9040097205346">
                <text:p>72.904009720534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72.8155339805825">
                <text:p>72.8155339805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72.6392251815981">
                <text:p>72.6392251815981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72.5513905683192">
                <text:p>72.551390568319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72.463768115942">
                <text:p>72.46376811594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72.3763570566948">
                <text:p>72.376357056694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72.289156626506">
                <text:p>72.28915662650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72.202166064982">
                <text:p>72.20216606498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72.1153846153846">
                <text:p>72.115384615384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72.0288115246098">
                <text:p>72.0288115246098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71.9424460431655">
                <text:p>71.942446043165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71.8562874251497">
                <text:p>71.856287425149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71.7703349282297">
                <text:p>71.770334928229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71.6845878136201">
                <text:p>71.684587813620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71.5990453460621">
                <text:p>71.5990453460621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71.5137067938021">
                <text:p>71.513706793802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71.3436385255648">
                <text:p>71.3436385255648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71.2589073634204">
                <text:p>71.2589073634204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71.1743772241993">
                <text:p>71.174377224199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71.0900473933649">
                <text:p>71.0900473933649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71.0059171597633">
                <text:p>71.005917159763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70.9219858156028">
                <text:p>70.921985815602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70.8382526564345">
                <text:p>70.838252656434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70.7547169811321">
                <text:p>70.7547169811321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70.6713780918728">
                <text:p>70.67137809187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0.5882352941176">
                <text:p>70.588235294117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70.5052878965922">
                <text:p>70.505287896592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70.4225352112676">
                <text:p>70.422535211267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70.3399765533411">
                <text:p>70.3399765533411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70.2576112412178">
                <text:p>70.257611241217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70.1754385964912">
                <text:p>70.175438596491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70.0934579439252">
                <text:p>70.093457943925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70.0116686114352">
                <text:p>70.0116686114352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69.9300699300699">
                <text:p>69.9300699300699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69.848661233993">
                <text:p>69.84866123399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9.7674418604651">
                <text:p>69.7674418604651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69.6864111498258">
                <text:p>69.6864111498258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69.6055684454756">
                <text:p>69.6055684454756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69.5249130938586">
                <text:p>69.5249130938586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69.364161849711">
                <text:p>69.364161849711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69.284064665127">
                <text:p>69.28406466512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69.204152249135">
                <text:p>69.20415224913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69.1244239631336">
                <text:p>69.1244239631336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69.0448791714614">
                <text:p>69.044879171461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8.9655172413793">
                <text:p>68.9655172413793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68.886337543054">
                <text:p>68.886337543054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68.8073394495413">
                <text:p>68.807339449541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68.7285223367698">
                <text:p>68.7285223367698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68.649885583524">
                <text:p>68.64988558352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68.5714285714286">
                <text:p>68.571428571428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68.4150513112885">
                <text:p>68.415051311288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68.3371298405467">
                <text:p>68.337129840546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68.259385665529">
                <text:p>68.25938566552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68.1044267877412">
                <text:p>68.104426787741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68.0272108843537">
                <text:p>68.0272108843537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67.9501698754247">
                <text:p>67.950169875424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67.8733031674208">
                <text:p>67.873303167420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67.7966101694915">
                <text:p>67.7966101694915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67.7200902934537">
                <text:p>67.7200902934537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67.6437429537768">
                <text:p>67.643742953776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67.5675675675676">
                <text:p>67.5675675675676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67.4915635545557">
                <text:p>67.491563554555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7.4157303370787">
                <text:p>67.415730337078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67.3400673400674">
                <text:p>67.340067340067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67.2645739910314">
                <text:p>67.2645739910314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67.1892497200448">
                <text:p>67.189249720044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67.1140939597315">
                <text:p>67.114093959731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67.0391061452514">
                <text:p>67.039106145251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66.9642857142857">
                <text:p>66.964285714285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66.8896321070234">
                <text:p>66.889632107023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66.815144766147">
                <text:p>66.81514476614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66.7408231368187">
                <text:p>66.74082313681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66.5926748057714">
                <text:p>66.592674805771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66.5188470066519">
                <text:p>66.5188470066519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66.4451827242525">
                <text:p>66.445182724252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66.3716814159292">
                <text:p>66.371681415929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66.2983425414365">
                <text:p>66.298342541436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66.2251655629139">
                <text:p>66.225165562913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66.1521499448732">
                <text:p>66.152149944873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66.079295154185">
                <text:p>66.079295154185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66.006600660066">
                <text:p>66.00660066006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.9340659340659">
                <text:p>65.934065934065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65.8616904500549">
                <text:p>65.861690450054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65.7894736842105">
                <text:p>65.7894736842105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65.7174151150055">
                <text:p>65.717415115005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65.6455142231948">
                <text:p>65.645514223194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65.5737704918033">
                <text:p>65.5737704918033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65.5021834061135">
                <text:p>65.502183406113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65.4307524536532">
                <text:p>65.430752453653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65.359477124183">
                <text:p>65.359477124183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65.2883569096844">
                <text:p>65.288356909684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5.2173913043478">
                <text:p>65.2173913043478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65.1465798045603">
                <text:p>65.1465798045603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65.0759219088937">
                <text:p>65.0759219088937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65.0054171180932">
                <text:p>65.005417118093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64.9350649350649">
                <text:p>64.935064935064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64.8648648648649">
                <text:p>64.8648648648649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64.7948164146868">
                <text:p>64.7948164146868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64.7249190938511">
                <text:p>64.724919093851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64.6551724137931">
                <text:p>64.6551724137931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64.5855758880517">
                <text:p>64.585575888051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4.5161290322581">
                <text:p>64.516129032258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64.4468313641246">
                <text:p>64.4468313641246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64.3776824034335">
                <text:p>64.3776824034335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64.3086816720257">
                <text:p>64.3086816720257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64.2398286937902">
                <text:p>64.239828693790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64.1711229946524">
                <text:p>64.171122994652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64.1025641025641">
                <text:p>64.1025641025641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64.034151547492">
                <text:p>64.03415154749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63.9658848614072">
                <text:p>63.9658848614072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63.8977635782748">
                <text:p>63.897763578274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3.8297872340426">
                <text:p>63.829787234042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63.7619553666312">
                <text:p>63.761955366631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63.6942675159236">
                <text:p>63.6942675159236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63.626723223754">
                <text:p>63.62672322375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63.5593220338983">
                <text:p>63.559322033898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63.4920634920635">
                <text:p>63.492063492063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63.3579725448786">
                <text:p>63.3579725448786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63.2244467860906">
                <text:p>63.224446786090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3.1578947368421">
                <text:p>63.157894736842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63.0914826498423">
                <text:p>63.0914826498423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63.0252100840336">
                <text:p>63.0252100840336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62.9590766002099">
                <text:p>62.9590766002099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62.8930817610063">
                <text:p>62.8930817610063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62.8272251308901">
                <text:p>62.8272251308901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62.7615062761506">
                <text:p>62.7615062761506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62.6959247648903">
                <text:p>62.695924764890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62.6304801670146">
                <text:p>62.6304801670146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62.5651720542231">
                <text:p>62.565172054223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62.4349635796046">
                <text:p>62.4349635796046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62.3700623700624">
                <text:p>62.370062370062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62.3052959501558">
                <text:p>62.305295950155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62.2406639004149">
                <text:p>62.240663900414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62.1761658031088">
                <text:p>62.176165803108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62.111801242236">
                <text:p>62.111801242236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62.047569803516">
                <text:p>62.047569803516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61.9834710743802">
                <text:p>61.983471074380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61.9195046439628">
                <text:p>61.919504643962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1.8556701030928">
                <text:p>61.855670103092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61.7919670442842">
                <text:p>61.791967044284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61.7283950617284">
                <text:p>61.7283950617284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61.6649537512847">
                <text:p>61.6649537512847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61.6016427104723">
                <text:p>61.601642710472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61.5384615384615">
                <text:p>61.538461538461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61.4754098360656">
                <text:p>61.4754098360656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61.4124872057318">
                <text:p>61.412487205731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61.3496932515338">
                <text:p>61.349693251533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61.2870275791624">
                <text:p>61.287027579162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1.2244897959184">
                <text:p>61.224489795918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61.1620795107034">
                <text:p>61.162079510703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61.0997963340122">
                <text:p>61.099796334012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61.0376398779247">
                <text:p>61.0376398779247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60.9756097560976">
                <text:p>60.975609756097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60.9137055837564">
                <text:p>60.913705583756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60.8519269776876">
                <text:p>60.851926977687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60.790273556231">
                <text:p>60.790273556231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60.7287449392713">
                <text:p>60.728744939271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60.6673407482305">
                <text:p>60.667340748230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0.6060606060606">
                <text:p>60.6060606060606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60.5449041372351">
                <text:p>60.5449041372351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60.4838709677419">
                <text:p>60.4838709677419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60.4229607250755">
                <text:p>60.422960725075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60.3621730382294">
                <text:p>60.3621730382294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60.3015075376885">
                <text:p>60.301507537688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60.2409638554217">
                <text:p>60.2409638554217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60.1805416248746">
                <text:p>60.1805416248746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60.1202404809619">
                <text:p>60.120240480961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60.0600600600601">
                <text:p>60.06006006006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